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Tahoma" svg:font-family="Tahom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28" style:family="table-column">
      <style:table-column-properties fo:break-before="auto" style:column-width="432.6pt"/>
    </style:style>
    <style:style style:name="co21" style:family="table-column">
      <style:table-column-properties fo:break-before="auto" style:column-width="80.16pt"/>
    </style:style>
    <style:style style:name="co3" style:family="table-column">
      <style:table-column-properties fo:break-before="auto" style:column-width="255.54pt"/>
    </style:style>
    <style:style style:name="co4" style:family="table-column">
      <style:table-column-properties fo:break-before="auto" style:column-width="100.74pt"/>
    </style:style>
    <style:style style:name="co5" style:family="table-column">
      <style:table-column-properties fo:break-before="auto" style:column-width="68.29pt"/>
    </style:style>
    <style:style style:name="co6" style:family="table-column">
      <style:table-column-properties fo:break-before="auto" style:column-width="110.35pt"/>
    </style:style>
    <style:style style:name="co7" style:family="table-column">
      <style:table-column-properties fo:break-before="auto" style:column-width="88.89pt"/>
    </style:style>
    <style:style style:name="co8" style:family="table-column">
      <style:table-column-properties fo:break-before="auto" style:column-width="46.86pt"/>
    </style:style>
    <style:style style:name="co9" style:family="table-column">
      <style:table-column-properties fo:break-before="auto" style:column-width="118.29pt"/>
    </style:style>
    <style:style style:name="co10" style:family="table-column">
      <style:table-column-properties fo:break-before="auto" style:column-width="36.51pt"/>
    </style:style>
    <style:style style:name="co11" style:family="table-column">
      <style:table-column-properties fo:break-before="auto" style:column-width="53.21pt"/>
    </style:style>
    <style:style style:name="co12" style:family="table-column">
      <style:table-column-properties fo:break-before="auto" style:column-width="77.81pt"/>
    </style:style>
    <style:style style:name="co13" style:family="table-column">
      <style:table-column-properties fo:break-before="auto" style:column-width="67.44pt"/>
    </style:style>
    <style:style style:name="co14" style:family="table-column">
      <style:table-column-properties fo:break-before="auto" style:column-width="71.46pt"/>
    </style:style>
    <style:style style:name="co15" style:family="table-column">
      <style:table-column-properties fo:break-before="auto" style:column-width="105.56pt"/>
    </style:style>
    <style:style style:name="co16" style:family="table-column">
      <style:table-column-properties fo:break-before="auto" style:column-width="59.5pt"/>
    </style:style>
    <style:style style:name="co17" style:family="table-column">
      <style:table-column-properties fo:break-before="auto" style:column-width="34.95pt"/>
    </style:style>
    <style:style style:name="co18" style:family="table-column">
      <style:table-column-properties fo:break-before="auto" style:column-width="61.09pt"/>
    </style:style>
    <style:style style:name="co19" style:family="table-column">
      <style:table-column-properties fo:break-before="auto" style:column-width="55.56pt"/>
    </style:style>
    <style:style style:name="co20" style:family="table-column">
      <style:table-column-properties fo:break-before="auto" style:column-width="135.69pt"/>
    </style:style>
    <style:style style:name="co22" style:family="table-column">
      <style:table-column-properties fo:break-before="auto" style:column-width="83.34pt"/>
    </style:style>
    <style:style style:name="co23" style:family="table-column">
      <style:table-column-properties fo:break-before="auto" style:column-width="58.76pt"/>
    </style:style>
    <style:style style:name="co24" style:family="table-column">
      <style:table-column-properties fo:break-before="auto" style:column-width="299.99pt"/>
    </style:style>
    <style:style style:name="co25" style:family="table-column">
      <style:table-column-properties fo:break-before="auto" style:column-width="171.44pt"/>
    </style:style>
    <style:style style:name="co26" style:family="table-column">
      <style:table-column-properties fo:break-before="auto" style:column-width="214.3pt"/>
    </style:style>
    <style:style style:name="co27" style:family="table-column">
      <style:table-column-properties fo:break-before="auto" style:column-width="227.79pt"/>
    </style:style>
    <style:style style:name="co29" style:family="table-column">
      <style:table-column-properties fo:break-before="auto" style:column-width="159.51pt"/>
    </style:style>
    <style:style style:name="co30" style:family="table-column">
      <style:table-column-properties fo:break-before="auto" style:column-width="388.15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13.8pt" fo:break-before="auto" style:use-optimal-row-height="true"/>
    </style:style>
    <style:style style:name="ro4" style:family="table-row">
      <style:table-row-properties style:row-height="69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35.26pt" fo:break-before="auto" style:use-optimal-row-height="true"/>
    </style:style>
    <style:style style:name="ro7" style:family="table-row">
      <style:table-row-properties style:row-height="57.74pt" fo:break-before="auto" style:use-optimal-row-height="true"/>
    </style:style>
    <style:style style:name="ro8" style:family="table-row">
      <style:table-row-properties style:row-height="55.5pt" fo:break-before="auto" style:use-optimal-row-height="true"/>
    </style:style>
    <style:style style:name="ro9" style:family="table-row">
      <style:table-row-properties style:row-height="42.01pt" fo:break-before="auto" style:use-optimal-row-height="true"/>
    </style:style>
    <style:style style:name="ro10" style:family="table-row">
      <style:table-row-properties style:row-height="96.01pt" fo:break-before="auto" style:use-optimal-row-height="true"/>
    </style:style>
    <style:style style:name="ro11" style:family="table-row">
      <style:table-row-properties style:row-height="28.49pt" fo:break-before="auto" style:use-optimal-row-height="true"/>
    </style:style>
    <style:style style:name="ro12" style:family="table-row">
      <style:table-row-properties style:row-height="24.01pt" fo:break-before="auto" style:use-optimal-row-height="true"/>
    </style:style>
    <style:style style:name="ro13" style:family="table-row">
      <style:table-row-properties style:row-height="78.01pt" fo:break-before="auto" style:use-optimal-row-height="true"/>
    </style:style>
    <style:style style:name="ro14" style:family="table-row">
      <style:table-row-properties style:row-height="15pt" fo:break-before="auto" style:use-optimal-row-height="true"/>
    </style:style>
    <style:style style:name="ro15" style:family="table-row">
      <style:table-row-properties style:row-height="109.5pt" fo:break-before="auto" style:use-optimal-row-height="true"/>
    </style:style>
    <style:style style:name="ro16" style:family="table-row">
      <style:table-row-properties style:row-height="123pt" fo:break-before="auto" style:use-optimal-row-height="true"/>
    </style:style>
    <style:style style:name="ro17" style:family="table-row">
      <style:table-row-properties style:row-height="46.49pt" fo:break-before="auto" style:use-optimal-row-height="true"/>
    </style:style>
    <style:style style:name="ta4" style:family="table" style:master-page-name="PageStyle_5f_sources">
      <style:table-properties table:display="true" style:writing-mode="lr-tb"/>
    </style:style>
    <style:style style:name="ta2" style:family="table" style:master-page-name="PageStyle_5f_unaggregated">
      <style:table-properties table:display="true" style:writing-mode="lr-tb"/>
    </style:style>
    <style:style style:name="ta3" style:family="table" style:master-page-name="PageStyle_5f_aggregated">
      <style:table-properties table:display="true" style:writing-mode="lr-tb"/>
    </style:style>
    <style:style style:name="ta5" style:family="table" style:master-page-name="PageStyle_5f_references">
      <style:table-properties table:display="true" style:writing-mode="lr-tb"/>
    </style:style>
    <number:number-style style:name="N4">
      <number:number number:decimal-places="2" loext:min-decimal-places="2" number:min-integer-digits="1" number:grouping="true"/>
    </number:number-style>
    <number:text-style style:name="N100">
      <number:text-content/>
    </number:text-style>
    <style:style style:name="ce29" style:family="table-cell" style:parent-style-name="Default">
      <style:table-cell-properties fo:background-color="#07376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 style:family="table-cell" style:parent-style-name="Default">
      <style:table-cell-properties fo:background-color="#000000"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2" style:family="table-cell" style:parent-style-name="Default">
      <style:table-cell-properties fo:wrap-option="wrap"/>
    </style:style>
    <style:style style:name="ce2"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ffff00"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b45f06"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fo:background-color="#b45f0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data-style-name="N4">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4">
      <style:table-cell-properties fo:background-color="#fce5cd"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4">
      <style:table-cell-properties fo:background-color="#d9d9d9"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00"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fo:background-color="#fce5cd"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b45f0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solid" style:text-line-through-type="singl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data-style-name="N4">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4">
      <style:table-cell-properties fo:background-color="#fce5cd" style:rotation-align="non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4">
      <style:table-cell-properties fo:background-color="#d9d9d9" style:rotation-align="non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ce5cd" style:rotation-align="non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style:rotation-align="non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980000"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fo:background-color="#98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data-style-name="N4">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4">
      <style:table-cell-properties fo:background-color="#f4ccc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4ccc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073763"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0" style:family="table-cell" style:parent-style-name="Default">
      <style:table-cell-properties fo:background-color="#07376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data-style-name="N4">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data-style-name="N4">
      <style:table-cell-properties fo:background-color="#cfe2f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cfe2f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274e13"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fo:background-color="#274e1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data-style-name="N4">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data-style-name="N4">
      <style:table-cell-properties fo:background-color="#d9ead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d9ead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data-style-name="N4">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fo:background-color="#fff2cc"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ackground-color="#b45f06"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3" style:family="table-cell" style:parent-style-name="Default" style:data-style-name="N4">
      <style:table-cell-properties fo:background-color="#fce5cd"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0" style:apply-style-name="ConditionalStyle_5f_1" style:base-cell-address="aggregated.B2"/>
    </style:style>
    <style:style style:name="ce44" style:family="table-cell" style:parent-style-name="Default">
      <style:table-cell-properties fo:background-color="#98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5" style:family="table-cell" style:parent-style-name="Default" style:data-style-name="N4">
      <style:table-cell-properties fo:background-color="#f4ccc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0" style:apply-style-name="ConditionalStyle_5f_1" style:base-cell-address="aggregated.B2"/>
    </style:style>
    <style:style style:name="ce46" style:family="table-cell" style:parent-style-name="Default" style:data-style-name="N4">
      <style:table-cell-properties fo:background-color="#cfe2f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0" style:apply-style-name="ConditionalStyle_5f_1" style:base-cell-address="aggregated.B2"/>
    </style:style>
    <style:style style:name="ce47" style:family="table-cell" style:parent-style-name="Default">
      <style:table-cell-properties fo:background-color="#274e1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8" style:family="table-cell" style:parent-style-name="Default" style:data-style-name="N4">
      <style:table-cell-properties fo:background-color="#d9ead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0" style:apply-style-name="ConditionalStyle_5f_1" style:base-cell-address="aggregated.B2"/>
    </style:style>
    <style:style style:name="ce49" style:family="table-cell" style:parent-style-name="Default">
      <style:table-cell-properties fo:background-color="#99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data-style-name="N4">
      <style:table-cell-properties fo:background-color="#d9d2e9"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0" style:apply-style-name="ConditionalStyle_5f_1" style:base-cell-address="aggregated.F2"/>
    </style:style>
    <style:style style:name="ce51" style:family="table-cell" style:parent-style-name="Default">
      <style:table-cell-properties fo:background-color="#d9d2e9"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ackground-color="#783f04"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3" style:family="table-cell" style:parent-style-name="Default" style:data-style-name="N100">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ackground-color="#980000"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 style:family="table-cell" style:parent-style-name="Default">
      <style:table-cell-properties fo:background-color="#dd7e6b"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ackground-color="#e6b8a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ackground-color="#dd7e6b"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data-style-name="N100">
      <style:table-cell-properties fo:background-color="#dd7e6b"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table-cell-properties fo:background-color="#073763"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 style:family="table-cell" style:parent-style-name="Default">
      <style:table-cell-properties fo:background-color="#cfe2f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data-style-name="N100">
      <style:table-cell-properties fo:background-color="#cfe2f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fo:background-color="#cfe2f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 style:family="table-cell" style:parent-style-name="Default">
      <style:table-cell-properties fo:background-color="#0000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5" style:family="table-cell" style:parent-style-name="Default">
      <style:table-cell-properties fo:background-color="#fce5cd"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ackground-color="#f6b26b"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ackground-color="#f9cb9c"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fo:background-color="#f6b26b"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9" style:family="table-cell" style:parent-style-name="Default" style:data-style-name="N4">
      <style:table-cell-properties fo:background-color="#f6b26b"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fo:background-color="#dd7e6b"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fo:background-color="#e6b8a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fo:background-color="#dd7e6b"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fo:background-color="#cfe2f3"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 style:family="table-cell" style:parent-style-name="Default">
      <style:table-cell-properties fo:background-color="#fce5cd"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ackground-color="#f6b26b"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ackground-color="#f9cb9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fo:background-color="#f6b26b"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f9cb9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fo:background-color="#dd7e6b"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ackground-color="#e6b8a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3" style:family="table-cell" style:parent-style-name="Default">
      <style:table-cell-properties fo:background-color="#dd7e6b"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4" style:family="table-cell" style:parent-style-name="Default">
      <style:table-cell-properties fo:background-color="#cfe2f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7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naggregated" table:style-name="ta2">
        <office:forms form:automatic-focus="false" form:apply-design-mode="false"/>
        <table:table-column table:style-name="co3" table:default-cell-style-name="ce92"/>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visibility="collapse" table:default-cell-style-name="Default"/>
        <table:table-column table:style-name="co9" table:visibility="collapse"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visibility="collapse" table:default-cell-style-name="Default"/>
        <table:table-column table:style-name="co18" table:default-cell-style-name="Default"/>
        <table:table-column table:style-name="co13" table:visibility="collapse" table:default-cell-style-name="Default"/>
        <table:table-column table:style-name="co19" table:default-cell-style-name="Default"/>
        <table:table-column table:style-name="co20" table:default-cell-style-name="Default"/>
        <table:table-column table:style-name="co22" table:default-cell-style-name="Default"/>
        <table:table-column table:style-name="co23" table:default-cell-style-name="Default"/>
        <table:table-column table:style-name="co21" table:number-columns-repeated="1003" table:default-cell-style-name="Default"/>
        <table:table-row table:style-name="ro3">
          <table:table-cell table:style-name="ce1" office:value-type="string" calcext:value-type="string" table:number-columns-spanned="1" table:number-rows-spanned="2">
            <text:p>Nombre </text:p>
          </table:table-cell>
          <table:table-cell table:style-name="ce9" office:value-type="string" calcext:value-type="string" table:number-columns-spanned="9" table:number-rows-spanned="1">
            <text:p>Pattern and Knowledge discovery</text:p>
          </table:table-cell>
          <table:covered-table-cell table:number-columns-repeated="8"/>
          <table:table-cell table:style-name="ce23" office:value-type="string" calcext:value-type="string" table:number-columns-spanned="3" table:number-rows-spanned="1">
            <text:p>Information Fusion</text:p>
          </table:table-cell>
          <table:covered-table-cell table:number-columns-repeated="2"/>
          <table:table-cell table:style-name="ce28" office:value-type="string" calcext:value-type="string" table:number-columns-spanned="6" table:number-rows-spanned="1">
            <text:p>Scalability</text:p>
          </table:table-cell>
          <table:covered-table-cell table:number-columns-repeated="5"/>
          <table:table-cell table:style-name="ce33" office:value-type="string" calcext:value-type="string" table:number-columns-spanned="2" table:number-rows-spanned="1">
            <text:p>Visualization</text:p>
          </table:table-cell>
          <table:covered-table-cell/>
          <table:table-cell table:number-columns-repeated="1003"/>
        </table:table-row>
        <table:table-row table:style-name="ro3">
          <table:covered-table-cell/>
          <table:table-cell table:style-name="ce10" office:value-type="string" calcext:value-type="string">
            <text:p>measures topology</text:p>
          </table:table-cell>
          <table:table-cell table:style-name="ce10" office:value-type="string" calcext:value-type="string">
            <text:p>link analysis</text:p>
          </table:table-cell>
          <table:table-cell table:style-name="ce10" office:value-type="string" calcext:value-type="string">
            <text:p>community detection</text:p>
          </table:table-cell>
          <table:table-cell table:style-name="ce10" office:value-type="string" calcext:value-type="string">
            <text:p>oppinion mining</text:p>
          </table:table-cell>
          <table:table-cell table:style-name="ce17" office:value-type="string" calcext:value-type="string">
            <text:p>dis/trust</text:p>
          </table:table-cell>
          <table:table-cell table:style-name="ce17" office:value-type="string" calcext:value-type="string">
            <text:p>recommender systems</text:p>
          </table:table-cell>
          <table:table-cell table:style-name="ce10" office:value-type="string" calcext:value-type="string">
            <text:p>virality</text:p>
          </table:table-cell>
          <table:table-cell table:style-name="ce10" office:value-type="string" calcext:value-type="string">
            <text:p>homophily</text:p>
          </table:table-cell>
          <table:table-cell table:style-name="ce10" office:value-type="string" calcext:value-type="string">
            <text:p>link prediction</text:p>
          </table:table-cell>
          <table:table-cell table:style-name="ce24" office:value-type="string" calcext:value-type="string">
            <text:p>miltichannel</text:p>
          </table:table-cell>
          <table:table-cell table:style-name="ce24" office:value-type="string" calcext:value-type="string">
            <text:p>miltimodality</text:p>
          </table:table-cell>
          <table:table-cell table:style-name="ce24" office:value-type="string" calcext:value-type="string">
            <text:p>multi-representation</text:p>
          </table:table-cell>
          <table:table-cell table:style-name="ce120" office:value-type="string" calcext:value-type="string">
            <text:p>space-time</text:p>
          </table:table-cell>
          <table:table-cell table:style-name="ce120" office:value-type="string" calcext:value-type="string">
            <text:p>space</text:p>
          </table:table-cell>
          <table:table-cell table:style-name="ce120" office:value-type="string" calcext:value-type="string">
            <text:p>parallelism</text:p>
          </table:table-cell>
          <table:table-cell table:style-name="ce120" office:value-type="string" calcext:value-type="string">
            <text:p>concurrence</text:p>
          </table:table-cell>
          <table:table-cell table:style-name="ce120" office:value-type="string" calcext:value-type="string">
            <text:p>functional</text:p>
          </table:table-cell>
          <table:table-cell table:style-name="ce120" office:value-type="string" calcext:value-type="string">
            <text:p>heterogeneous-integration</text:p>
          </table:table-cell>
          <table:table-cell table:style-name="ce34" office:value-type="string" calcext:value-type="string">
            <text:p>visual variables</text:p>
          </table:table-cell>
          <table:table-cell table:style-name="ce34" office:value-type="string" calcext:value-type="string">
            <text:p>interaction</text:p>
          </table:table-cell>
          <table:table-cell table:number-columns-repeated="1003"/>
        </table:table-row>
        <table:table-row table:style-name="ro3">
          <table:table-cell table:style-name="ce2" office:value-type="string" calcext:value-type="string">
            <text:p><text:a xlink:href="https://sites.google.com/site/ucinetsoftware/home" xlink:type="simple">UCINET: is a software package for the analysis of social network data. t comes with the NetDraw network visualization tool.</text:a></text:p>
          </table:table-cell>
          <table:table-cell table:style-name="ce11" table:number-columns-repeated="4"/>
          <table:table-cell table:style-name="ce18" table:number-columns-repeated="2"/>
          <table:table-cell table:style-name="ce11" table:number-columns-repeated="3"/>
          <table:table-cell table:style-name="ce25" table:number-columns-repeated="3"/>
          <table:table-cell table:style-name="ce30" table:number-columns-repeated="6"/>
          <table:table-cell table:style-name="ce35" table:number-columns-repeated="2"/>
          <table:table-cell table:number-columns-repeated="1003"/>
        </table:table-row>
        <table:table-row table:style-name="ro3">
          <table:table-cell table:style-name="ce2" office:value-type="string" calcext:value-type="string">
            <text:p><text:a xlink:href="http://www.netminer.com/product/overview.do" xlink:type="simple">NetMiner: an premium software tool for Exploratory Analysis and Visualization of Network Data.</text:a></text:p>
          </table:table-cell>
          <table:table-cell table:style-name="ce11"/>
          <table:table-cell table:style-name="ce12" table:number-columns-repeated="3"/>
          <table:table-cell table:style-name="ce18" table:number-columns-repeated="2"/>
          <table:table-cell table:style-name="ce11" table:number-columns-repeated="3"/>
          <table:table-cell table:style-name="ce25" table:number-columns-repeated="3"/>
          <table:table-cell table:style-name="ce30" table:number-columns-repeated="4"/>
          <table:table-cell table:style-name="ce31"/>
          <table:table-cell table:style-name="ce30"/>
          <table:table-cell table:style-name="ce36" table:number-columns-repeated="2"/>
          <table:table-cell table:number-columns-repeated="1003"/>
        </table:table-row>
        <table:table-row table:style-name="ro3">
          <table:table-cell table:style-name="ce2" office:value-type="string" calcext:value-type="string">
            <text:p><text:a xlink:href="http://nwb.cns.iu.edu/" xlink:type="simple">Network workbench: Network Workbench: A Large-Scale Network Analysis, Modeling and Visualization Toolkit for Biomedical, Social Science and Physics Research</text:a></text:p>
          </table:table-cell>
          <table:table-cell table:style-name="ce11" table:number-columns-repeated="4"/>
          <table:table-cell table:style-name="ce18" table:number-columns-repeated="2"/>
          <table:table-cell table:style-name="ce11" table:number-columns-repeated="3"/>
          <table:table-cell table:style-name="ce25" table:number-columns-repeated="3"/>
          <table:table-cell table:style-name="ce30" table:number-columns-repeated="5"/>
          <table:table-cell table:style-name="ce31"/>
          <table:table-cell table:style-name="ce36" table:number-columns-repeated="2"/>
          <table:table-cell table:style-name="ce38" table:number-columns-repeated="2"/>
          <table:table-cell table:number-columns-repeated="1001"/>
        </table:table-row>
        <table:table-row table:style-name="ro3">
          <table:table-cell table:style-name="ce2" office:value-type="string" calcext:value-type="string">
            <text:p><text:a xlink:href="http://www.casos.cs.cmu.edu/projects/ora/" xlink:type="simple">ORA-LITE: is a dynamic meta-network assessment and analysis tool. It contains hundreds of social network, dynamic network metrics, trail metrics, procedures for grouping nodes.</text:a></text:p>
          </table:table-cell>
          <table:table-cell table:style-name="ce11" table:number-columns-repeated="4"/>
          <table:table-cell table:style-name="ce18" table:number-columns-repeated="2"/>
          <table:table-cell table:style-name="ce11" table:number-columns-repeated="3"/>
          <table:table-cell table:style-name="ce25" table:number-columns-repeated="3"/>
          <table:table-cell table:style-name="ce30" table:number-columns-repeated="6"/>
          <table:table-cell table:style-name="ce35" table:number-columns-repeated="2"/>
          <table:table-cell table:number-columns-repeated="1003"/>
        </table:table-row>
        <table:table-row table:style-name="ro4">
          <table:table-cell table:style-name="ce2" table:formula="of:=&quot;PyGraphistry is a Python visual graph analytics library to extract, transform, and load big graphs into Graphistry's visual graph analytics platform. We layout graphs with a descendant of the gorgeous ForceAtlas2 layout algorithm introduced in Gephi. parc&quot;&amp;&quot;e que corre en GPUs en su servidor.&quot;" office:value-type="string" office:string-value="PyGraphistry is a Python visual graph analytics library to extract, transform, and load big graphs into Graphistry's visual graph analytics platform. We layout graphs with a descendant of the gorgeous ForceAtlas2 layout algorithm introduced in Gephi. parce que corre en GPUs en su servidor." calcext:value-type="string">
            <text:p>PyGraphistry is a Python visual graph analytics library to extract, transform, and load big graphs into Graphistry's visual graph analytics platform. We layout graphs with a descendant of the gorgeous ForceAtlas2 layout algorithm introduced in Gephi. parce que corre en GPUs en su servidor.</text:p>
          </table:table-cell>
          <table:table-cell table:style-name="ce11" table:number-columns-repeated="2"/>
          <table:table-cell table:style-name="ce12"/>
          <table:table-cell table:style-name="ce11"/>
          <table:table-cell table:style-name="ce18" table:number-columns-repeated="2"/>
          <table:table-cell table:style-name="ce11" table:number-columns-repeated="3"/>
          <table:table-cell table:style-name="ce25" table:number-columns-repeated="3"/>
          <table:table-cell table:style-name="ce30" table:number-columns-repeated="6"/>
          <table:table-cell table:style-name="ce35" table:number-columns-repeated="2"/>
          <table:table-cell table:number-columns-repeated="1003"/>
        </table:table-row>
        <table:table-row table:style-name="ro3">
          <table:table-cell table:style-name="ce2" office:value-type="string" calcext:value-type="string">
            <text:p><text:a xlink:href="http://tulip.labri.fr/TulipDrupal" xlink:type="simple">Tulip offers some interesting visualization tools that really help for large graphs (edge bundling, meta-graphs, ...). However, I never tried with such huge graphs.</text:a></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3">
          <table:table-cell table:style-name="ce2" table:formula="of:=HYPERLINK(&quot;http://cytoscape.org/index.php&quot;;&quot;Cytoscape : a software platform for computational biology and bioinformatics, useful for integrating data, and for visualizing and performing calculations on molecular interaction networks.&quot;)" office:value-type="string" office:string-value="Cytoscape : a software platform for computational biology and bioinformatics, useful for integrating data, and for visualizing and performing calculations on molecular interaction networks." calcext:value-type="string">
            <text:p>Cytoscape : a software platform for computational biology and bioinformatics, useful for integrating data, and for visualizing and performing calculations on molecular interaction networks.</text:p>
          </table:table-cell>
          <table:table-cell table:style-name="ce12" table:number-columns-repeated="3"/>
          <table:table-cell table:style-name="ce11"/>
          <table:table-cell table:style-name="ce18" table:number-columns-repeated="2"/>
          <table:table-cell table:style-name="ce12"/>
          <table:table-cell table:style-name="ce11"/>
          <table:table-cell table:style-name="ce12"/>
          <table:table-cell table:style-name="ce25" table:number-columns-repeated="3"/>
          <table:table-cell table:style-name="ce31"/>
          <table:table-cell table:style-name="ce30" table:number-columns-repeated="5"/>
          <table:table-cell table:style-name="ce36" table:number-columns-repeated="2"/>
          <table:table-cell table:number-columns-repeated="1003"/>
        </table:table-row>
        <table:table-row table:style-name="ro3">
          <table:table-cell table:style-name="ce2" office:value-type="string" calcext:value-type="string">
            <text:p><text:a xlink:href="https://gephi.org/" xlink:type="simple">Gephi : it's a powerful open-source solution for graph visualization. The larger datasets tend to have a hair-ball look and are hard to understand via Gephi. (300000 y 1000000 edges)</text:a></text:p>
          </table:table-cell>
          <table:table-cell table:style-name="ce12"/>
          <table:table-cell table:style-name="ce11" table:number-columns-repeated="3"/>
          <table:table-cell table:style-name="ce18" table:number-columns-repeated="2"/>
          <table:table-cell table:style-name="ce11" table:number-columns-repeated="3"/>
          <table:table-cell table:style-name="ce25" table:number-columns-repeated="3"/>
          <table:table-cell table:style-name="ce30" table:number-columns-repeated="6"/>
          <table:table-cell table:style-name="ce35" table:number-columns-repeated="2"/>
          <table:table-cell table:number-columns-repeated="1003"/>
        </table:table-row>
        <table:table-row table:style-name="ro3">
          <table:table-cell table:style-name="ce2" office:value-type="string" calcext:value-type="string">
            <text:p><text:a xlink:href="https://www.graphviz.org/" xlink:type="simple">GraphViz: is open source graph visualization software.</text:a></text:p>
          </table:table-cell>
          <table:table-cell table:style-name="ce11" table:number-columns-repeated="4"/>
          <table:table-cell table:style-name="ce18" table:number-columns-repeated="2"/>
          <table:table-cell table:style-name="ce11" table:number-columns-repeated="3"/>
          <table:table-cell table:style-name="ce25" table:number-columns-repeated="3"/>
          <table:table-cell table:style-name="ce31"/>
          <table:table-cell table:style-name="ce30" table:number-columns-repeated="4"/>
          <table:table-cell table:style-name="ce31"/>
          <table:table-cell table:style-name="ce36" table:number-columns-repeated="2"/>
          <table:table-cell table:number-columns-repeated="1003"/>
        </table:table-row>
        <table:table-row table:style-name="ro3">
          <table:table-cell table:style-name="ce2" office:value-type="string" calcext:value-type="string">
            <text:p><text:a xlink:href="http://networkx.github.io/" xlink:type="simple">NetworkX : a Python language software package for the creation, manipulation, and study of the structure, dynamics, and functions of complex networks.</text:a></text:p>
          </table:table-cell>
          <table:table-cell table:style-name="ce11" table:number-columns-repeated="2"/>
          <table:table-cell table:style-name="ce16"/>
          <table:table-cell table:style-name="ce11"/>
          <table:table-cell table:style-name="ce18" table:number-columns-repeated="2"/>
          <table:table-cell table:style-name="ce11" table:number-columns-repeated="3"/>
          <table:table-cell table:style-name="ce25" table:number-columns-repeated="3"/>
          <table:table-cell table:style-name="ce30" table:number-columns-repeated="6"/>
          <table:table-cell table:style-name="ce35" table:number-columns-repeated="2"/>
          <table:table-cell table:number-columns-repeated="1003"/>
        </table:table-row>
        <table:table-row table:style-name="ro3">
          <table:table-cell table:style-name="ce2" office:value-type="string" calcext:value-type="string">
            <text:p><text:a xlink:href="http://sigmajs.org/" xlink:type="simple">Sigma is a JavaScript library dedicated to graph drawing. It makes easy to publish networks on Web pages, and allows developers to integrate network exploration in rich Web applications.</text:a></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3">
          <table:table-cell table:style-name="ce2" office:value-type="string" calcext:value-type="string">
            <text:p><text:a xlink:href="http://vis.stanford.edu/jheer/projects/vizster/early_design/" xlink:type="simple">Vizster is an interactive visualization tool for online social networks, allowing exploration of the community structure of social networking services.</text:a></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3">
          <table:table-cell table:style-name="ce2" office:value-type="string" calcext:value-type="string">
            <text:p><text:a xlink:href="https://visone.info/html/about.html" xlink:type="simple">Visone is a long-term research project (team), in which models and algorithms to integrate and advance the analysis and visualization of social networks are being developed.</text:a></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3">
          <table:table-cell table:style-name="ce2" office:value-type="string" calcext:value-type="string">
            <text:p><text:a xlink:href="https://lanet-vi.fi.uba.ar/" xlink:type="simple">LaNet-vi is a large networks visulization tool. It provides images of large scale networks on a two-dimensional layout.</text:a></text:p>
          </table:table-cell>
          <table:table-cell table:style-name="ce11" table:number-columns-repeated="4"/>
          <table:table-cell table:style-name="ce18" table:number-columns-repeated="2"/>
          <table:table-cell table:style-name="ce11" table:number-columns-repeated="3"/>
          <table:table-cell table:style-name="ce25" table:number-columns-repeated="3"/>
          <table:table-cell table:style-name="ce30" table:number-columns-repeated="2"/>
          <table:table-cell table:style-name="ce31"/>
          <table:table-cell table:style-name="ce30" table:number-columns-repeated="2"/>
          <table:table-cell table:style-name="ce31"/>
          <table:table-cell table:style-name="ce36"/>
          <table:table-cell table:style-name="ce35"/>
          <table:table-cell table:number-columns-repeated="1003"/>
        </table:table-row>
        <table:table-row table:style-name="ro3">
          <table:table-cell table:style-name="ce2" office:value-type="string" calcext:value-type="string">
            <text:p><text:a xlink:href="https://archive.codeplex.com/?p=nodexl" xlink:type="simple">NodeXL is an Excel 2007/2010/2013 template for viewing network graphs, with a set of .NET Framework 3.5 class libraries that can be used to add network graphs</text:a></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3">
          <table:table-cell table:style-name="ce2" office:value-type="string" calcext:value-type="string">
            <text:p><text:a xlink:href="https://www.sciencedirect.com/science/article/pii/S0097849309000879" xlink:type="simple">CGV (Coordinated Graph Visualization) —An interactive graph visualization system, whose particular emphasis is on interaction.</text:a></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5">
          <table:table-cell table:style-name="ce2" table:formula="of:=HYPERLINK(&quot;https://es.wikipedia.org/wiki/Prefuse&quot;;&quot;Prefuse is a Java-based toolkit for the interactive creation of information visualization applications. (not only for graphs, but also tables and trees)&quot;)" office:value-type="string" office:string-value="Prefuse is a Java-based toolkit for the interactive creation of information visualization applications. (not only for graphs, but also tables and trees)" calcext:value-type="string">
            <text:p>Prefuse is a Java-based toolkit for the interactive creation of information visualization applications. (not only for graphs, but also tables and trees)</text:p>
          </table:table-cell>
          <table:table-cell table:style-name="ce11" table:number-columns-repeated="4"/>
          <table:table-cell table:style-name="ce18" table:number-columns-repeated="2"/>
          <table:table-cell table:style-name="ce11" table:number-columns-repeated="3"/>
          <table:table-cell table:style-name="ce25" table:number-columns-repeated="3"/>
          <table:table-cell table:style-name="ce30" table:number-columns-repeated="2"/>
          <table:table-cell table:style-name="ce31"/>
          <table:table-cell table:style-name="ce30" table:number-columns-repeated="2"/>
          <table:table-cell table:style-name="ce31"/>
          <table:table-cell table:style-name="ce36" table:number-columns-repeated="2"/>
          <table:table-cell table:number-columns-repeated="1003"/>
        </table:table-row>
        <table:table-row table:style-name="ro3">
          <table:table-cell table:style-name="ce2" office:value-type="string" calcext:value-type="string">
            <text:p><text:a xlink:href="http://muxviz.net/" xlink:type="simple">MuxViz: an interactive visualization and exploration of multilayer networks, i.e., graphs where nodes exhibit multiple relationships simultaneously.</text:a></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3">
          <table:table-cell table:style-name="ce2" table:formula="of:=HYPERLINK(&quot;https://es.wikipedia.org/wiki/Prefuse&quot;;&quot;GraphDice: (programa) a multivariate network visualization system that uses the ScatterDice technique to support navigation in all possible graph attribute combinations&quot;)" office:value-type="string" office:string-value="GraphDice: (programa) a multivariate network visualization system that uses the ScatterDice technique to support navigation in all possible graph attribute combinations" calcext:value-type="string">
            <text:p>GraphDice: (programa) a multivariate network visualization system that uses the ScatterDice technique to support navigation in all possible graph attribute combinations</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3">
          <table:table-cell table:style-name="ce2" office:value-type="string" calcext:value-type="string">
            <text:p><text:a xlink:href="https://www.aviz.fr/Research/Cubix" xlink:type="simple">Cubix: Cubix is a visualization interface for the exploration of dense dynamic networks with changing edge weights.</text:a></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6">
          <table:table-cell table:style-name="ce2" office:value-type="string" calcext:value-type="string">
            <text:p>GraphChi --- can run very large graph computations on just a single machine, by using a novel algorithm for processing the graph from disk</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7">
          <table:table-cell table:style-name="ce2" office:value-type="string" calcext:value-type="string">
            <text:p>JUNG — the Java Universal Network/Graph Framework--is a software library that provides a common and extendible language for the modeling, analysis, and visualization of data that can be represented as a graph or network</text:p>
          </table:table-cell>
          <table:table-cell table:style-name="ce12" table:number-columns-repeated="3"/>
          <table:table-cell table:style-name="ce11"/>
          <table:table-cell table:style-name="ce18" table:number-columns-repeated="2"/>
          <table:table-cell table:style-name="ce11" table:number-columns-repeated="3"/>
          <table:table-cell table:style-name="ce25" table:number-columns-repeated="3"/>
          <table:table-cell table:style-name="ce30" table:number-columns-repeated="2"/>
          <table:table-cell table:style-name="ce31"/>
          <table:table-cell table:style-name="ce30" table:number-columns-repeated="2"/>
          <table:table-cell table:style-name="ce31"/>
          <table:table-cell table:style-name="ce36" table:number-columns-repeated="2"/>
          <table:table-cell table:number-columns-repeated="1003"/>
        </table:table-row>
        <table:table-row table:style-name="ro8">
          <table:table-cell table:style-name="ce3" office:value-type="string" calcext:value-type="string">
            <text:p>NETINF - infers a who-copies-from-whom or who-repeats-after-whom network of news media sites and blogs using the MemeTracker dataset. </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9">
          <table:table-cell table:style-name="ce3" office:value-type="string" calcext:value-type="string">
            <text:p>SocNetV -- is a cross-platform, user-friendly free software application for social network analysis and visualization.</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8">
          <table:table-cell table:style-name="ce4" office:value-type="string" calcext:value-type="string">
            <text:p>SUBDUE --- is a graph-based knowledge discovery system that finds structural, relational patterns in data representing entities and relationships</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0">
          <table:table-cell table:style-name="ce4" office:value-type="string" calcext:value-type="string">
            <text:p>sna R --- R library with a range of tools for social network analysis, including node and graph-level indices, structural distance and covariance methods, structural equivalence detection, network regression, random graph generation, and 2D/3D network visualization</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8">
          <table:table-cell table:style-name="ce3" office:value-type="string" calcext:value-type="string">
            <text:p>statnet --- is a suite of R packages that perform a wide range of data management, visualization, descriptive and statistical network analysis tasks</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1">
          <table:table-cell table:style-name="ce3" office:value-type="string" calcext:value-type="string">
            <text:p>Centrifuge Analytics --- browser-based visual data discovery link analysis product</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9">
          <table:table-cell table:style-name="ce3" office:value-type="string" calcext:value-type="string">
            <text:p>Commetrix --- is a Software Framework for Dynamic Network Visualization and Analysis</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6">
          <table:table-cell table:style-name="ce2" office:value-type="string" calcext:value-type="string">
            <text:p>Cuttlefish --- a network workbench application that visualizes the networks with some of the best known layout algorithms</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1">
          <table:table-cell table:style-name="ce3" office:value-type="string" calcext:value-type="string">
            <text:p>Egonet --- a program for the collection and analysis of egocentric network data</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9">
          <table:table-cell table:style-name="ce3" office:value-type="string" calcext:value-type="string">
            <text:p>Graph-tool --- an efficient Python module for manipulation and statistical analysis of graphs (a.k.a. networks)</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9">
          <table:table-cell table:style-name="ce3" office:value-type="string" calcext:value-type="string">
            <text:p>InFlow --- performs network analysis AND network visualization in one integrated product.</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8">
          <table:table-cell table:style-name="ce3" office:value-type="string" calcext:value-type="string">
            <text:p>Netlytic --- is a community-supported text and social networks analyzer for social media researchers and educators to study public discourse on social media sites</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1">
          <table:table-cell table:style-name="ce3" office:value-type="string" calcext:value-type="string">
            <text:p>NetworKit --- is a growing open-source toolkit for large-scale network analysis.</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4">
          <table:table-cell table:style-name="ce2" office:value-type="string" calcext:value-type="string">
            <text:p>Pajek --- provide tools for analysis and visualization of such networks: collaboration networks, organic molecule in chemistry, protein receptor interaction networks, genealogies, Internet networks, citation networks, diffusion (AIDS, news, innovations) networks, data-mining (2-mode networks), etc.</text:p>
          </table:table-cell>
          <table:table-cell table:style-name="ce11" table:number-columns-repeated="4"/>
          <table:table-cell table:style-name="ce18" table:number-columns-repeated="2"/>
          <table:table-cell table:style-name="ce11" table:number-columns-repeated="3"/>
          <table:table-cell table:style-name="ce25" table:number-columns-repeated="3"/>
          <table:table-cell table:style-name="ce30" table:number-columns-repeated="6"/>
          <table:table-cell table:style-name="ce35" table:number-columns-repeated="2"/>
          <table:table-cell table:number-columns-repeated="1003"/>
        </table:table-row>
        <table:table-row table:style-name="ro9">
          <table:table-cell table:style-name="ce3" office:value-type="string" calcext:value-type="string">
            <text:p>Polinode --- map, visualize and analyze network data. Targeted mainly at organizations and consultants</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4">
          <table:table-cell table:style-name="ce3" office:value-type="string" calcext:value-type="string">
            <text:p>SocioViz is a social media analytics platform powered by Social Network Analysis metrics. Allows user to query Twitter conversations and find Identify key influencers, opinions and contents. </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9">
          <table:table-cell table:style-name="ce3" office:value-type="string" calcext:value-type="string">
            <text:p>Sentinel Visualizer --- Advanced Link Analysis, Data Visualization, Geospatial Mapping, and SNA</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2">
          <table:table-cell table:style-name="ce2" office:value-type="string" calcext:value-type="string">
            <text:p>AllegroGraph <text:s/>--- is an ultra scalable, high-performance, and transactional Semantic Graph Database</text:p>
          </table:table-cell>
          <table:table-cell table:style-name="ce11" table:number-columns-repeated="4"/>
          <table:table-cell table:style-name="ce18" table:number-columns-repeated="2"/>
          <table:table-cell table:style-name="ce11" table:number-columns-repeated="3"/>
          <table:table-cell table:style-name="ce25" table:number-columns-repeated="3"/>
          <table:table-cell table:style-name="ce30" table:number-columns-repeated="6"/>
          <table:table-cell table:style-name="ce35" table:number-columns-repeated="2"/>
          <table:table-cell table:number-columns-repeated="1003"/>
        </table:table-row>
        <table:table-row table:style-name="ro11">
          <table:table-cell table:style-name="ce3" office:value-type="string" calcext:value-type="string">
            <text:p>GraphStream is a Java library for the modeling and analysis of dynamic graphs</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9">
          <table:table-cell table:style-name="ce3" office:value-type="string" calcext:value-type="string">
            <text:p>InfiniteGraph is a distributed graph database that can exploit mixed disk, SSD and in-memory algorithms.</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9">
          <table:table-cell table:style-name="ce3" office:value-type="string" calcext:value-type="string">
            <text:p>Wolfram Mathematica SNA - a complete and rich set of state-of-the art social network analysis functions.</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4">
          <table:table-cell table:style-name="ce3" office:value-type="string" calcext:value-type="string">
            <text:p>VisuaLyzer™ --- an interactive and intuitive desktop tool for visualizing and analyzing social network data from imported data or from data created in the graphical interface.</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8">
          <table:table-cell table:style-name="ce3" office:value-type="string" calcext:value-type="string">
            <text:p>Kumu <text:s/>--- makes it easy to organize complex data into relationship maps that are beautiful to look at and a pleasure to use.</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1">
          <table:table-cell table:style-name="ce3" office:value-type="string" calcext:value-type="string">
            <text:p>E-Net is Windows software for analyzing ego network data.</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3">
          <table:table-cell table:style-name="ce5" office:value-type="string" calcext:value-type="string">
            <text:p>KeyPlayer --- a program for identifying an optimal set of nodes in a network for one of two basic purposes: (a) crippling the network by removing key nodes, and (b) selecting which nodes to either keep under surveillance or to try to influence via some kind of intervention.</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4">
          <table:table-cell table:style-name="ce3" office:value-type="string" calcext:value-type="string">
            <text:p>StOCNET -- an advanced software</text:p>
            <text:p>system for statistical network analysis</text:p>
            <text:p>that provides a platform to make a</text:p>
            <text:p>number of statistical methods, focusing</text:p>
            <text:p>on probabilistic models</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8">
          <table:table-cell table:style-name="ce3" office:value-type="string" calcext:value-type="string">
            <text:p>AutoMap --- a text mining tool for extract analyze and represent</text:p>
            <text:p>relational data from texts using</text:p>
            <text:p>Network Text Analysis methods</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6">
          <table:table-cell table:style-name="ce2" office:value-type="string" calcext:value-type="string">
            <text:p>CFinder is a free software for finding and visualizing overlapping dense groups of nodes in networks, based on the Clique Percolation Method (CPM)</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9">
          <table:table-cell table:style-name="ce3" office:value-type="string" calcext:value-type="string">
            <text:p>Graph Commons - Collaborative platform for mapping, analyzing and publishing data-networks.</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4">
          <table:table-cell table:style-name="ce3" office:value-type="string" calcext:value-type="string">
            <text:p>Graphy: A Graph Theory Library for Ruby</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2">
          <table:table-cell table:style-name="ce2" office:value-type="string" calcext:value-type="string">
            <text:p>GraphX Apache Spark --- module to perform graph-related parallel computation.</text:p>
          </table:table-cell>
          <table:table-cell table:style-name="ce12" table:number-columns-repeated="2"/>
          <table:table-cell table:style-name="ce11" table:number-columns-repeated="2"/>
          <table:table-cell table:style-name="ce18" table:number-columns-repeated="2"/>
          <table:table-cell table:style-name="ce11" table:number-columns-repeated="3"/>
          <table:table-cell table:style-name="ce25" table:number-columns-repeated="3"/>
          <table:table-cell table:style-name="ce31"/>
          <table:table-cell table:style-name="ce30"/>
          <table:table-cell table:style-name="ce31"/>
          <table:table-cell table:style-name="ce30"/>
          <table:table-cell table:style-name="ce31"/>
          <table:table-cell table:style-name="ce30"/>
          <table:table-cell table:style-name="ce35" table:number-columns-repeated="2"/>
          <table:table-cell table:number-columns-repeated="1003"/>
        </table:table-row>
        <table:table-row table:style-name="ro3">
          <table:table-cell table:style-name="ce2" office:value-type="string" calcext:value-type="string">
            <text:p>Neo4j - Open source, scalable graph database</text:p>
          </table:table-cell>
          <table:table-cell table:style-name="ce11" table:number-columns-repeated="4"/>
          <table:table-cell table:style-name="ce18" table:number-columns-repeated="2"/>
          <table:table-cell table:style-name="ce11" table:number-columns-repeated="3"/>
          <table:table-cell table:style-name="ce25" table:number-columns-repeated="3"/>
          <table:table-cell table:style-name="ce30" table:number-columns-repeated="6"/>
          <table:table-cell table:style-name="ce35" table:number-columns-repeated="2"/>
          <table:table-cell table:number-columns-repeated="1003"/>
        </table:table-row>
        <table:table-row table:style-name="ro8">
          <table:table-cell table:style-name="ce3" office:value-type="string" calcext:value-type="string">
            <text:p>OSoMe --- Web-based platform to analyze social media data, including through Twitter-based and co-occurrence networks.</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9">
          <table:table-cell table:style-name="ce3" office:value-type="string" calcext:value-type="string">
            <text:p>Nodegoat - Web-based data management, network analysis and visualisation environment</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9">
          <table:table-cell table:style-name="ce3" office:value-type="string" calcext:value-type="string">
            <text:p>SageMath - Free open-source mathematics software with extensive graph capabilities.</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6">
          <table:table-cell table:style-name="ce2" office:value-type="string" calcext:value-type="string">
            <text:p>SparklingGraph --- Cross-platform tool to perform large-scale, distributed network computations with Apache Spark's GraphX module</text:p>
          </table:table-cell>
          <table:table-cell table:style-name="ce12" table:number-columns-repeated="3"/>
          <table:table-cell table:style-name="ce11"/>
          <table:table-cell table:style-name="ce18" table:number-columns-repeated="2"/>
          <table:table-cell table:style-name="ce11"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9">
          <table:table-cell table:style-name="ce3" office:value-type="string" calcext:value-type="string">
            <text:p>SPaTo Visual Explorer --- an interactive software tool for the visualization and exploration of complex networks.</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9">
          <table:table-cell table:style-name="ce3" office:value-type="string" calcext:value-type="string">
            <text:p>SIENA --- a R package for the statistical analysis of network data, with the focus on social networks.</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5">
          <table:table-cell table:style-name="ce3" office:value-type="string" calcext:value-type="string">
            <text:p>VOSON --- a web application built from the ground up for the collection and analysis of hyperlink network data. VOSON allows the user to perform web mining, text analysis, dataset manipulation and visualisation, and social network analysis (SNA) within an integrated environment.</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8">
          <table:table-cell table:style-name="ce3" office:value-type="string" calcext:value-type="string">
            <text:p>VennMaker --- An Actor-Centered Interactive Network Mapping Tool - Cross-platform Java program for ego network analysis.</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2">
          <table:table-cell table:style-name="ce2" office:value-type="string" calcext:value-type="string">
            <text:p>igraph --- a collection of network analysis tools with the emphasis on efficiency, portability and ease of use</text:p>
          </table:table-cell>
          <table:table-cell table:style-name="ce11" table:number-columns-repeated="2"/>
          <table:table-cell table:style-name="ce12"/>
          <table:table-cell table:style-name="ce11"/>
          <table:table-cell table:style-name="ce18" table:number-columns-repeated="2"/>
          <table:table-cell table:style-name="ce11" table:number-columns-repeated="3"/>
          <table:table-cell table:style-name="ce25" table:number-columns-repeated="3"/>
          <table:table-cell table:style-name="ce31"/>
          <table:table-cell table:style-name="ce30"/>
          <table:table-cell table:style-name="ce31"/>
          <table:table-cell table:style-name="ce30"/>
          <table:table-cell table:style-name="ce31" table:number-columns-repeated="2"/>
          <table:table-cell table:style-name="ce36"/>
          <table:table-cell table:style-name="ce35"/>
          <table:table-cell table:number-columns-repeated="1003"/>
        </table:table-row>
        <table:table-row table:style-name="ro12">
          <table:table-cell table:style-name="ce2" office:value-type="string" calcext:value-type="string">
            <text:p>Circulo --- a "Community Detection" Evaluation Framework written primarily in Python</text:p>
          </table:table-cell>
          <table:table-cell table:style-name="ce11"/>
          <table:table-cell table:style-name="ce12" table:number-columns-repeated="2"/>
          <table:table-cell table:style-name="ce11"/>
          <table:table-cell table:style-name="ce18" table:number-columns-repeated="2"/>
          <table:table-cell table:style-name="ce11" table:number-columns-repeated="3"/>
          <table:table-cell table:style-name="ce25" table:number-columns-repeated="3"/>
          <table:table-cell table:style-name="ce31"/>
          <table:table-cell table:style-name="ce30"/>
          <table:table-cell table:style-name="ce31"/>
          <table:table-cell table:style-name="ce30"/>
          <table:table-cell table:style-name="ce31" table:number-columns-repeated="2"/>
          <table:table-cell table:style-name="ce35" table:number-columns-repeated="2"/>
          <table:table-cell table:number-columns-repeated="1003"/>
        </table:table-row>
        <table:table-row table:style-name="ro8">
          <table:table-cell table:style-name="ce3" office:value-type="string" calcext:value-type="string">
            <text:p>Stanford Network Analysis Platform (SNAP) --- a general purpose, high performance system for analysis and manipulation of large networks</text:p>
          </table:table-cell>
          <table:table-cell table:style-name="ce12" table:number-columns-repeated="3"/>
          <table:table-cell table:style-name="ce11"/>
          <table:table-cell table:style-name="ce18" table:number-columns-repeated="2"/>
          <table:table-cell table:style-name="ce11" table:number-columns-repeated="3"/>
          <table:table-cell table:style-name="ce25" table:number-columns-repeated="3"/>
          <table:table-cell table:style-name="ce31"/>
          <table:table-cell table:style-name="ce30"/>
          <table:table-cell table:style-name="ce31"/>
          <table:table-cell table:style-name="ce30" table:number-columns-repeated="3"/>
          <table:table-cell table:style-name="ce35" table:number-columns-repeated="2"/>
          <table:table-cell table:number-columns-repeated="1003"/>
        </table:table-row>
        <table:table-row table:style-name="ro11">
          <table:table-cell table:style-name="ce3" office:value-type="string" calcext:value-type="string">
            <text:p>JuliaGraphs - Suite of Julia packages for network analysis</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6">
          <table:table-cell table:style-name="ce3" office:value-type="string" calcext:value-type="string">
            <text:p>GUESS is an exploratory data analysis and visualization tool for graphs and networks. The system contains a domain-specific embedded language called Gython (an extension of Python, or more specifically Jython) which supports the operators and syntactic sugar necessary for working on graph structures in an intuitive manner.</text:p>
          </table:table-cell>
          <table:table-cell table:style-name="ce13" table:number-columns-repeated="4"/>
          <table:table-cell table:style-name="ce20" table:number-columns-repeated="2"/>
          <table:table-cell table:style-name="ce13" table:number-columns-repeated="12"/>
          <table:table-cell table:style-name="ce36" table:number-columns-repeated="2"/>
          <table:table-cell table:number-columns-repeated="1003"/>
        </table:table-row>
        <table:table-row table:style-name="ro14">
          <table:table-cell table:style-name="ce6" office:value-type="string" calcext:value-type="string">
            <text:p>Aplication Areas</text:p>
          </table:table-cell>
          <table:table-cell table:style-name="ce14" office:value-type="string" calcext:value-type="string" table:number-columns-spanned="20" table:number-rows-spanned="1">
            <text:p>Aplication Areas</text:p>
          </table:table-cell>
          <table:covered-table-cell table:number-columns-repeated="19"/>
          <table:table-cell table:number-columns-repeated="1003"/>
        </table:table-row>
        <table:table-row table:style-name="ro11">
          <table:table-cell table:style-name="ce7" office:value-type="string" calcext:value-type="string">
            <text:p>Palladio. Visualize complex historical data with ease.</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9">
          <table:table-cell table:style-name="ce3" office:value-type="string" calcext:value-type="string">
            <text:p>ArcGIS Network Analyst --- Network-based spatial analysis software for solving complex routing problems</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8">
          <table:table-cell table:style-name="ce3" office:value-type="string" calcext:value-type="string">
            <text:p>easyN --- Online tool aimed at representing and sharing gene interaction networks as well as Petri net models.</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9">
          <table:table-cell table:style-name="ce3" office:value-type="string" calcext:value-type="string">
            <text:p>VOSviewer is a software tool for constructing and visualizing bibliometric networks</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7">
          <table:table-cell table:style-name="ce2" office:value-type="string" calcext:value-type="string">
            <text:p>Network workbench: Network Workbench: A Large-Scale Network Analysis, Modeling and Visualization Toolkit for Biomedical, Social Science and Physics Research (sobre todo bibliometric)</text:p>
          </table:table-cell>
          <table:table-cell table:style-name="ce15" table:number-columns-repeated="4"/>
          <table:table-cell table:style-name="ce21" table:number-columns-repeated="2"/>
          <table:table-cell table:style-name="ce15" table:number-columns-repeated="3"/>
          <table:table-cell table:style-name="ce27" table:number-columns-repeated="3"/>
          <table:table-cell table:style-name="ce32" table:number-columns-repeated="6"/>
          <table:table-cell table:style-name="ce37" table:number-columns-repeated="2"/>
          <table:table-cell table:number-columns-repeated="1003"/>
        </table:table-row>
        <table:table-row table:style-name="ro3" table:number-rows-repeated="916">
          <table:table-cell table:style-name="ce8"/>
          <table:table-cell table:number-columns-repeated="4"/>
          <table:table-cell table:style-name="ce22" table:number-columns-repeated="2"/>
          <table:table-cell table:number-columns-repeated="1017"/>
        </table:table-row>
        <table:table-row table:style-name="ro2" table:number-rows-repeated="1047584">
          <table:table-cell table:number-columns-repeated="1024"/>
        </table:table-row>
        <table:table-row table:style-name="ro2">
          <table:table-cell table:number-columns-repeated="1024"/>
        </table:table-row>
      </table:table>
      <table:table table:name="aggregated" table:style-name="ta3">
        <table:table-column table:style-name="co24" table:default-cell-style-name="Default"/>
        <table:table-column table:style-name="co25" table:default-cell-style-name="Default"/>
        <table:table-column table:style-name="co4" table:default-cell-style-name="Default"/>
        <table:table-column table:style-name="co21" table:number-columns-repeated="3" table:default-cell-style-name="Default"/>
        <table:table-column table:style-name="co26" table:default-cell-style-name="Default"/>
        <table:table-column table:style-name="co21" table:number-columns-repeated="1017" table:default-cell-style-name="Default"/>
        <table:table-row table:style-name="ro1">
          <table:table-cell table:style-name="ce39"/>
          <table:table-cell table:style-name="ce42" office:value-type="string" calcext:value-type="string">
            <text:p>Pattern and Knowledge discovery</text:p>
          </table:table-cell>
          <table:table-cell table:style-name="ce44" office:value-type="string" calcext:value-type="string">
            <text:p>Information Fusion</text:p>
          </table:table-cell>
          <table:table-cell table:style-name="ce120" office:value-type="string" calcext:value-type="string">
            <text:p>Scalability</text:p>
          </table:table-cell>
          <table:table-cell table:style-name="ce47" office:value-type="string" calcext:value-type="string">
            <text:p>Visualization</text:p>
          </table:table-cell>
          <table:table-cell table:style-name="ce49" office:value-type="string" calcext:value-type="string">
            <text:p>Total (C4)</text:p>
          </table:table-cell>
          <table:table-cell table:number-columns-repeated="1018"/>
        </table:table-row>
        <table:table-row table:style-name="ro1">
          <table:table-cell table:style-name="ce40" table:formula="of:=[$unaggregated.A3]" office:value-type="string" office:string-value="UCINET: is a software package for the analysis of social network data. t comes with the NetDraw network visualization tool." calcext:value-type="string">
            <text:p>UCINET: is a software package for the analysis of social network data. t comes with the NetDraw network visualization tool.</text:p>
          </table:table-cell>
          <table:table-cell table:style-name="ce43" table:formula="of:=SUM([$unaggregated.B3:.J3])/7" office:value-type="float" office:value="0" calcext:value-type="float">
            <text:p>0.00</text:p>
          </table:table-cell>
          <table:table-cell table:style-name="ce45" table:formula="of:=SUM([$unaggregated.K3:.M3])/3" office:value-type="float" office:value="0" calcext:value-type="float">
            <text:p>0.00</text:p>
          </table:table-cell>
          <table:table-cell table:style-name="ce46" table:formula="of:=SUM(([$unaggregated.N3:.S3]))/4" office:value-type="float" office:value="0" calcext:value-type="float">
            <text:p>0.00</text:p>
          </table:table-cell>
          <table:table-cell table:style-name="ce48" table:formula="of:=SUM([$unaggregated.T3:.U3])/2" office:value-type="float" office:value="0" calcext:value-type="float">
            <text:p>0.00</text:p>
          </table:table-cell>
          <table:table-cell table:style-name="ce50" table:formula="of:=1/4*ABS(([.B2]+[.D2])*([.C2]+[.E2]))" office:value-type="float" office:value="0" calcext:value-type="float">
            <text:p>0.00</text:p>
          </table:table-cell>
          <table:table-cell table:number-columns-repeated="1018"/>
        </table:table-row>
        <table:table-row table:style-name="ro1">
          <table:table-cell table:style-name="ce40" table:formula="of:=[$unaggregated.A4]" office:value-type="string" office:string-value="NetMiner: an premium software tool for Exploratory Analysis and Visualization of Network Data." calcext:value-type="string">
            <text:p>NetMiner: an premium software tool for Exploratory Analysis and Visualization of Network Data.</text:p>
          </table:table-cell>
          <table:table-cell table:style-name="ce43" table:formula="of:=SUM([$unaggregated.B4:.J4])/7" office:value-type="float" office:value="0" calcext:value-type="float">
            <text:p>0.00</text:p>
          </table:table-cell>
          <table:table-cell table:style-name="ce45" table:formula="of:=SUM([$unaggregated.K4:.M4])/3" office:value-type="float" office:value="0" calcext:value-type="float">
            <text:p>0.00</text:p>
          </table:table-cell>
          <table:table-cell table:style-name="ce46" table:formula="of:=SUM(([$unaggregated.N4:.S4]))/4" office:value-type="float" office:value="0" calcext:value-type="float">
            <text:p>0.00</text:p>
          </table:table-cell>
          <table:table-cell table:style-name="ce48" table:formula="of:=SUM([$unaggregated.T4:.U4])/2" office:value-type="float" office:value="0" calcext:value-type="float">
            <text:p>0.00</text:p>
          </table:table-cell>
          <table:table-cell table:style-name="ce50" table:formula="of:=1/4*ABS(([.B3]+[.D3])*([.C3]+[.E3]))" office:value-type="float" office:value="0" calcext:value-type="float">
            <text:p>0.00</text:p>
          </table:table-cell>
          <table:table-cell table:number-columns-repeated="1018"/>
        </table:table-row>
        <table:table-row table:style-name="ro1">
          <table:table-cell table:style-name="ce40" table:formula="of:=[$unaggregated.A5]" office:value-type="string" office:string-value="Network workbench: Network Workbench: A Large-Scale Network Analysis, Modeling and Visualization Toolkit for Biomedical, Social Science and Physics Research" calcext:value-type="string">
            <text:p>Network workbench: Network Workbench: A Large-Scale Network Analysis, Modeling and Visualization Toolkit for Biomedical, Social Science and Physics Research</text:p>
          </table:table-cell>
          <table:table-cell table:style-name="ce43" table:formula="of:=SUM([$unaggregated.B5:.J5])/7" office:value-type="float" office:value="0" calcext:value-type="float">
            <text:p>0.00</text:p>
          </table:table-cell>
          <table:table-cell table:style-name="ce45" table:formula="of:=SUM([$unaggregated.K5:.M5])/3" office:value-type="float" office:value="0" calcext:value-type="float">
            <text:p>0.00</text:p>
          </table:table-cell>
          <table:table-cell table:style-name="ce46" table:formula="of:=SUM(([$unaggregated.N5:.S5]))/4" office:value-type="float" office:value="0" calcext:value-type="float">
            <text:p>0.00</text:p>
          </table:table-cell>
          <table:table-cell table:style-name="ce48" table:formula="of:=SUM([$unaggregated.T5:.U5])/2" office:value-type="float" office:value="0" calcext:value-type="float">
            <text:p>0.00</text:p>
          </table:table-cell>
          <table:table-cell table:style-name="ce50" table:formula="of:=1/4*ABS(([.B4]+[.D4])*([.C4]+[.E4]))" office:value-type="float" office:value="0" calcext:value-type="float">
            <text:p>0.00</text:p>
          </table:table-cell>
          <table:table-cell table:number-columns-repeated="1018"/>
        </table:table-row>
        <table:table-row table:style-name="ro1">
          <table:table-cell table:style-name="ce40" table:formula="of:=[$unaggregated.A6]" office:value-type="string" office:string-value="ORA-LITE: is a dynamic meta-network assessment and analysis tool. It contains hundreds of social network, dynamic network metrics, trail metrics, procedures for grouping nodes." calcext:value-type="string">
            <text:p>ORA-LITE: is a dynamic meta-network assessment and analysis tool. It contains hundreds of social network, dynamic network metrics, trail metrics, procedures for grouping nodes.</text:p>
          </table:table-cell>
          <table:table-cell table:style-name="ce43" table:formula="of:=SUM([$unaggregated.B6:.J6])/7" office:value-type="float" office:value="0" calcext:value-type="float">
            <text:p>0.00</text:p>
          </table:table-cell>
          <table:table-cell table:style-name="ce45" table:formula="of:=SUM([$unaggregated.K6:.M6])/3" office:value-type="float" office:value="0" calcext:value-type="float">
            <text:p>0.00</text:p>
          </table:table-cell>
          <table:table-cell table:style-name="ce46" table:formula="of:=SUM(([$unaggregated.N6:.S6]))/4" office:value-type="float" office:value="0" calcext:value-type="float">
            <text:p>0.00</text:p>
          </table:table-cell>
          <table:table-cell table:style-name="ce48" table:formula="of:=SUM([$unaggregated.T6:.U6])/2" office:value-type="float" office:value="0" calcext:value-type="float">
            <text:p>0.00</text:p>
          </table:table-cell>
          <table:table-cell table:style-name="ce50" table:formula="of:=1/4*ABS(([.B5]+[.D5])*([.C5]+[.E5]))" office:value-type="float" office:value="0" calcext:value-type="float">
            <text:p>0.00</text:p>
          </table:table-cell>
          <table:table-cell table:number-columns-repeated="1018"/>
        </table:table-row>
        <table:table-row table:style-name="ro1">
          <table:table-cell table:style-name="ce40" table:formula="of:=[$unaggregated.A7]" office:value-type="string" office:string-value="PyGraphistry is a Python visual graph analytics library to extract, transform, and load big graphs into Graphistry's visual graph analytics platform. We layout graphs with a descendant of the gorgeous ForceAtlas2 layout algorithm introduced in Gephi. parce que corre en GPUs en su servidor." calcext:value-type="string">
            <text:p>PyGraphistry is a Python visual graph analytics library to extract, transform, and load big graphs into Graphistry's visual graph analytics platform. We layout graphs with a descendant of the gorgeous ForceAtlas2 layout algorithm introduced in Gephi. parce que corre en GPUs en su servidor.</text:p>
          </table:table-cell>
          <table:table-cell table:style-name="ce43" table:formula="of:=SUM([$unaggregated.B7:.J7])/7" office:value-type="float" office:value="0" calcext:value-type="float">
            <text:p>0.00</text:p>
          </table:table-cell>
          <table:table-cell table:style-name="ce45" table:formula="of:=SUM([$unaggregated.K7:.M7])/3" office:value-type="float" office:value="0" calcext:value-type="float">
            <text:p>0.00</text:p>
          </table:table-cell>
          <table:table-cell table:style-name="ce46" table:formula="of:=SUM(([$unaggregated.N7:.S7]))/4" office:value-type="float" office:value="0" calcext:value-type="float">
            <text:p>0.00</text:p>
          </table:table-cell>
          <table:table-cell table:style-name="ce48" table:formula="of:=SUM([$unaggregated.T7:.U7])/2" office:value-type="float" office:value="0" calcext:value-type="float">
            <text:p>0.00</text:p>
          </table:table-cell>
          <table:table-cell table:style-name="ce50" table:formula="of:=1/4*ABS(([.B6]+[.D6])*([.C6]+[.E6]))" office:value-type="float" office:value="0" calcext:value-type="float">
            <text:p>0.00</text:p>
          </table:table-cell>
          <table:table-cell table:number-columns-repeated="1018"/>
        </table:table-row>
        <table:table-row table:style-name="ro1">
          <table:table-cell table:style-name="ce40" table:formula="of:=[$unaggregated.A8]" office:value-type="string" office:string-value="Tulip offers some interesting visualization tools that really help for large graphs (edge bundling, meta-graphs, ...). However, I never tried with such huge graphs." calcext:value-type="string">
            <text:p>Tulip offers some interesting visualization tools that really help for large graphs (edge bundling, meta-graphs, ...). However, I never tried with such huge graphs.</text:p>
          </table:table-cell>
          <table:table-cell table:style-name="ce43" table:formula="of:=SUM([$unaggregated.B8:.J8])/7" office:value-type="float" office:value="0" calcext:value-type="float">
            <text:p>0.00</text:p>
          </table:table-cell>
          <table:table-cell table:style-name="ce45" table:formula="of:=SUM([$unaggregated.K8:.M8])/3" office:value-type="float" office:value="0" calcext:value-type="float">
            <text:p>0.00</text:p>
          </table:table-cell>
          <table:table-cell table:style-name="ce46" table:formula="of:=SUM(([$unaggregated.N8:.S8]))/4" office:value-type="float" office:value="0" calcext:value-type="float">
            <text:p>0.00</text:p>
          </table:table-cell>
          <table:table-cell table:style-name="ce48" table:formula="of:=SUM([$unaggregated.T8:.U8])/2" office:value-type="float" office:value="0" calcext:value-type="float">
            <text:p>0.00</text:p>
          </table:table-cell>
          <table:table-cell table:style-name="ce50" table:formula="of:=1/4*ABS(([.B7]+[.D7])*([.C7]+[.E7]))" office:value-type="float" office:value="0" calcext:value-type="float">
            <text:p>0.00</text:p>
          </table:table-cell>
          <table:table-cell table:number-columns-repeated="1018"/>
        </table:table-row>
        <table:table-row table:style-name="ro1">
          <table:table-cell table:style-name="ce40" table:formula="of:=[$unaggregated.A9]" office:value-type="string" office:string-value="Cytoscape : a software platform for computational biology and bioinformatics, useful for integrating data, and for visualizing and performing calculations on molecular interaction networks." calcext:value-type="string">
            <text:p>Cytoscape : a software platform for computational biology and bioinformatics, useful for integrating data, and for visualizing and performing calculations on molecular interaction networks.</text:p>
          </table:table-cell>
          <table:table-cell table:style-name="ce43" table:formula="of:=SUM([$unaggregated.B9:.J9])/7" office:value-type="float" office:value="0" calcext:value-type="float">
            <text:p>0.00</text:p>
          </table:table-cell>
          <table:table-cell table:style-name="ce45" table:formula="of:=SUM([$unaggregated.K9:.M9])/3" office:value-type="float" office:value="0" calcext:value-type="float">
            <text:p>0.00</text:p>
          </table:table-cell>
          <table:table-cell table:style-name="ce46" table:formula="of:=SUM(([$unaggregated.N9:.S9]))/4" office:value-type="float" office:value="0" calcext:value-type="float">
            <text:p>0.00</text:p>
          </table:table-cell>
          <table:table-cell table:style-name="ce48" table:formula="of:=SUM([$unaggregated.T9:.U9])/2" office:value-type="float" office:value="0" calcext:value-type="float">
            <text:p>0.00</text:p>
          </table:table-cell>
          <table:table-cell table:style-name="ce50" table:formula="of:=1/4*ABS(([.B8]+[.D8])*([.C8]+[.E8]))" office:value-type="float" office:value="0" calcext:value-type="float">
            <text:p>0.00</text:p>
          </table:table-cell>
          <table:table-cell table:number-columns-repeated="1018"/>
        </table:table-row>
        <table:table-row table:style-name="ro1">
          <table:table-cell table:style-name="ce40" table:formula="of:=[$unaggregated.A10]" office:value-type="string" office:string-value="Gephi : it's a powerful open-source solution for graph visualization. The larger datasets tend to have a hair-ball look and are hard to understand via Gephi. (300000 y 1000000 edges)" calcext:value-type="string">
            <text:p>Gephi : it's a powerful open-source solution for graph visualization. The larger datasets tend to have a hair-ball look and are hard to understand via Gephi. (300000 y 1000000 edges)</text:p>
          </table:table-cell>
          <table:table-cell table:style-name="ce43" table:formula="of:=SUM([$unaggregated.B10:.J10])/7" office:value-type="float" office:value="0" calcext:value-type="float">
            <text:p>0.00</text:p>
          </table:table-cell>
          <table:table-cell table:style-name="ce45" table:formula="of:=SUM([$unaggregated.K10:.M10])/3" office:value-type="float" office:value="0" calcext:value-type="float">
            <text:p>0.00</text:p>
          </table:table-cell>
          <table:table-cell table:style-name="ce46" table:formula="of:=SUM(([$unaggregated.N10:.S10]))/4" office:value-type="float" office:value="0" calcext:value-type="float">
            <text:p>0.00</text:p>
          </table:table-cell>
          <table:table-cell table:style-name="ce48" table:formula="of:=SUM([$unaggregated.T10:.U10])/2" office:value-type="float" office:value="0" calcext:value-type="float">
            <text:p>0.00</text:p>
          </table:table-cell>
          <table:table-cell table:style-name="ce50" table:formula="of:=1/4*ABS(([.B9]+[.D9])*([.C9]+[.E9]))" office:value-type="float" office:value="0" calcext:value-type="float">
            <text:p>0.00</text:p>
          </table:table-cell>
          <table:table-cell table:number-columns-repeated="1018"/>
        </table:table-row>
        <table:table-row table:style-name="ro1">
          <table:table-cell table:style-name="ce40" table:formula="of:=[$unaggregated.A11]" office:value-type="string" office:string-value="GraphViz: is open source graph visualization software." calcext:value-type="string">
            <text:p>GraphViz: is open source graph visualization software.</text:p>
          </table:table-cell>
          <table:table-cell table:style-name="ce43" table:formula="of:=SUM([$unaggregated.B11:.J11])/7" office:value-type="float" office:value="0" calcext:value-type="float">
            <text:p>0.00</text:p>
          </table:table-cell>
          <table:table-cell table:style-name="ce45" table:formula="of:=SUM([$unaggregated.K11:.M11])/3" office:value-type="float" office:value="0" calcext:value-type="float">
            <text:p>0.00</text:p>
          </table:table-cell>
          <table:table-cell table:style-name="ce46" table:formula="of:=SUM(([$unaggregated.N11:.S11]))/4" office:value-type="float" office:value="0" calcext:value-type="float">
            <text:p>0.00</text:p>
          </table:table-cell>
          <table:table-cell table:style-name="ce48" table:formula="of:=SUM([$unaggregated.T11:.U11])/2" office:value-type="float" office:value="0" calcext:value-type="float">
            <text:p>0.00</text:p>
          </table:table-cell>
          <table:table-cell table:style-name="ce50" table:formula="of:=1/4*ABS(([.B10]+[.D10])*([.C10]+[.E10]))" office:value-type="float" office:value="0" calcext:value-type="float">
            <text:p>0.00</text:p>
          </table:table-cell>
          <table:table-cell table:number-columns-repeated="1018"/>
        </table:table-row>
        <table:table-row table:style-name="ro1">
          <table:table-cell table:style-name="ce40" table:formula="of:=[$unaggregated.A12]" office:value-type="string" office:string-value="NetworkX : a Python language software package for the creation, manipulation, and study of the structure, dynamics, and functions of complex networks." calcext:value-type="string">
            <text:p>NetworkX : a Python language software package for the creation, manipulation, and study of the structure, dynamics, and functions of complex networks.</text:p>
          </table:table-cell>
          <table:table-cell table:style-name="ce43" table:formula="of:=SUM([$unaggregated.B12:.J12])/7" office:value-type="float" office:value="0" calcext:value-type="float">
            <text:p>0.00</text:p>
          </table:table-cell>
          <table:table-cell table:style-name="ce45" table:formula="of:=SUM([$unaggregated.K12:.M12])/3" office:value-type="float" office:value="0" calcext:value-type="float">
            <text:p>0.00</text:p>
          </table:table-cell>
          <table:table-cell table:style-name="ce46" table:formula="of:=SUM(([$unaggregated.N12:.S12]))/4" office:value-type="float" office:value="0" calcext:value-type="float">
            <text:p>0.00</text:p>
          </table:table-cell>
          <table:table-cell table:style-name="ce48" table:formula="of:=SUM([$unaggregated.T12:.U12])/2" office:value-type="float" office:value="0" calcext:value-type="float">
            <text:p>0.00</text:p>
          </table:table-cell>
          <table:table-cell table:style-name="ce50" table:formula="of:=1/4*ABS(([.B11]+[.D11])*([.C11]+[.E11]))" office:value-type="float" office:value="0" calcext:value-type="float">
            <text:p>0.00</text:p>
          </table:table-cell>
          <table:table-cell table:number-columns-repeated="1018"/>
        </table:table-row>
        <table:table-row table:style-name="ro1">
          <table:table-cell table:style-name="ce40" table:formula="of:=[$unaggregated.A13]" office:value-type="string" office:string-value="Sigma is a JavaScript library dedicated to graph drawing. It makes easy to publish networks on Web pages, and allows developers to integrate network exploration in rich Web applications." calcext:value-type="string">
            <text:p>Sigma is a JavaScript library dedicated to graph drawing. It makes easy to publish networks on Web pages, and allows developers to integrate network exploration in rich Web applications.</text:p>
          </table:table-cell>
          <table:table-cell table:style-name="ce43" table:formula="of:=SUM([$unaggregated.B13:.J13])/7" office:value-type="float" office:value="0" calcext:value-type="float">
            <text:p>0.00</text:p>
          </table:table-cell>
          <table:table-cell table:style-name="ce45" table:formula="of:=SUM([$unaggregated.K13:.M13])/3" office:value-type="float" office:value="0" calcext:value-type="float">
            <text:p>0.00</text:p>
          </table:table-cell>
          <table:table-cell table:style-name="ce46" table:formula="of:=SUM(([$unaggregated.N13:.S13]))/4" office:value-type="float" office:value="0" calcext:value-type="float">
            <text:p>0.00</text:p>
          </table:table-cell>
          <table:table-cell table:style-name="ce48" table:formula="of:=SUM([$unaggregated.T13:.U13])/2" office:value-type="float" office:value="0" calcext:value-type="float">
            <text:p>0.00</text:p>
          </table:table-cell>
          <table:table-cell table:style-name="ce50" table:formula="of:=1/4*ABS(([.B12]+[.D12])*([.C12]+[.E12]))" office:value-type="float" office:value="0" calcext:value-type="float">
            <text:p>0.00</text:p>
          </table:table-cell>
          <table:table-cell table:number-columns-repeated="1018"/>
        </table:table-row>
        <table:table-row table:style-name="ro1">
          <table:table-cell table:style-name="ce40" table:formula="of:=[$unaggregated.A14]" office:value-type="string" office:string-value="Vizster is an interactive visualization tool for online social networks, allowing exploration of the community structure of social networking services." calcext:value-type="string">
            <text:p>Vizster is an interactive visualization tool for online social networks, allowing exploration of the community structure of social networking services.</text:p>
          </table:table-cell>
          <table:table-cell table:style-name="ce43" table:formula="of:=SUM([$unaggregated.B14:.J14])/7" office:value-type="float" office:value="0" calcext:value-type="float">
            <text:p>0.00</text:p>
          </table:table-cell>
          <table:table-cell table:style-name="ce45" table:formula="of:=SUM([$unaggregated.K14:.M14])/3" office:value-type="float" office:value="0" calcext:value-type="float">
            <text:p>0.00</text:p>
          </table:table-cell>
          <table:table-cell table:style-name="ce46" table:formula="of:=SUM(([$unaggregated.N14:.S14]))/4" office:value-type="float" office:value="0" calcext:value-type="float">
            <text:p>0.00</text:p>
          </table:table-cell>
          <table:table-cell table:style-name="ce48" table:formula="of:=SUM([$unaggregated.T14:.U14])/2" office:value-type="float" office:value="0" calcext:value-type="float">
            <text:p>0.00</text:p>
          </table:table-cell>
          <table:table-cell table:style-name="ce50" table:formula="of:=1/4*ABS(([.B13]+[.D13])*([.C13]+[.E13]))" office:value-type="float" office:value="0" calcext:value-type="float">
            <text:p>0.00</text:p>
          </table:table-cell>
          <table:table-cell table:number-columns-repeated="1018"/>
        </table:table-row>
        <table:table-row table:style-name="ro1">
          <table:table-cell table:style-name="ce40" table:formula="of:=[$unaggregated.A15]" office:value-type="string" office:string-value="Visone is a long-term research project (team), in which models and algorithms to integrate and advance the analysis and visualization of social networks are being developed." calcext:value-type="string">
            <text:p>Visone is a long-term research project (team), in which models and algorithms to integrate and advance the analysis and visualization of social networks are being developed.</text:p>
          </table:table-cell>
          <table:table-cell table:style-name="ce43" table:formula="of:=SUM([$unaggregated.B15:.J15])/7" office:value-type="float" office:value="0" calcext:value-type="float">
            <text:p>0.00</text:p>
          </table:table-cell>
          <table:table-cell table:style-name="ce45" table:formula="of:=SUM([$unaggregated.K15:.M15])/3" office:value-type="float" office:value="0" calcext:value-type="float">
            <text:p>0.00</text:p>
          </table:table-cell>
          <table:table-cell table:style-name="ce46" table:formula="of:=SUM(([$unaggregated.N15:.S15]))/4" office:value-type="float" office:value="0" calcext:value-type="float">
            <text:p>0.00</text:p>
          </table:table-cell>
          <table:table-cell table:style-name="ce48" table:formula="of:=SUM([$unaggregated.T15:.U15])/2" office:value-type="float" office:value="0" calcext:value-type="float">
            <text:p>0.00</text:p>
          </table:table-cell>
          <table:table-cell table:style-name="ce50" table:formula="of:=1/4*ABS(([.B14]+[.D14])*([.C14]+[.E14]))" office:value-type="float" office:value="0" calcext:value-type="float">
            <text:p>0.00</text:p>
          </table:table-cell>
          <table:table-cell table:number-columns-repeated="1018"/>
        </table:table-row>
        <table:table-row table:style-name="ro1">
          <table:table-cell table:style-name="ce40" table:formula="of:=[$unaggregated.A16]" office:value-type="string" office:string-value="LaNet-vi is a large networks visulization tool. It provides images of large scale networks on a two-dimensional layout." calcext:value-type="string">
            <text:p>LaNet-vi is a large networks visulization tool. It provides images of large scale networks on a two-dimensional layout.</text:p>
          </table:table-cell>
          <table:table-cell table:style-name="ce43" table:formula="of:=SUM([$unaggregated.B16:.J16])/7" office:value-type="float" office:value="0" calcext:value-type="float">
            <text:p>0.00</text:p>
          </table:table-cell>
          <table:table-cell table:style-name="ce45" table:formula="of:=SUM([$unaggregated.K16:.M16])/3" office:value-type="float" office:value="0" calcext:value-type="float">
            <text:p>0.00</text:p>
          </table:table-cell>
          <table:table-cell table:style-name="ce46" table:formula="of:=SUM(([$unaggregated.N16:.S16]))/4" office:value-type="float" office:value="0" calcext:value-type="float">
            <text:p>0.00</text:p>
          </table:table-cell>
          <table:table-cell table:style-name="ce48" table:formula="of:=SUM([$unaggregated.T16:.U16])/2" office:value-type="float" office:value="0" calcext:value-type="float">
            <text:p>0.00</text:p>
          </table:table-cell>
          <table:table-cell table:style-name="ce50" table:formula="of:=1/4*ABS(([.B15]+[.D15])*([.C15]+[.E15]))" office:value-type="float" office:value="0" calcext:value-type="float">
            <text:p>0.00</text:p>
          </table:table-cell>
          <table:table-cell table:number-columns-repeated="1018"/>
        </table:table-row>
        <table:table-row table:style-name="ro1">
          <table:table-cell table:style-name="ce40" table:formula="of:=[$unaggregated.A17]" office:value-type="string" office:string-value="NodeXL is an Excel 2007/2010/2013 template for viewing network graphs, with a set of .NET Framework 3.5 class libraries that can be used to add network graphs" calcext:value-type="string">
            <text:p>NodeXL is an Excel 2007/2010/2013 template for viewing network graphs, with a set of .NET Framework 3.5 class libraries that can be used to add network graphs</text:p>
          </table:table-cell>
          <table:table-cell table:style-name="ce43" table:formula="of:=SUM([$unaggregated.B17:.J17])/7" office:value-type="float" office:value="0" calcext:value-type="float">
            <text:p>0.00</text:p>
          </table:table-cell>
          <table:table-cell table:style-name="ce45" table:formula="of:=SUM([$unaggregated.K17:.M17])/3" office:value-type="float" office:value="0" calcext:value-type="float">
            <text:p>0.00</text:p>
          </table:table-cell>
          <table:table-cell table:style-name="ce46" table:formula="of:=SUM(([$unaggregated.N17:.S17]))/4" office:value-type="float" office:value="0" calcext:value-type="float">
            <text:p>0.00</text:p>
          </table:table-cell>
          <table:table-cell table:style-name="ce48" table:formula="of:=SUM([$unaggregated.T17:.U17])/2" office:value-type="float" office:value="0" calcext:value-type="float">
            <text:p>0.00</text:p>
          </table:table-cell>
          <table:table-cell table:style-name="ce50" table:formula="of:=1/4*ABS(([.B16]+[.D16])*([.C16]+[.E16]))" office:value-type="float" office:value="0" calcext:value-type="float">
            <text:p>0.00</text:p>
          </table:table-cell>
          <table:table-cell table:number-columns-repeated="1018"/>
        </table:table-row>
        <table:table-row table:style-name="ro1">
          <table:table-cell table:style-name="ce40" table:formula="of:=[$unaggregated.A18]" office:value-type="string" office:string-value="CGV (Coordinated Graph Visualization) —An interactive graph visualization system, whose particular emphasis is on interaction." calcext:value-type="string">
            <text:p>CGV (Coordinated Graph Visualization) —An interactive graph visualization system, whose particular emphasis is on interaction.</text:p>
          </table:table-cell>
          <table:table-cell table:style-name="ce43" table:formula="of:=SUM([$unaggregated.B18:.J18])/7" office:value-type="float" office:value="0" calcext:value-type="float">
            <text:p>0.00</text:p>
          </table:table-cell>
          <table:table-cell table:style-name="ce45" table:formula="of:=SUM([$unaggregated.K18:.M18])/3" office:value-type="float" office:value="0" calcext:value-type="float">
            <text:p>0.00</text:p>
          </table:table-cell>
          <table:table-cell table:style-name="ce46" table:formula="of:=SUM(([$unaggregated.N18:.S18]))/4" office:value-type="float" office:value="0" calcext:value-type="float">
            <text:p>0.00</text:p>
          </table:table-cell>
          <table:table-cell table:style-name="ce48" table:formula="of:=SUM([$unaggregated.T18:.U18])/2" office:value-type="float" office:value="0" calcext:value-type="float">
            <text:p>0.00</text:p>
          </table:table-cell>
          <table:table-cell table:style-name="ce50" table:formula="of:=1/4*ABS(([.B17]+[.D17])*([.C17]+[.E17]))" office:value-type="float" office:value="0" calcext:value-type="float">
            <text:p>0.00</text:p>
          </table:table-cell>
          <table:table-cell table:number-columns-repeated="1018"/>
        </table:table-row>
        <table:table-row table:style-name="ro1">
          <table:table-cell table:style-name="ce40" table:formula="of:=[$unaggregated.A19]" office:value-type="string" office:string-value="Prefuse is a Java-based toolkit for the interactive creation of information visualization applications. (not only for graphs, but also tables and trees)" calcext:value-type="string">
            <text:p>Prefuse is a Java-based toolkit for the interactive creation of information visualization applications. (not only for graphs, but also tables and trees)</text:p>
          </table:table-cell>
          <table:table-cell table:style-name="ce43" table:formula="of:=SUM([$unaggregated.B19:.J19])/7" office:value-type="float" office:value="0" calcext:value-type="float">
            <text:p>0.00</text:p>
          </table:table-cell>
          <table:table-cell table:style-name="ce45" table:formula="of:=SUM([$unaggregated.K19:.M19])/3" office:value-type="float" office:value="0" calcext:value-type="float">
            <text:p>0.00</text:p>
          </table:table-cell>
          <table:table-cell table:style-name="ce46" table:formula="of:=SUM(([$unaggregated.N19:.S19]))/4" office:value-type="float" office:value="0" calcext:value-type="float">
            <text:p>0.00</text:p>
          </table:table-cell>
          <table:table-cell table:style-name="ce48" table:formula="of:=SUM([$unaggregated.T19:.U19])/2" office:value-type="float" office:value="0" calcext:value-type="float">
            <text:p>0.00</text:p>
          </table:table-cell>
          <table:table-cell table:style-name="ce50" table:formula="of:=1/4*ABS(([.B18]+[.D18])*([.C18]+[.E18]))" office:value-type="float" office:value="0" calcext:value-type="float">
            <text:p>0.00</text:p>
          </table:table-cell>
          <table:table-cell table:number-columns-repeated="1018"/>
        </table:table-row>
        <table:table-row table:style-name="ro1">
          <table:table-cell table:style-name="ce40" table:formula="of:=[$unaggregated.A20]" office:value-type="string" office:string-value="MuxViz: an interactive visualization and exploration of multilayer networks, i.e., graphs where nodes exhibit multiple relationships simultaneously." calcext:value-type="string">
            <text:p>MuxViz: an interactive visualization and exploration of multilayer networks, i.e., graphs where nodes exhibit multiple relationships simultaneously.</text:p>
          </table:table-cell>
          <table:table-cell table:style-name="ce43" table:formula="of:=SUM([$unaggregated.B20:.J20])/7" office:value-type="float" office:value="0" calcext:value-type="float">
            <text:p>0.00</text:p>
          </table:table-cell>
          <table:table-cell table:style-name="ce45" table:formula="of:=SUM([$unaggregated.K20:.M20])/3" office:value-type="float" office:value="0" calcext:value-type="float">
            <text:p>0.00</text:p>
          </table:table-cell>
          <table:table-cell table:style-name="ce46" table:formula="of:=SUM(([$unaggregated.N20:.S20]))/4" office:value-type="float" office:value="0" calcext:value-type="float">
            <text:p>0.00</text:p>
          </table:table-cell>
          <table:table-cell table:style-name="ce48" table:formula="of:=SUM([$unaggregated.T20:.U20])/2" office:value-type="float" office:value="0" calcext:value-type="float">
            <text:p>0.00</text:p>
          </table:table-cell>
          <table:table-cell table:style-name="ce50" table:formula="of:=1/4*ABS(([.B19]+[.D19])*([.C19]+[.E19]))" office:value-type="float" office:value="0" calcext:value-type="float">
            <text:p>0.00</text:p>
          </table:table-cell>
          <table:table-cell table:number-columns-repeated="1018"/>
        </table:table-row>
        <table:table-row table:style-name="ro1">
          <table:table-cell table:style-name="ce40" table:formula="of:=[$unaggregated.A21]" office:value-type="string" office:string-value="GraphDice: (programa) a multivariate network visualization system that uses the ScatterDice technique to support navigation in all possible graph attribute combinations" calcext:value-type="string">
            <text:p>GraphDice: (programa) a multivariate network visualization system that uses the ScatterDice technique to support navigation in all possible graph attribute combinations</text:p>
          </table:table-cell>
          <table:table-cell table:style-name="ce43" table:formula="of:=SUM([$unaggregated.B21:.J21])/7" office:value-type="float" office:value="0" calcext:value-type="float">
            <text:p>0.00</text:p>
          </table:table-cell>
          <table:table-cell table:style-name="ce45" table:formula="of:=SUM([$unaggregated.K21:.M21])/3" office:value-type="float" office:value="0" calcext:value-type="float">
            <text:p>0.00</text:p>
          </table:table-cell>
          <table:table-cell table:style-name="ce46" table:formula="of:=SUM(([$unaggregated.N21:.S21]))/4" office:value-type="float" office:value="0" calcext:value-type="float">
            <text:p>0.00</text:p>
          </table:table-cell>
          <table:table-cell table:style-name="ce48" table:formula="of:=SUM([$unaggregated.T21:.U21])/2" office:value-type="float" office:value="0" calcext:value-type="float">
            <text:p>0.00</text:p>
          </table:table-cell>
          <table:table-cell table:style-name="ce50" table:formula="of:=1/4*ABS(([.B20]+[.D20])*([.C20]+[.E20]))" office:value-type="float" office:value="0" calcext:value-type="float">
            <text:p>0.00</text:p>
          </table:table-cell>
          <table:table-cell table:number-columns-repeated="1018"/>
        </table:table-row>
        <table:table-row table:style-name="ro1">
          <table:table-cell table:style-name="ce40" table:formula="of:=[$unaggregated.A22]" office:value-type="string" office:string-value="Cubix: Cubix is a visualization interface for the exploration of dense dynamic networks with changing edge weights." calcext:value-type="string">
            <text:p>Cubix: Cubix is a visualization interface for the exploration of dense dynamic networks with changing edge weights.</text:p>
          </table:table-cell>
          <table:table-cell table:style-name="ce43" table:formula="of:=SUM([$unaggregated.B22:.J22])/7" office:value-type="float" office:value="0" calcext:value-type="float">
            <text:p>0.00</text:p>
          </table:table-cell>
          <table:table-cell table:style-name="ce45" table:formula="of:=SUM([$unaggregated.K22:.M22])/3" office:value-type="float" office:value="0" calcext:value-type="float">
            <text:p>0.00</text:p>
          </table:table-cell>
          <table:table-cell table:style-name="ce46" table:formula="of:=SUM(([$unaggregated.N22:.S22]))/4" office:value-type="float" office:value="0" calcext:value-type="float">
            <text:p>0.00</text:p>
          </table:table-cell>
          <table:table-cell table:style-name="ce48" table:formula="of:=SUM([$unaggregated.T22:.U22])/2" office:value-type="float" office:value="0" calcext:value-type="float">
            <text:p>0.00</text:p>
          </table:table-cell>
          <table:table-cell table:style-name="ce50" table:formula="of:=1/4*ABS(([.B21]+[.D21])*([.C21]+[.E21]))" office:value-type="float" office:value="0" calcext:value-type="float">
            <text:p>0.00</text:p>
          </table:table-cell>
          <table:table-cell table:number-columns-repeated="1018"/>
        </table:table-row>
        <table:table-row table:style-name="ro1">
          <table:table-cell table:style-name="ce40" table:formula="of:=[$unaggregated.A23]" office:value-type="string" office:string-value="GraphChi --- can run very large graph computations on just a single machine, by using a novel algorithm for processing the graph from disk" calcext:value-type="string">
            <text:p>GraphChi --- can run very large graph computations on just a single machine, by using a novel algorithm for processing the graph from disk</text:p>
          </table:table-cell>
          <table:table-cell table:style-name="ce43" table:formula="of:=SUM([$unaggregated.B23:.J23])/7" office:value-type="float" office:value="0" calcext:value-type="float">
            <text:p>0.00</text:p>
          </table:table-cell>
          <table:table-cell table:style-name="ce45" table:formula="of:=SUM([$unaggregated.K23:.M23])/3" office:value-type="float" office:value="0" calcext:value-type="float">
            <text:p>0.00</text:p>
          </table:table-cell>
          <table:table-cell table:style-name="ce46" table:formula="of:=SUM(([$unaggregated.N23:.S23]))/4" office:value-type="float" office:value="0" calcext:value-type="float">
            <text:p>0.00</text:p>
          </table:table-cell>
          <table:table-cell table:style-name="ce48" table:formula="of:=SUM([$unaggregated.T23:.U23])/2" office:value-type="float" office:value="0" calcext:value-type="float">
            <text:p>0.00</text:p>
          </table:table-cell>
          <table:table-cell table:style-name="ce50" table:formula="of:=1/4*ABS(([.B22]+[.D22])*([.C22]+[.E22]))" office:value-type="float" office:value="0" calcext:value-type="float">
            <text:p>0.00</text:p>
          </table:table-cell>
          <table:table-cell table:number-columns-repeated="1018"/>
        </table:table-row>
        <table:table-row table:style-name="ro1">
          <table:table-cell table:style-name="ce40" table:formula="of:=[$unaggregated.A24]" office:value-type="string" office:string-value="JUNG — the Java Universal Network/Graph Framework--is a software library that provides a common and extendible language for the modeling, analysis, and visualization of data that can be represented as a graph or network" calcext:value-type="string">
            <text:p>JUNG — the Java Universal Network/Graph Framework--is a software library that provides a common and extendible language for the modeling, analysis, and visualization of data that can be represented as a graph or network</text:p>
          </table:table-cell>
          <table:table-cell table:style-name="ce43" table:formula="of:=SUM([$unaggregated.B24:.J24])/7" office:value-type="float" office:value="0" calcext:value-type="float">
            <text:p>0.00</text:p>
          </table:table-cell>
          <table:table-cell table:style-name="ce45" table:formula="of:=SUM([$unaggregated.K24:.M24])/3" office:value-type="float" office:value="0" calcext:value-type="float">
            <text:p>0.00</text:p>
          </table:table-cell>
          <table:table-cell table:style-name="ce46" table:formula="of:=SUM(([$unaggregated.N24:.S24]))/4" office:value-type="float" office:value="0" calcext:value-type="float">
            <text:p>0.00</text:p>
          </table:table-cell>
          <table:table-cell table:style-name="ce48" table:formula="of:=SUM([$unaggregated.T24:.U24])/2" office:value-type="float" office:value="0" calcext:value-type="float">
            <text:p>0.00</text:p>
          </table:table-cell>
          <table:table-cell table:style-name="ce50" table:formula="of:=1/4*ABS(([.B23]+[.D23])*([.C23]+[.E23]))" office:value-type="float" office:value="0" calcext:value-type="float">
            <text:p>0.00</text:p>
          </table:table-cell>
          <table:table-cell table:number-columns-repeated="1018"/>
        </table:table-row>
        <table:table-row table:style-name="ro1">
          <table:table-cell table:style-name="ce40" table:formula="of:=[$unaggregated.A25]" office:value-type="string" office:string-value="NETINF - infers a who-copies-from-whom or who-repeats-after-whom network of news media sites and blogs using the MemeTracker dataset. " calcext:value-type="string">
            <text:p>NETINF - infers a who-copies-from-whom or who-repeats-after-whom network of news media sites and blogs using the MemeTracker dataset. </text:p>
          </table:table-cell>
          <table:table-cell table:style-name="ce43" table:formula="of:=SUM([$unaggregated.B25:.J25])/7" office:value-type="float" office:value="0" calcext:value-type="float">
            <text:p>0.00</text:p>
          </table:table-cell>
          <table:table-cell table:style-name="ce45" table:formula="of:=SUM([$unaggregated.K25:.M25])/3" office:value-type="float" office:value="0" calcext:value-type="float">
            <text:p>0.00</text:p>
          </table:table-cell>
          <table:table-cell table:style-name="ce46" table:formula="of:=SUM(([$unaggregated.N25:.S25]))/4" office:value-type="float" office:value="0" calcext:value-type="float">
            <text:p>0.00</text:p>
          </table:table-cell>
          <table:table-cell table:style-name="ce48" table:formula="of:=SUM([$unaggregated.T25:.U25])/2" office:value-type="float" office:value="0" calcext:value-type="float">
            <text:p>0.00</text:p>
          </table:table-cell>
          <table:table-cell table:style-name="ce50" table:formula="of:=1/4*ABS(([.B24]+[.D24])*([.C24]+[.E24]))" office:value-type="float" office:value="0" calcext:value-type="float">
            <text:p>0.00</text:p>
          </table:table-cell>
          <table:table-cell table:number-columns-repeated="1018"/>
        </table:table-row>
        <table:table-row table:style-name="ro1">
          <table:table-cell table:style-name="ce40" table:formula="of:=[$unaggregated.A26]" office:value-type="string" office:string-value="SocNetV -- is a cross-platform, user-friendly free software application for social network analysis and visualization." calcext:value-type="string">
            <text:p>SocNetV -- is a cross-platform, user-friendly free software application for social network analysis and visualization.</text:p>
          </table:table-cell>
          <table:table-cell table:style-name="ce43" table:formula="of:=SUM([$unaggregated.B26:.J26])/7" office:value-type="float" office:value="0" calcext:value-type="float">
            <text:p>0.00</text:p>
          </table:table-cell>
          <table:table-cell table:style-name="ce45" table:formula="of:=SUM([$unaggregated.K26:.M26])/3" office:value-type="float" office:value="0" calcext:value-type="float">
            <text:p>0.00</text:p>
          </table:table-cell>
          <table:table-cell table:style-name="ce46" table:formula="of:=SUM(([$unaggregated.N26:.S26]))/4" office:value-type="float" office:value="0" calcext:value-type="float">
            <text:p>0.00</text:p>
          </table:table-cell>
          <table:table-cell table:style-name="ce48" table:formula="of:=SUM([$unaggregated.T26:.U26])/2" office:value-type="float" office:value="0" calcext:value-type="float">
            <text:p>0.00</text:p>
          </table:table-cell>
          <table:table-cell table:style-name="ce50" table:formula="of:=1/4*ABS(([.B25]+[.D25])*([.C25]+[.E25]))" office:value-type="float" office:value="0" calcext:value-type="float">
            <text:p>0.00</text:p>
          </table:table-cell>
          <table:table-cell table:number-columns-repeated="1018"/>
        </table:table-row>
        <table:table-row table:style-name="ro1">
          <table:table-cell table:style-name="ce40" table:formula="of:=[$unaggregated.A27]" office:value-type="string" office:string-value="SUBDUE --- is a graph-based knowledge discovery system that finds structural, relational patterns in data representing entities and relationships" calcext:value-type="string">
            <text:p>SUBDUE --- is a graph-based knowledge discovery system that finds structural, relational patterns in data representing entities and relationships</text:p>
          </table:table-cell>
          <table:table-cell table:style-name="ce43" table:formula="of:=SUM([$unaggregated.B27:.J27])/7" office:value-type="float" office:value="0" calcext:value-type="float">
            <text:p>0.00</text:p>
          </table:table-cell>
          <table:table-cell table:style-name="ce45" table:formula="of:=SUM([$unaggregated.K27:.M27])/3" office:value-type="float" office:value="0" calcext:value-type="float">
            <text:p>0.00</text:p>
          </table:table-cell>
          <table:table-cell table:style-name="ce46" table:formula="of:=SUM(([$unaggregated.N27:.S27]))/4" office:value-type="float" office:value="0" calcext:value-type="float">
            <text:p>0.00</text:p>
          </table:table-cell>
          <table:table-cell table:style-name="ce48" table:formula="of:=SUM([$unaggregated.T27:.U27])/2" office:value-type="float" office:value="0" calcext:value-type="float">
            <text:p>0.00</text:p>
          </table:table-cell>
          <table:table-cell table:style-name="ce50" table:formula="of:=1/4*ABS(([.B26]+[.D26])*([.C26]+[.E26]))" office:value-type="float" office:value="0" calcext:value-type="float">
            <text:p>0.00</text:p>
          </table:table-cell>
          <table:table-cell table:number-columns-repeated="1018"/>
        </table:table-row>
        <table:table-row table:style-name="ro1">
          <table:table-cell table:style-name="ce40" table:formula="of:=[$unaggregated.A28]" office:value-type="string" office:string-value="sna R --- R library with a range of tools for social network analysis, including node and graph-level indices, structural distance and covariance methods, structural equivalence detection, network regression, random graph generation, and 2D/3D network visualization" calcext:value-type="string">
            <text:p>sna R --- R library with a range of tools for social network analysis, including node and graph-level indices, structural distance and covariance methods, structural equivalence detection, network regression, random graph generation, and 2D/3D network visualization</text:p>
          </table:table-cell>
          <table:table-cell table:style-name="ce43" table:formula="of:=SUM([$unaggregated.B28:.J28])/7" office:value-type="float" office:value="0" calcext:value-type="float">
            <text:p>0.00</text:p>
          </table:table-cell>
          <table:table-cell table:style-name="ce45" table:formula="of:=SUM([$unaggregated.K28:.M28])/3" office:value-type="float" office:value="0" calcext:value-type="float">
            <text:p>0.00</text:p>
          </table:table-cell>
          <table:table-cell table:style-name="ce46" table:formula="of:=SUM(([$unaggregated.N28:.S28]))/4" office:value-type="float" office:value="0" calcext:value-type="float">
            <text:p>0.00</text:p>
          </table:table-cell>
          <table:table-cell table:style-name="ce48" table:formula="of:=SUM([$unaggregated.T28:.U28])/2" office:value-type="float" office:value="0" calcext:value-type="float">
            <text:p>0.00</text:p>
          </table:table-cell>
          <table:table-cell table:style-name="ce50" table:formula="of:=1/4*ABS(([.B27]+[.D27])*([.C27]+[.E27]))" office:value-type="float" office:value="0" calcext:value-type="float">
            <text:p>0.00</text:p>
          </table:table-cell>
          <table:table-cell table:number-columns-repeated="1018"/>
        </table:table-row>
        <table:table-row table:style-name="ro1">
          <table:table-cell table:style-name="ce40" table:formula="of:=[$unaggregated.A29]" office:value-type="string" office:string-value="statnet --- is a suite of R packages that perform a wide range of data management, visualization, descriptive and statistical network analysis tasks" calcext:value-type="string">
            <text:p>statnet --- is a suite of R packages that perform a wide range of data management, visualization, descriptive and statistical network analysis tasks</text:p>
          </table:table-cell>
          <table:table-cell table:style-name="ce43" table:formula="of:=SUM([$unaggregated.B29:.J29])/7" office:value-type="float" office:value="0" calcext:value-type="float">
            <text:p>0.00</text:p>
          </table:table-cell>
          <table:table-cell table:style-name="ce45" table:formula="of:=SUM([$unaggregated.K29:.M29])/3" office:value-type="float" office:value="0" calcext:value-type="float">
            <text:p>0.00</text:p>
          </table:table-cell>
          <table:table-cell table:style-name="ce46" table:formula="of:=SUM(([$unaggregated.N29:.S29]))/4" office:value-type="float" office:value="0" calcext:value-type="float">
            <text:p>0.00</text:p>
          </table:table-cell>
          <table:table-cell table:style-name="ce48" table:formula="of:=SUM([$unaggregated.T29:.U29])/2" office:value-type="float" office:value="0" calcext:value-type="float">
            <text:p>0.00</text:p>
          </table:table-cell>
          <table:table-cell table:style-name="ce50" table:formula="of:=1/4*ABS(([.B28]+[.D28])*([.C28]+[.E28]))" office:value-type="float" office:value="0" calcext:value-type="float">
            <text:p>0.00</text:p>
          </table:table-cell>
          <table:table-cell table:number-columns-repeated="1018"/>
        </table:table-row>
        <table:table-row table:style-name="ro1">
          <table:table-cell table:style-name="ce40" table:formula="of:=[$unaggregated.A30]" office:value-type="string" office:string-value="Centrifuge Analytics --- browser-based visual data discovery link analysis product" calcext:value-type="string">
            <text:p>Centrifuge Analytics --- browser-based visual data discovery link analysis product</text:p>
          </table:table-cell>
          <table:table-cell table:style-name="ce43" table:formula="of:=SUM([$unaggregated.B30:.J30])/7" office:value-type="float" office:value="0" calcext:value-type="float">
            <text:p>0.00</text:p>
          </table:table-cell>
          <table:table-cell table:style-name="ce45" table:formula="of:=SUM([$unaggregated.K30:.M30])/3" office:value-type="float" office:value="0" calcext:value-type="float">
            <text:p>0.00</text:p>
          </table:table-cell>
          <table:table-cell table:style-name="ce46" table:formula="of:=SUM(([$unaggregated.N30:.S30]))/4" office:value-type="float" office:value="0" calcext:value-type="float">
            <text:p>0.00</text:p>
          </table:table-cell>
          <table:table-cell table:style-name="ce48" table:formula="of:=SUM([$unaggregated.T30:.U30])/2" office:value-type="float" office:value="0" calcext:value-type="float">
            <text:p>0.00</text:p>
          </table:table-cell>
          <table:table-cell table:style-name="ce50" table:formula="of:=1/4*ABS(([.B29]+[.D29])*([.C29]+[.E29]))" office:value-type="float" office:value="0" calcext:value-type="float">
            <text:p>0.00</text:p>
          </table:table-cell>
          <table:table-cell table:number-columns-repeated="1018"/>
        </table:table-row>
        <table:table-row table:style-name="ro1">
          <table:table-cell table:style-name="ce40" table:formula="of:=[$unaggregated.A31]" office:value-type="string" office:string-value="Commetrix --- is a Software Framework for Dynamic Network Visualization and Analysis" calcext:value-type="string">
            <text:p>Commetrix --- is a Software Framework for Dynamic Network Visualization and Analysis</text:p>
          </table:table-cell>
          <table:table-cell table:style-name="ce43" table:formula="of:=SUM([$unaggregated.B31:.J31])/7" office:value-type="float" office:value="0" calcext:value-type="float">
            <text:p>0.00</text:p>
          </table:table-cell>
          <table:table-cell table:style-name="ce45" table:formula="of:=SUM([$unaggregated.K31:.M31])/3" office:value-type="float" office:value="0" calcext:value-type="float">
            <text:p>0.00</text:p>
          </table:table-cell>
          <table:table-cell table:style-name="ce46" table:formula="of:=SUM(([$unaggregated.N31:.S31]))/4" office:value-type="float" office:value="0" calcext:value-type="float">
            <text:p>0.00</text:p>
          </table:table-cell>
          <table:table-cell table:style-name="ce48" table:formula="of:=SUM([$unaggregated.T31:.U31])/2" office:value-type="float" office:value="0" calcext:value-type="float">
            <text:p>0.00</text:p>
          </table:table-cell>
          <table:table-cell table:style-name="ce50" table:formula="of:=1/4*ABS(([.B30]+[.D30])*([.C30]+[.E30]))" office:value-type="float" office:value="0" calcext:value-type="float">
            <text:p>0.00</text:p>
          </table:table-cell>
          <table:table-cell table:number-columns-repeated="1018"/>
        </table:table-row>
        <table:table-row table:style-name="ro1">
          <table:table-cell table:style-name="ce40" table:formula="of:=[$unaggregated.A32]" office:value-type="string" office:string-value="Cuttlefish --- a network workbench application that visualizes the networks with some of the best known layout algorithms" calcext:value-type="string">
            <text:p>Cuttlefish --- a network workbench application that visualizes the networks with some of the best known layout algorithms</text:p>
          </table:table-cell>
          <table:table-cell table:style-name="ce43" table:formula="of:=SUM([$unaggregated.B32:.J32])/7" office:value-type="float" office:value="0" calcext:value-type="float">
            <text:p>0.00</text:p>
          </table:table-cell>
          <table:table-cell table:style-name="ce45" table:formula="of:=SUM([$unaggregated.K32:.M32])/3" office:value-type="float" office:value="0" calcext:value-type="float">
            <text:p>0.00</text:p>
          </table:table-cell>
          <table:table-cell table:style-name="ce46" table:formula="of:=SUM(([$unaggregated.N32:.S32]))/4" office:value-type="float" office:value="0" calcext:value-type="float">
            <text:p>0.00</text:p>
          </table:table-cell>
          <table:table-cell table:style-name="ce48" table:formula="of:=SUM([$unaggregated.T32:.U32])/2" office:value-type="float" office:value="0" calcext:value-type="float">
            <text:p>0.00</text:p>
          </table:table-cell>
          <table:table-cell table:style-name="ce50" table:formula="of:=1/4*ABS(([.B31]+[.D31])*([.C31]+[.E31]))" office:value-type="float" office:value="0" calcext:value-type="float">
            <text:p>0.00</text:p>
          </table:table-cell>
          <table:table-cell table:number-columns-repeated="1018"/>
        </table:table-row>
        <table:table-row table:style-name="ro1">
          <table:table-cell table:style-name="ce40" table:formula="of:=[$unaggregated.A33]" office:value-type="string" office:string-value="Egonet --- a program for the collection and analysis of egocentric network data" calcext:value-type="string">
            <text:p>Egonet --- a program for the collection and analysis of egocentric network data</text:p>
          </table:table-cell>
          <table:table-cell table:style-name="ce43" table:formula="of:=SUM([$unaggregated.B33:.J33])/7" office:value-type="float" office:value="0" calcext:value-type="float">
            <text:p>0.00</text:p>
          </table:table-cell>
          <table:table-cell table:style-name="ce45" table:formula="of:=SUM([$unaggregated.K33:.M33])/3" office:value-type="float" office:value="0" calcext:value-type="float">
            <text:p>0.00</text:p>
          </table:table-cell>
          <table:table-cell table:style-name="ce46" table:formula="of:=SUM(([$unaggregated.N33:.S33]))/4" office:value-type="float" office:value="0" calcext:value-type="float">
            <text:p>0.00</text:p>
          </table:table-cell>
          <table:table-cell table:style-name="ce48" table:formula="of:=SUM([$unaggregated.T33:.U33])/2" office:value-type="float" office:value="0" calcext:value-type="float">
            <text:p>0.00</text:p>
          </table:table-cell>
          <table:table-cell table:style-name="ce50" table:formula="of:=1/4*ABS(([.B32]+[.D32])*([.C32]+[.E32]))" office:value-type="float" office:value="0" calcext:value-type="float">
            <text:p>0.00</text:p>
          </table:table-cell>
          <table:table-cell table:number-columns-repeated="1018"/>
        </table:table-row>
        <table:table-row table:style-name="ro1">
          <table:table-cell table:style-name="ce40" table:formula="of:=[$unaggregated.A34]" office:value-type="string" office:string-value="Graph-tool --- an efficient Python module for manipulation and statistical analysis of graphs (a.k.a. networks)" calcext:value-type="string">
            <text:p>Graph-tool --- an efficient Python module for manipulation and statistical analysis of graphs (a.k.a. networks)</text:p>
          </table:table-cell>
          <table:table-cell table:style-name="ce43" table:formula="of:=SUM([$unaggregated.B34:.J34])/7" office:value-type="float" office:value="0" calcext:value-type="float">
            <text:p>0.00</text:p>
          </table:table-cell>
          <table:table-cell table:style-name="ce45" table:formula="of:=SUM([$unaggregated.K34:.M34])/3" office:value-type="float" office:value="0" calcext:value-type="float">
            <text:p>0.00</text:p>
          </table:table-cell>
          <table:table-cell table:style-name="ce46" table:formula="of:=SUM(([$unaggregated.N34:.S34]))/4" office:value-type="float" office:value="0" calcext:value-type="float">
            <text:p>0.00</text:p>
          </table:table-cell>
          <table:table-cell table:style-name="ce48" table:formula="of:=SUM([$unaggregated.T34:.U34])/2" office:value-type="float" office:value="0" calcext:value-type="float">
            <text:p>0.00</text:p>
          </table:table-cell>
          <table:table-cell table:style-name="ce50" table:formula="of:=1/4*ABS(([.B33]+[.D33])*([.C33]+[.E33]))" office:value-type="float" office:value="0" calcext:value-type="float">
            <text:p>0.00</text:p>
          </table:table-cell>
          <table:table-cell table:number-columns-repeated="1018"/>
        </table:table-row>
        <table:table-row table:style-name="ro1">
          <table:table-cell table:style-name="ce40" table:formula="of:=[$unaggregated.A35]" office:value-type="string" office:string-value="InFlow --- performs network analysis AND network visualization in one integrated product." calcext:value-type="string">
            <text:p>InFlow --- performs network analysis AND network visualization in one integrated product.</text:p>
          </table:table-cell>
          <table:table-cell table:style-name="ce43" table:formula="of:=SUM([$unaggregated.B35:.J35])/7" office:value-type="float" office:value="0" calcext:value-type="float">
            <text:p>0.00</text:p>
          </table:table-cell>
          <table:table-cell table:style-name="ce45" table:formula="of:=SUM([$unaggregated.K35:.M35])/3" office:value-type="float" office:value="0" calcext:value-type="float">
            <text:p>0.00</text:p>
          </table:table-cell>
          <table:table-cell table:style-name="ce46" table:formula="of:=SUM(([$unaggregated.N35:.S35]))/4" office:value-type="float" office:value="0" calcext:value-type="float">
            <text:p>0.00</text:p>
          </table:table-cell>
          <table:table-cell table:style-name="ce48" table:formula="of:=SUM([$unaggregated.T35:.U35])/2" office:value-type="float" office:value="0" calcext:value-type="float">
            <text:p>0.00</text:p>
          </table:table-cell>
          <table:table-cell table:style-name="ce50" table:formula="of:=1/4*ABS(([.B34]+[.D34])*([.C34]+[.E34]))" office:value-type="float" office:value="0" calcext:value-type="float">
            <text:p>0.00</text:p>
          </table:table-cell>
          <table:table-cell table:number-columns-repeated="1018"/>
        </table:table-row>
        <table:table-row table:style-name="ro1">
          <table:table-cell table:style-name="ce40" table:formula="of:=[$unaggregated.A36]" office:value-type="string" office:string-value="Netlytic --- is a community-supported text and social networks analyzer for social media researchers and educators to study public discourse on social media sites" calcext:value-type="string">
            <text:p>Netlytic --- is a community-supported text and social networks analyzer for social media researchers and educators to study public discourse on social media sites</text:p>
          </table:table-cell>
          <table:table-cell table:style-name="ce43" table:formula="of:=SUM([$unaggregated.B36:.J36])/7" office:value-type="float" office:value="0" calcext:value-type="float">
            <text:p>0.00</text:p>
          </table:table-cell>
          <table:table-cell table:style-name="ce45" table:formula="of:=SUM([$unaggregated.K36:.M36])/3" office:value-type="float" office:value="0" calcext:value-type="float">
            <text:p>0.00</text:p>
          </table:table-cell>
          <table:table-cell table:style-name="ce46" table:formula="of:=SUM(([$unaggregated.N36:.S36]))/4" office:value-type="float" office:value="0" calcext:value-type="float">
            <text:p>0.00</text:p>
          </table:table-cell>
          <table:table-cell table:style-name="ce48" table:formula="of:=SUM([$unaggregated.T36:.U36])/2" office:value-type="float" office:value="0" calcext:value-type="float">
            <text:p>0.00</text:p>
          </table:table-cell>
          <table:table-cell table:style-name="ce50" table:formula="of:=1/4*ABS(([.B35]+[.D35])*([.C35]+[.E35]))" office:value-type="float" office:value="0" calcext:value-type="float">
            <text:p>0.00</text:p>
          </table:table-cell>
          <table:table-cell table:number-columns-repeated="1018"/>
        </table:table-row>
        <table:table-row table:style-name="ro1">
          <table:table-cell table:style-name="ce40" table:formula="of:=[$unaggregated.A37]" office:value-type="string" office:string-value="NetworKit --- is a growing open-source toolkit for large-scale network analysis." calcext:value-type="string">
            <text:p>NetworKit --- is a growing open-source toolkit for large-scale network analysis.</text:p>
          </table:table-cell>
          <table:table-cell table:style-name="ce43" table:formula="of:=SUM([$unaggregated.B37:.J37])/7" office:value-type="float" office:value="0" calcext:value-type="float">
            <text:p>0.00</text:p>
          </table:table-cell>
          <table:table-cell table:style-name="ce45" table:formula="of:=SUM([$unaggregated.K37:.M37])/3" office:value-type="float" office:value="0" calcext:value-type="float">
            <text:p>0.00</text:p>
          </table:table-cell>
          <table:table-cell table:style-name="ce46" table:formula="of:=SUM(([$unaggregated.N37:.S37]))/4" office:value-type="float" office:value="0" calcext:value-type="float">
            <text:p>0.00</text:p>
          </table:table-cell>
          <table:table-cell table:style-name="ce48" table:formula="of:=SUM([$unaggregated.T37:.U37])/2" office:value-type="float" office:value="0" calcext:value-type="float">
            <text:p>0.00</text:p>
          </table:table-cell>
          <table:table-cell table:style-name="ce50" table:formula="of:=1/4*ABS(([.B36]+[.D36])*([.C36]+[.E36]))" office:value-type="float" office:value="0" calcext:value-type="float">
            <text:p>0.00</text:p>
          </table:table-cell>
          <table:table-cell table:number-columns-repeated="1018"/>
        </table:table-row>
        <table:table-row table:style-name="ro1">
          <table:table-cell table:style-name="ce40" table:formula="of:=[$unaggregated.A38]" office:value-type="string" office:string-value="Pajek --- provide tools for analysis and visualization of such networks: collaboration networks, organic molecule in chemistry, protein receptor interaction networks, genealogies, Internet networks, citation networks, diffusion (AIDS, news, innovations) networks, data-mining (2-mode networks), etc." calcext:value-type="string">
            <text:p>Pajek --- provide tools for analysis and visualization of such networks: collaboration networks, organic molecule in chemistry, protein receptor interaction networks, genealogies, Internet networks, citation networks, diffusion (AIDS, news, innovations) networks, data-mining (2-mode networks), etc.</text:p>
          </table:table-cell>
          <table:table-cell table:style-name="ce43" table:formula="of:=SUM([$unaggregated.B38:.J38])/7" office:value-type="float" office:value="0" calcext:value-type="float">
            <text:p>0.00</text:p>
          </table:table-cell>
          <table:table-cell table:style-name="ce45" table:formula="of:=SUM([$unaggregated.K38:.M38])/3" office:value-type="float" office:value="0" calcext:value-type="float">
            <text:p>0.00</text:p>
          </table:table-cell>
          <table:table-cell table:style-name="ce46" table:formula="of:=SUM(([$unaggregated.N38:.S38]))/4" office:value-type="float" office:value="0" calcext:value-type="float">
            <text:p>0.00</text:p>
          </table:table-cell>
          <table:table-cell table:style-name="ce48" table:formula="of:=SUM([$unaggregated.T38:.U38])/2" office:value-type="float" office:value="0" calcext:value-type="float">
            <text:p>0.00</text:p>
          </table:table-cell>
          <table:table-cell table:style-name="ce50" table:formula="of:=1/4*ABS(([.B37]+[.D37])*([.C37]+[.E37]))" office:value-type="float" office:value="0" calcext:value-type="float">
            <text:p>0.00</text:p>
          </table:table-cell>
          <table:table-cell table:number-columns-repeated="1018"/>
        </table:table-row>
        <table:table-row table:style-name="ro1">
          <table:table-cell table:style-name="ce40" table:formula="of:=[$unaggregated.A39]" office:value-type="string" office:string-value="Polinode --- map, visualize and analyze network data. Targeted mainly at organizations and consultants" calcext:value-type="string">
            <text:p>Polinode --- map, visualize and analyze network data. Targeted mainly at organizations and consultants</text:p>
          </table:table-cell>
          <table:table-cell table:style-name="ce43" table:formula="of:=SUM([$unaggregated.B39:.J39])/7" office:value-type="float" office:value="0" calcext:value-type="float">
            <text:p>0.00</text:p>
          </table:table-cell>
          <table:table-cell table:style-name="ce45" table:formula="of:=SUM([$unaggregated.K39:.M39])/3" office:value-type="float" office:value="0" calcext:value-type="float">
            <text:p>0.00</text:p>
          </table:table-cell>
          <table:table-cell table:style-name="ce46" table:formula="of:=SUM(([$unaggregated.N39:.S39]))/4" office:value-type="float" office:value="0" calcext:value-type="float">
            <text:p>0.00</text:p>
          </table:table-cell>
          <table:table-cell table:style-name="ce48" table:formula="of:=SUM([$unaggregated.T39:.U39])/2" office:value-type="float" office:value="0" calcext:value-type="float">
            <text:p>0.00</text:p>
          </table:table-cell>
          <table:table-cell table:style-name="ce50" table:formula="of:=1/4*ABS(([.B38]+[.D38])*([.C38]+[.E38]))" office:value-type="float" office:value="0" calcext:value-type="float">
            <text:p>0.00</text:p>
          </table:table-cell>
          <table:table-cell table:number-columns-repeated="1018"/>
        </table:table-row>
        <table:table-row table:style-name="ro1">
          <table:table-cell table:style-name="ce40" table:formula="of:=[$unaggregated.A40]" office:value-type="string" office:string-value="SocioViz is a social media analytics platform powered by Social Network Analysis metrics. Allows user to query Twitter conversations and find Identify key influencers, opinions and contents. " calcext:value-type="string">
            <text:p>SocioViz is a social media analytics platform powered by Social Network Analysis metrics. Allows user to query Twitter conversations and find Identify key influencers, opinions and contents. </text:p>
          </table:table-cell>
          <table:table-cell table:style-name="ce43" table:formula="of:=SUM([$unaggregated.B40:.J40])/7" office:value-type="float" office:value="0" calcext:value-type="float">
            <text:p>0.00</text:p>
          </table:table-cell>
          <table:table-cell table:style-name="ce45" table:formula="of:=SUM([$unaggregated.K40:.M40])/3" office:value-type="float" office:value="0" calcext:value-type="float">
            <text:p>0.00</text:p>
          </table:table-cell>
          <table:table-cell table:style-name="ce46" table:formula="of:=SUM(([$unaggregated.N40:.S40]))/4" office:value-type="float" office:value="0" calcext:value-type="float">
            <text:p>0.00</text:p>
          </table:table-cell>
          <table:table-cell table:style-name="ce48" table:formula="of:=SUM([$unaggregated.T40:.U40])/2" office:value-type="float" office:value="0" calcext:value-type="float">
            <text:p>0.00</text:p>
          </table:table-cell>
          <table:table-cell table:style-name="ce50" table:formula="of:=1/4*ABS(([.B39]+[.D39])*([.C39]+[.E39]))" office:value-type="float" office:value="0" calcext:value-type="float">
            <text:p>0.00</text:p>
          </table:table-cell>
          <table:table-cell table:number-columns-repeated="1018"/>
        </table:table-row>
        <table:table-row table:style-name="ro1">
          <table:table-cell table:style-name="ce40" table:formula="of:=[$unaggregated.A41]" office:value-type="string" office:string-value="Sentinel Visualizer --- Advanced Link Analysis, Data Visualization, Geospatial Mapping, and SNA" calcext:value-type="string">
            <text:p>Sentinel Visualizer --- Advanced Link Analysis, Data Visualization, Geospatial Mapping, and SNA</text:p>
          </table:table-cell>
          <table:table-cell table:style-name="ce43" table:formula="of:=SUM([$unaggregated.B41:.J41])/7" office:value-type="float" office:value="0" calcext:value-type="float">
            <text:p>0.00</text:p>
          </table:table-cell>
          <table:table-cell table:style-name="ce45" table:formula="of:=SUM([$unaggregated.K41:.M41])/3" office:value-type="float" office:value="0" calcext:value-type="float">
            <text:p>0.00</text:p>
          </table:table-cell>
          <table:table-cell table:style-name="ce46" table:formula="of:=SUM(([$unaggregated.N41:.S41]))/4" office:value-type="float" office:value="0" calcext:value-type="float">
            <text:p>0.00</text:p>
          </table:table-cell>
          <table:table-cell table:style-name="ce48" table:formula="of:=SUM([$unaggregated.T41:.U41])/2" office:value-type="float" office:value="0" calcext:value-type="float">
            <text:p>0.00</text:p>
          </table:table-cell>
          <table:table-cell table:style-name="ce50" table:formula="of:=1/4*ABS(([.B40]+[.D40])*([.C40]+[.E40]))" office:value-type="float" office:value="0" calcext:value-type="float">
            <text:p>0.00</text:p>
          </table:table-cell>
          <table:table-cell table:number-columns-repeated="1018"/>
        </table:table-row>
        <table:table-row table:style-name="ro1">
          <table:table-cell table:style-name="ce40" table:formula="of:=[$unaggregated.A42]" office:value-type="string" office:string-value="AllegroGraph  --- is an ultra scalable, high-performance, and transactional Semantic Graph Database" calcext:value-type="string">
            <text:p>AllegroGraph <text:s/>--- is an ultra scalable, high-performance, and transactional Semantic Graph Database</text:p>
          </table:table-cell>
          <table:table-cell table:style-name="ce43" table:formula="of:=SUM([$unaggregated.B42:.J42])/7" office:value-type="float" office:value="0" calcext:value-type="float">
            <text:p>0.00</text:p>
          </table:table-cell>
          <table:table-cell table:style-name="ce45" table:formula="of:=SUM([$unaggregated.K42:.M42])/3" office:value-type="float" office:value="0" calcext:value-type="float">
            <text:p>0.00</text:p>
          </table:table-cell>
          <table:table-cell table:style-name="ce46" table:formula="of:=SUM(([$unaggregated.N42:.S42]))/4" office:value-type="float" office:value="0" calcext:value-type="float">
            <text:p>0.00</text:p>
          </table:table-cell>
          <table:table-cell table:style-name="ce48" table:formula="of:=SUM([$unaggregated.T42:.U42])/2" office:value-type="float" office:value="0" calcext:value-type="float">
            <text:p>0.00</text:p>
          </table:table-cell>
          <table:table-cell table:style-name="ce50" table:formula="of:=1/4*ABS(([.B41]+[.D41])*([.C41]+[.E41]))" office:value-type="float" office:value="0" calcext:value-type="float">
            <text:p>0.00</text:p>
          </table:table-cell>
          <table:table-cell table:number-columns-repeated="1018"/>
        </table:table-row>
        <table:table-row table:style-name="ro1">
          <table:table-cell table:style-name="ce40" table:formula="of:=[$unaggregated.A43]" office:value-type="string" office:string-value="GraphStream is a Java library for the modeling and analysis of dynamic graphs" calcext:value-type="string">
            <text:p>GraphStream is a Java library for the modeling and analysis of dynamic graphs</text:p>
          </table:table-cell>
          <table:table-cell table:style-name="ce43" table:formula="of:=SUM([$unaggregated.B43:.J43])/7" office:value-type="float" office:value="0" calcext:value-type="float">
            <text:p>0.00</text:p>
          </table:table-cell>
          <table:table-cell table:style-name="ce45" table:formula="of:=SUM([$unaggregated.K43:.M43])/3" office:value-type="float" office:value="0" calcext:value-type="float">
            <text:p>0.00</text:p>
          </table:table-cell>
          <table:table-cell table:style-name="ce46" table:formula="of:=SUM(([$unaggregated.N43:.S43]))/4" office:value-type="float" office:value="0" calcext:value-type="float">
            <text:p>0.00</text:p>
          </table:table-cell>
          <table:table-cell table:style-name="ce48" table:formula="of:=SUM([$unaggregated.T43:.U43])/2" office:value-type="float" office:value="0" calcext:value-type="float">
            <text:p>0.00</text:p>
          </table:table-cell>
          <table:table-cell table:style-name="ce50" table:formula="of:=1/4*ABS(([.B42]+[.D42])*([.C42]+[.E42]))" office:value-type="float" office:value="0" calcext:value-type="float">
            <text:p>0.00</text:p>
          </table:table-cell>
          <table:table-cell table:number-columns-repeated="1018"/>
        </table:table-row>
        <table:table-row table:style-name="ro1">
          <table:table-cell table:style-name="ce40" table:formula="of:=[$unaggregated.A44]" office:value-type="string" office:string-value="InfiniteGraph is a distributed graph database that can exploit mixed disk, SSD and in-memory algorithms." calcext:value-type="string">
            <text:p>InfiniteGraph is a distributed graph database that can exploit mixed disk, SSD and in-memory algorithms.</text:p>
          </table:table-cell>
          <table:table-cell table:style-name="ce43" table:formula="of:=SUM([$unaggregated.B44:.J44])/7" office:value-type="float" office:value="0" calcext:value-type="float">
            <text:p>0.00</text:p>
          </table:table-cell>
          <table:table-cell table:style-name="ce45" table:formula="of:=SUM([$unaggregated.K44:.M44])/3" office:value-type="float" office:value="0" calcext:value-type="float">
            <text:p>0.00</text:p>
          </table:table-cell>
          <table:table-cell table:style-name="ce46" table:formula="of:=SUM(([$unaggregated.N44:.S44]))/4" office:value-type="float" office:value="0" calcext:value-type="float">
            <text:p>0.00</text:p>
          </table:table-cell>
          <table:table-cell table:style-name="ce48" table:formula="of:=SUM([$unaggregated.T44:.U44])/2" office:value-type="float" office:value="0" calcext:value-type="float">
            <text:p>0.00</text:p>
          </table:table-cell>
          <table:table-cell table:style-name="ce50" table:formula="of:=1/4*ABS(([.B43]+[.D43])*([.C43]+[.E43]))" office:value-type="float" office:value="0" calcext:value-type="float">
            <text:p>0.00</text:p>
          </table:table-cell>
          <table:table-cell table:number-columns-repeated="1018"/>
        </table:table-row>
        <table:table-row table:style-name="ro1">
          <table:table-cell table:style-name="ce40" table:formula="of:=[$unaggregated.A45]" office:value-type="string" office:string-value="Wolfram Mathematica SNA - a complete and rich set of state-of-the art social network analysis functions." calcext:value-type="string">
            <text:p>Wolfram Mathematica SNA - a complete and rich set of state-of-the art social network analysis functions.</text:p>
          </table:table-cell>
          <table:table-cell table:style-name="ce43" table:formula="of:=SUM([$unaggregated.B45:.J45])/7" office:value-type="float" office:value="0" calcext:value-type="float">
            <text:p>0.00</text:p>
          </table:table-cell>
          <table:table-cell table:style-name="ce45" table:formula="of:=SUM([$unaggregated.K45:.M45])/3" office:value-type="float" office:value="0" calcext:value-type="float">
            <text:p>0.00</text:p>
          </table:table-cell>
          <table:table-cell table:style-name="ce46" table:formula="of:=SUM(([$unaggregated.N45:.S45]))/4" office:value-type="float" office:value="0" calcext:value-type="float">
            <text:p>0.00</text:p>
          </table:table-cell>
          <table:table-cell table:style-name="ce48" table:formula="of:=SUM([$unaggregated.T45:.U45])/2" office:value-type="float" office:value="0" calcext:value-type="float">
            <text:p>0.00</text:p>
          </table:table-cell>
          <table:table-cell table:style-name="ce50" table:formula="of:=1/4*ABS(([.B44]+[.D44])*([.C44]+[.E44]))" office:value-type="float" office:value="0" calcext:value-type="float">
            <text:p>0.00</text:p>
          </table:table-cell>
          <table:table-cell table:number-columns-repeated="1018"/>
        </table:table-row>
        <table:table-row table:style-name="ro1">
          <table:table-cell table:style-name="ce40" table:formula="of:=[$unaggregated.A46]" office:value-type="string" office:string-value="VisuaLyzer™ --- an interactive and intuitive desktop tool for visualizing and analyzing social network data from imported data or from data created in the graphical interface." calcext:value-type="string">
            <text:p>VisuaLyzer™ --- an interactive and intuitive desktop tool for visualizing and analyzing social network data from imported data or from data created in the graphical interface.</text:p>
          </table:table-cell>
          <table:table-cell table:style-name="ce43" table:formula="of:=SUM([$unaggregated.B46:.J46])/7" office:value-type="float" office:value="0" calcext:value-type="float">
            <text:p>0.00</text:p>
          </table:table-cell>
          <table:table-cell table:style-name="ce45" table:formula="of:=SUM([$unaggregated.K46:.M46])/3" office:value-type="float" office:value="0" calcext:value-type="float">
            <text:p>0.00</text:p>
          </table:table-cell>
          <table:table-cell table:style-name="ce46" table:formula="of:=SUM(([$unaggregated.N46:.S46]))/4" office:value-type="float" office:value="0" calcext:value-type="float">
            <text:p>0.00</text:p>
          </table:table-cell>
          <table:table-cell table:style-name="ce48" table:formula="of:=SUM([$unaggregated.T46:.U46])/2" office:value-type="float" office:value="0" calcext:value-type="float">
            <text:p>0.00</text:p>
          </table:table-cell>
          <table:table-cell table:style-name="ce50" table:formula="of:=1/4*ABS(([.B45]+[.D45])*([.C45]+[.E45]))" office:value-type="float" office:value="0" calcext:value-type="float">
            <text:p>0.00</text:p>
          </table:table-cell>
          <table:table-cell table:number-columns-repeated="1018"/>
        </table:table-row>
        <table:table-row table:style-name="ro1">
          <table:table-cell table:style-name="ce40" table:formula="of:=[$unaggregated.A47]" office:value-type="string" office:string-value="Kumu  --- makes it easy to organize complex data into relationship maps that are beautiful to look at and a pleasure to use." calcext:value-type="string">
            <text:p>Kumu <text:s/>--- makes it easy to organize complex data into relationship maps that are beautiful to look at and a pleasure to use.</text:p>
          </table:table-cell>
          <table:table-cell table:style-name="ce43" table:formula="of:=SUM([$unaggregated.B47:.J47])/7" office:value-type="float" office:value="0" calcext:value-type="float">
            <text:p>0.00</text:p>
          </table:table-cell>
          <table:table-cell table:style-name="ce45" table:formula="of:=SUM([$unaggregated.K47:.M47])/3" office:value-type="float" office:value="0" calcext:value-type="float">
            <text:p>0.00</text:p>
          </table:table-cell>
          <table:table-cell table:style-name="ce46" table:formula="of:=SUM(([$unaggregated.N47:.S47]))/4" office:value-type="float" office:value="0" calcext:value-type="float">
            <text:p>0.00</text:p>
          </table:table-cell>
          <table:table-cell table:style-name="ce48" table:formula="of:=SUM([$unaggregated.T47:.U47])/2" office:value-type="float" office:value="0" calcext:value-type="float">
            <text:p>0.00</text:p>
          </table:table-cell>
          <table:table-cell table:style-name="ce50" table:formula="of:=1/4*ABS(([.B46]+[.D46])*([.C46]+[.E46]))" office:value-type="float" office:value="0" calcext:value-type="float">
            <text:p>0.00</text:p>
          </table:table-cell>
          <table:table-cell table:number-columns-repeated="1018"/>
        </table:table-row>
        <table:table-row table:style-name="ro1">
          <table:table-cell table:style-name="ce40" table:formula="of:=[$unaggregated.A48]" office:value-type="string" office:string-value="E-Net is Windows software for analyzing ego network data." calcext:value-type="string">
            <text:p>E-Net is Windows software for analyzing ego network data.</text:p>
          </table:table-cell>
          <table:table-cell table:style-name="ce43" table:formula="of:=SUM([$unaggregated.B48:.J48])/7" office:value-type="float" office:value="0" calcext:value-type="float">
            <text:p>0.00</text:p>
          </table:table-cell>
          <table:table-cell table:style-name="ce45" table:formula="of:=SUM([$unaggregated.K48:.M48])/3" office:value-type="float" office:value="0" calcext:value-type="float">
            <text:p>0.00</text:p>
          </table:table-cell>
          <table:table-cell table:style-name="ce46" table:formula="of:=SUM(([$unaggregated.N48:.S48]))/4" office:value-type="float" office:value="0" calcext:value-type="float">
            <text:p>0.00</text:p>
          </table:table-cell>
          <table:table-cell table:style-name="ce48" table:formula="of:=SUM([$unaggregated.T48:.U48])/2" office:value-type="float" office:value="0" calcext:value-type="float">
            <text:p>0.00</text:p>
          </table:table-cell>
          <table:table-cell table:style-name="ce50" table:formula="of:=1/4*ABS(([.B47]+[.D47])*([.C47]+[.E47]))" office:value-type="float" office:value="0" calcext:value-type="float">
            <text:p>0.00</text:p>
          </table:table-cell>
          <table:table-cell table:number-columns-repeated="1018"/>
        </table:table-row>
        <table:table-row table:style-name="ro1">
          <table:table-cell table:style-name="ce40" table:formula="of:=[$unaggregated.A49]" office:value-type="string" office:string-value="KeyPlayer --- a program for identifying an optimal set of nodes in a network for one of two basic purposes: (a) crippling the network by removing key nodes, and (b) selecting which nodes to either keep under surveillance or to try to influence via some kind of intervention." calcext:value-type="string">
            <text:p>KeyPlayer --- a program for identifying an optimal set of nodes in a network for one of two basic purposes: (a) crippling the network by removing key nodes, and (b) selecting which nodes to either keep under surveillance or to try to influence via some kind of intervention.</text:p>
          </table:table-cell>
          <table:table-cell table:style-name="ce43" table:formula="of:=SUM([$unaggregated.B49:.J49])/7" office:value-type="float" office:value="0" calcext:value-type="float">
            <text:p>0.00</text:p>
          </table:table-cell>
          <table:table-cell table:style-name="ce45" table:formula="of:=SUM([$unaggregated.K49:.M49])/3" office:value-type="float" office:value="0" calcext:value-type="float">
            <text:p>0.00</text:p>
          </table:table-cell>
          <table:table-cell table:style-name="ce46" table:formula="of:=SUM(([$unaggregated.N49:.S49]))/4" office:value-type="float" office:value="0" calcext:value-type="float">
            <text:p>0.00</text:p>
          </table:table-cell>
          <table:table-cell table:style-name="ce48" table:formula="of:=SUM([$unaggregated.T49:.U49])/2" office:value-type="float" office:value="0" calcext:value-type="float">
            <text:p>0.00</text:p>
          </table:table-cell>
          <table:table-cell table:style-name="ce50" table:formula="of:=1/4*ABS(([.B48]+[.D48])*([.C48]+[.E48]))" office:value-type="float" office:value="0" calcext:value-type="float">
            <text:p>0.00</text:p>
          </table:table-cell>
          <table:table-cell table:number-columns-repeated="1018"/>
        </table:table-row>
        <table:table-row table:style-name="ro1">
          <table:table-cell table:style-name="ce40" table:formula="of:=[$unaggregated.A50]" office:value-type="string" office:string-value="StOCNET -- an advanced software&#10;system for statistical network analysis&#10;that provides a platform to make a&#10;number of statistical methods, focusing&#10;on probabilistic models" calcext:value-type="string">
            <text:p>StOCNET -- an advanced software</text:p>
            <text:p>system for statistical network analysis</text:p>
            <text:p>that provides a platform to make a</text:p>
            <text:p>number of statistical methods, focusing</text:p>
            <text:p>on probabilistic models</text:p>
          </table:table-cell>
          <table:table-cell table:style-name="ce43" table:formula="of:=SUM([$unaggregated.B50:.J50])/7" office:value-type="float" office:value="0" calcext:value-type="float">
            <text:p>0.00</text:p>
          </table:table-cell>
          <table:table-cell table:style-name="ce45" table:formula="of:=SUM([$unaggregated.K50:.M50])/3" office:value-type="float" office:value="0" calcext:value-type="float">
            <text:p>0.00</text:p>
          </table:table-cell>
          <table:table-cell table:style-name="ce46" table:formula="of:=SUM(([$unaggregated.N50:.S50]))/4" office:value-type="float" office:value="0" calcext:value-type="float">
            <text:p>0.00</text:p>
          </table:table-cell>
          <table:table-cell table:style-name="ce48" table:formula="of:=SUM([$unaggregated.T50:.U50])/2" office:value-type="float" office:value="0" calcext:value-type="float">
            <text:p>0.00</text:p>
          </table:table-cell>
          <table:table-cell table:style-name="ce50" table:formula="of:=1/4*ABS(([.B49]+[.D49])*([.C49]+[.E49]))" office:value-type="float" office:value="0" calcext:value-type="float">
            <text:p>0.00</text:p>
          </table:table-cell>
          <table:table-cell table:number-columns-repeated="1018"/>
        </table:table-row>
        <table:table-row table:style-name="ro1">
          <table:table-cell table:style-name="ce40" table:formula="of:=[$unaggregated.A51]" office:value-type="string" office:string-value="AutoMap --- a text mining tool for extract analyze and represent&#10;relational data from texts using&#10;Network Text Analysis methods" calcext:value-type="string">
            <text:p>AutoMap --- a text mining tool for extract analyze and represent</text:p>
            <text:p>relational data from texts using</text:p>
            <text:p>Network Text Analysis methods</text:p>
          </table:table-cell>
          <table:table-cell table:style-name="ce43" table:formula="of:=SUM([$unaggregated.B51:.J51])/7" office:value-type="float" office:value="0" calcext:value-type="float">
            <text:p>0.00</text:p>
          </table:table-cell>
          <table:table-cell table:style-name="ce45" table:formula="of:=SUM([$unaggregated.K51:.M51])/3" office:value-type="float" office:value="0" calcext:value-type="float">
            <text:p>0.00</text:p>
          </table:table-cell>
          <table:table-cell table:style-name="ce46" table:formula="of:=SUM(([$unaggregated.N51:.S51]))/4" office:value-type="float" office:value="0" calcext:value-type="float">
            <text:p>0.00</text:p>
          </table:table-cell>
          <table:table-cell table:style-name="ce48" table:formula="of:=SUM([$unaggregated.T51:.U51])/2" office:value-type="float" office:value="0" calcext:value-type="float">
            <text:p>0.00</text:p>
          </table:table-cell>
          <table:table-cell table:style-name="ce50" table:formula="of:=1/4*ABS(([.B50]+[.D50])*([.C50]+[.E50]))" office:value-type="float" office:value="0" calcext:value-type="float">
            <text:p>0.00</text:p>
          </table:table-cell>
          <table:table-cell table:number-columns-repeated="1018"/>
        </table:table-row>
        <table:table-row table:style-name="ro1">
          <table:table-cell table:style-name="ce40" table:formula="of:=[$unaggregated.A52]" office:value-type="string" office:string-value="CFinder is a free software for finding and visualizing overlapping dense groups of nodes in networks, based on the Clique Percolation Method (CPM)" calcext:value-type="string">
            <text:p>CFinder is a free software for finding and visualizing overlapping dense groups of nodes in networks, based on the Clique Percolation Method (CPM)</text:p>
          </table:table-cell>
          <table:table-cell table:style-name="ce43" table:formula="of:=SUM([$unaggregated.B52:.J52])/7" office:value-type="float" office:value="0" calcext:value-type="float">
            <text:p>0.00</text:p>
          </table:table-cell>
          <table:table-cell table:style-name="ce45" table:formula="of:=SUM([$unaggregated.K52:.M52])/3" office:value-type="float" office:value="0" calcext:value-type="float">
            <text:p>0.00</text:p>
          </table:table-cell>
          <table:table-cell table:style-name="ce46" table:formula="of:=SUM(([$unaggregated.N52:.S52]))/4" office:value-type="float" office:value="0" calcext:value-type="float">
            <text:p>0.00</text:p>
          </table:table-cell>
          <table:table-cell table:style-name="ce48" table:formula="of:=SUM([$unaggregated.T52:.U52])/2" office:value-type="float" office:value="0" calcext:value-type="float">
            <text:p>0.00</text:p>
          </table:table-cell>
          <table:table-cell table:style-name="ce50" table:formula="of:=1/4*ABS(([.B51]+[.D51])*([.C51]+[.E51]))" office:value-type="float" office:value="0" calcext:value-type="float">
            <text:p>0.00</text:p>
          </table:table-cell>
          <table:table-cell table:number-columns-repeated="1018"/>
        </table:table-row>
        <table:table-row table:style-name="ro1">
          <table:table-cell table:style-name="ce40" table:formula="of:=[$unaggregated.A53]" office:value-type="string" office:string-value="Graph Commons - Collaborative platform for mapping, analyzing and publishing data-networks." calcext:value-type="string">
            <text:p>Graph Commons - Collaborative platform for mapping, analyzing and publishing data-networks.</text:p>
          </table:table-cell>
          <table:table-cell table:style-name="ce43" table:formula="of:=SUM([$unaggregated.B53:.J53])/7" office:value-type="float" office:value="0" calcext:value-type="float">
            <text:p>0.00</text:p>
          </table:table-cell>
          <table:table-cell table:style-name="ce45" table:formula="of:=SUM([$unaggregated.K53:.M53])/3" office:value-type="float" office:value="0" calcext:value-type="float">
            <text:p>0.00</text:p>
          </table:table-cell>
          <table:table-cell table:style-name="ce46" table:formula="of:=SUM(([$unaggregated.N53:.S53]))/4" office:value-type="float" office:value="0" calcext:value-type="float">
            <text:p>0.00</text:p>
          </table:table-cell>
          <table:table-cell table:style-name="ce48" table:formula="of:=SUM([$unaggregated.T53:.U53])/2" office:value-type="float" office:value="0" calcext:value-type="float">
            <text:p>0.00</text:p>
          </table:table-cell>
          <table:table-cell table:style-name="ce50" table:formula="of:=1/4*ABS(([.B52]+[.D52])*([.C52]+[.E52]))" office:value-type="float" office:value="0" calcext:value-type="float">
            <text:p>0.00</text:p>
          </table:table-cell>
          <table:table-cell table:number-columns-repeated="1018"/>
        </table:table-row>
        <table:table-row table:style-name="ro1">
          <table:table-cell table:style-name="ce40" table:formula="of:=[$unaggregated.A54]" office:value-type="string" office:string-value="Graphy: A Graph Theory Library for Ruby" calcext:value-type="string">
            <text:p>Graphy: A Graph Theory Library for Ruby</text:p>
          </table:table-cell>
          <table:table-cell table:style-name="ce43" table:formula="of:=SUM([$unaggregated.B54:.J54])/7" office:value-type="float" office:value="0" calcext:value-type="float">
            <text:p>0.00</text:p>
          </table:table-cell>
          <table:table-cell table:style-name="ce45" table:formula="of:=SUM([$unaggregated.K54:.M54])/3" office:value-type="float" office:value="0" calcext:value-type="float">
            <text:p>0.00</text:p>
          </table:table-cell>
          <table:table-cell table:style-name="ce46" table:formula="of:=SUM(([$unaggregated.N54:.S54]))/4" office:value-type="float" office:value="0" calcext:value-type="float">
            <text:p>0.00</text:p>
          </table:table-cell>
          <table:table-cell table:style-name="ce48" table:formula="of:=SUM([$unaggregated.T54:.U54])/2" office:value-type="float" office:value="0" calcext:value-type="float">
            <text:p>0.00</text:p>
          </table:table-cell>
          <table:table-cell table:style-name="ce50" table:formula="of:=1/4*ABS(([.B53]+[.D53])*([.C53]+[.E53]))" office:value-type="float" office:value="0" calcext:value-type="float">
            <text:p>0.00</text:p>
          </table:table-cell>
          <table:table-cell table:number-columns-repeated="1018"/>
        </table:table-row>
        <table:table-row table:style-name="ro1">
          <table:table-cell table:style-name="ce40" table:formula="of:=[$unaggregated.A55]" office:value-type="string" office:string-value="GraphX Apache Spark --- module to perform graph-related parallel computation." calcext:value-type="string">
            <text:p>GraphX Apache Spark --- module to perform graph-related parallel computation.</text:p>
          </table:table-cell>
          <table:table-cell table:style-name="ce43" table:formula="of:=SUM([$unaggregated.B55:.J55])/7" office:value-type="float" office:value="0" calcext:value-type="float">
            <text:p>0.00</text:p>
          </table:table-cell>
          <table:table-cell table:style-name="ce45" table:formula="of:=SUM([$unaggregated.K55:.M55])/3" office:value-type="float" office:value="0" calcext:value-type="float">
            <text:p>0.00</text:p>
          </table:table-cell>
          <table:table-cell table:style-name="ce46" table:formula="of:=SUM(([$unaggregated.N55:.S55]))/4" office:value-type="float" office:value="0" calcext:value-type="float">
            <text:p>0.00</text:p>
          </table:table-cell>
          <table:table-cell table:style-name="ce48" table:formula="of:=SUM([$unaggregated.T55:.U55])/2" office:value-type="float" office:value="0" calcext:value-type="float">
            <text:p>0.00</text:p>
          </table:table-cell>
          <table:table-cell table:style-name="ce50" table:formula="of:=1/4*ABS(([.B54]+[.D54])*([.C54]+[.E54]))" office:value-type="float" office:value="0" calcext:value-type="float">
            <text:p>0.00</text:p>
          </table:table-cell>
          <table:table-cell table:number-columns-repeated="1018"/>
        </table:table-row>
        <table:table-row table:style-name="ro1">
          <table:table-cell table:style-name="ce40" table:formula="of:=[$unaggregated.A56]" office:value-type="string" office:string-value="Neo4j - Open source, scalable graph database" calcext:value-type="string">
            <text:p>Neo4j - Open source, scalable graph database</text:p>
          </table:table-cell>
          <table:table-cell table:style-name="ce43" table:formula="of:=SUM([$unaggregated.B56:.J56])/7" office:value-type="float" office:value="0" calcext:value-type="float">
            <text:p>0.00</text:p>
          </table:table-cell>
          <table:table-cell table:style-name="ce45" table:formula="of:=SUM([$unaggregated.K56:.M56])/3" office:value-type="float" office:value="0" calcext:value-type="float">
            <text:p>0.00</text:p>
          </table:table-cell>
          <table:table-cell table:style-name="ce46" table:formula="of:=SUM(([$unaggregated.N56:.S56]))/4" office:value-type="float" office:value="0" calcext:value-type="float">
            <text:p>0.00</text:p>
          </table:table-cell>
          <table:table-cell table:style-name="ce48" table:formula="of:=SUM([$unaggregated.T56:.U56])/2" office:value-type="float" office:value="0" calcext:value-type="float">
            <text:p>0.00</text:p>
          </table:table-cell>
          <table:table-cell table:style-name="ce50" table:formula="of:=1/4*ABS(([.B55]+[.D55])*([.C55]+[.E55]))" office:value-type="float" office:value="0" calcext:value-type="float">
            <text:p>0.00</text:p>
          </table:table-cell>
          <table:table-cell table:number-columns-repeated="1018"/>
        </table:table-row>
        <table:table-row table:style-name="ro1">
          <table:table-cell table:style-name="ce40" table:formula="of:=[$unaggregated.A57]" office:value-type="string" office:string-value="OSoMe --- Web-based platform to analyze social media data, including through Twitter-based and co-occurrence networks." calcext:value-type="string">
            <text:p>OSoMe --- Web-based platform to analyze social media data, including through Twitter-based and co-occurrence networks.</text:p>
          </table:table-cell>
          <table:table-cell table:style-name="ce43" table:formula="of:=SUM([$unaggregated.B57:.J57])/7" office:value-type="float" office:value="0" calcext:value-type="float">
            <text:p>0.00</text:p>
          </table:table-cell>
          <table:table-cell table:style-name="ce45" table:formula="of:=SUM([$unaggregated.K57:.M57])/3" office:value-type="float" office:value="0" calcext:value-type="float">
            <text:p>0.00</text:p>
          </table:table-cell>
          <table:table-cell table:style-name="ce46" table:formula="of:=SUM(([$unaggregated.N57:.S57]))/4" office:value-type="float" office:value="0" calcext:value-type="float">
            <text:p>0.00</text:p>
          </table:table-cell>
          <table:table-cell table:style-name="ce48" table:formula="of:=SUM([$unaggregated.T57:.U57])/2" office:value-type="float" office:value="0" calcext:value-type="float">
            <text:p>0.00</text:p>
          </table:table-cell>
          <table:table-cell table:style-name="ce50" table:formula="of:=1/4*ABS(([.B56]+[.D56])*([.C56]+[.E56]))" office:value-type="float" office:value="0" calcext:value-type="float">
            <text:p>0.00</text:p>
          </table:table-cell>
          <table:table-cell table:number-columns-repeated="1018"/>
        </table:table-row>
        <table:table-row table:style-name="ro1">
          <table:table-cell table:style-name="ce40" table:formula="of:=[$unaggregated.A58]" office:value-type="string" office:string-value="Nodegoat - Web-based data management, network analysis and visualisation environment" calcext:value-type="string">
            <text:p>Nodegoat - Web-based data management, network analysis and visualisation environment</text:p>
          </table:table-cell>
          <table:table-cell table:style-name="ce43" table:formula="of:=SUM([$unaggregated.B58:.J58])/7" office:value-type="float" office:value="0" calcext:value-type="float">
            <text:p>0.00</text:p>
          </table:table-cell>
          <table:table-cell table:style-name="ce45" table:formula="of:=SUM([$unaggregated.K58:.M58])/3" office:value-type="float" office:value="0" calcext:value-type="float">
            <text:p>0.00</text:p>
          </table:table-cell>
          <table:table-cell table:style-name="ce46" table:formula="of:=SUM(([$unaggregated.N58:.S58]))/4" office:value-type="float" office:value="0" calcext:value-type="float">
            <text:p>0.00</text:p>
          </table:table-cell>
          <table:table-cell table:style-name="ce48" table:formula="of:=SUM([$unaggregated.T58:.U58])/2" office:value-type="float" office:value="0" calcext:value-type="float">
            <text:p>0.00</text:p>
          </table:table-cell>
          <table:table-cell table:style-name="ce50" table:formula="of:=1/4*ABS(([.B57]+[.D57])*([.C57]+[.E57]))" office:value-type="float" office:value="0" calcext:value-type="float">
            <text:p>0.00</text:p>
          </table:table-cell>
          <table:table-cell table:number-columns-repeated="1018"/>
        </table:table-row>
        <table:table-row table:style-name="ro1">
          <table:table-cell table:style-name="ce40" table:formula="of:=[$unaggregated.A59]" office:value-type="string" office:string-value="SageMath - Free open-source mathematics software with extensive graph capabilities." calcext:value-type="string">
            <text:p>SageMath - Free open-source mathematics software with extensive graph capabilities.</text:p>
          </table:table-cell>
          <table:table-cell table:style-name="ce43" table:formula="of:=SUM([$unaggregated.B59:.J59])/7" office:value-type="float" office:value="0" calcext:value-type="float">
            <text:p>0.00</text:p>
          </table:table-cell>
          <table:table-cell table:style-name="ce45" table:formula="of:=SUM([$unaggregated.K59:.M59])/3" office:value-type="float" office:value="0" calcext:value-type="float">
            <text:p>0.00</text:p>
          </table:table-cell>
          <table:table-cell table:style-name="ce46" table:formula="of:=SUM(([$unaggregated.N59:.S59]))/4" office:value-type="float" office:value="0" calcext:value-type="float">
            <text:p>0.00</text:p>
          </table:table-cell>
          <table:table-cell table:style-name="ce48" table:formula="of:=SUM([$unaggregated.T59:.U59])/2" office:value-type="float" office:value="0" calcext:value-type="float">
            <text:p>0.00</text:p>
          </table:table-cell>
          <table:table-cell table:style-name="ce50" table:formula="of:=1/4*ABS(([.B58]+[.D58])*([.C58]+[.E58]))" office:value-type="float" office:value="0" calcext:value-type="float">
            <text:p>0.00</text:p>
          </table:table-cell>
          <table:table-cell table:number-columns-repeated="1018"/>
        </table:table-row>
        <table:table-row table:style-name="ro1">
          <table:table-cell table:style-name="ce40" table:formula="of:=[$unaggregated.A60]" office:value-type="string" office:string-value="SparklingGraph --- Cross-platform tool to perform large-scale, distributed network computations with Apache Spark's GraphX module" calcext:value-type="string">
            <text:p>SparklingGraph --- Cross-platform tool to perform large-scale, distributed network computations with Apache Spark's GraphX module</text:p>
          </table:table-cell>
          <table:table-cell table:style-name="ce43" table:formula="of:=SUM([$unaggregated.B60:.J60])/7" office:value-type="float" office:value="0" calcext:value-type="float">
            <text:p>0.00</text:p>
          </table:table-cell>
          <table:table-cell table:style-name="ce45" table:formula="of:=SUM([$unaggregated.K60:.M60])/3" office:value-type="float" office:value="0" calcext:value-type="float">
            <text:p>0.00</text:p>
          </table:table-cell>
          <table:table-cell table:style-name="ce46" table:formula="of:=SUM(([$unaggregated.N60:.S60]))/4" office:value-type="float" office:value="0" calcext:value-type="float">
            <text:p>0.00</text:p>
          </table:table-cell>
          <table:table-cell table:style-name="ce48" table:formula="of:=SUM([$unaggregated.T60:.U60])/2" office:value-type="float" office:value="0" calcext:value-type="float">
            <text:p>0.00</text:p>
          </table:table-cell>
          <table:table-cell table:style-name="ce50" table:formula="of:=1/4*ABS(([.B59]+[.D59])*([.C59]+[.E59]))" office:value-type="float" office:value="0" calcext:value-type="float">
            <text:p>0.00</text:p>
          </table:table-cell>
          <table:table-cell table:number-columns-repeated="1018"/>
        </table:table-row>
        <table:table-row table:style-name="ro1">
          <table:table-cell table:style-name="ce40" table:formula="of:=[$unaggregated.A61]" office:value-type="string" office:string-value="SPaTo Visual Explorer --- an interactive software tool for the visualization and exploration of complex networks." calcext:value-type="string">
            <text:p>SPaTo Visual Explorer --- an interactive software tool for the visualization and exploration of complex networks.</text:p>
          </table:table-cell>
          <table:table-cell table:style-name="ce43" table:formula="of:=SUM([$unaggregated.B61:.J61])/7" office:value-type="float" office:value="0" calcext:value-type="float">
            <text:p>0.00</text:p>
          </table:table-cell>
          <table:table-cell table:style-name="ce45" table:formula="of:=SUM([$unaggregated.K61:.M61])/3" office:value-type="float" office:value="0" calcext:value-type="float">
            <text:p>0.00</text:p>
          </table:table-cell>
          <table:table-cell table:style-name="ce46" table:formula="of:=SUM(([$unaggregated.N61:.S61]))/4" office:value-type="float" office:value="0" calcext:value-type="float">
            <text:p>0.00</text:p>
          </table:table-cell>
          <table:table-cell table:style-name="ce48" table:formula="of:=SUM([$unaggregated.T61:.U61])/2" office:value-type="float" office:value="0" calcext:value-type="float">
            <text:p>0.00</text:p>
          </table:table-cell>
          <table:table-cell table:style-name="ce50" table:formula="of:=1/4*ABS(([.B60]+[.D60])*([.C60]+[.E60]))" office:value-type="float" office:value="0" calcext:value-type="float">
            <text:p>0.00</text:p>
          </table:table-cell>
          <table:table-cell table:number-columns-repeated="1018"/>
        </table:table-row>
        <table:table-row table:style-name="ro1">
          <table:table-cell table:style-name="ce40" table:formula="of:=[$unaggregated.A62]" office:value-type="string" office:string-value="SIENA --- a R package for the statistical analysis of network data, with the focus on social networks." calcext:value-type="string">
            <text:p>SIENA --- a R package for the statistical analysis of network data, with the focus on social networks.</text:p>
          </table:table-cell>
          <table:table-cell table:style-name="ce43" table:formula="of:=SUM([$unaggregated.B62:.J62])/7" office:value-type="float" office:value="0" calcext:value-type="float">
            <text:p>0.00</text:p>
          </table:table-cell>
          <table:table-cell table:style-name="ce45" table:formula="of:=SUM([$unaggregated.K62:.M62])/3" office:value-type="float" office:value="0" calcext:value-type="float">
            <text:p>0.00</text:p>
          </table:table-cell>
          <table:table-cell table:style-name="ce46" table:formula="of:=SUM(([$unaggregated.N62:.S62]))/4" office:value-type="float" office:value="0" calcext:value-type="float">
            <text:p>0.00</text:p>
          </table:table-cell>
          <table:table-cell table:style-name="ce48" table:formula="of:=SUM([$unaggregated.T62:.U62])/2" office:value-type="float" office:value="0" calcext:value-type="float">
            <text:p>0.00</text:p>
          </table:table-cell>
          <table:table-cell table:style-name="ce50" table:formula="of:=1/4*ABS(([.B61]+[.D61])*([.C61]+[.E61]))" office:value-type="float" office:value="0" calcext:value-type="float">
            <text:p>0.00</text:p>
          </table:table-cell>
          <table:table-cell table:number-columns-repeated="1018"/>
        </table:table-row>
        <table:table-row table:style-name="ro1">
          <table:table-cell table:style-name="ce40" table:formula="of:=[$unaggregated.A63]" office:value-type="string" office:string-value="VOSON --- a web application built from the ground up for the collection and analysis of hyperlink network data. VOSON allows the user to perform web mining, text analysis, dataset manipulation and visualisation, and social network analysis (SNA) within an integrated environment." calcext:value-type="string">
            <text:p>VOSON --- a web application built from the ground up for the collection and analysis of hyperlink network data. VOSON allows the user to perform web mining, text analysis, dataset manipulation and visualisation, and social network analysis (SNA) within an integrated environment.</text:p>
          </table:table-cell>
          <table:table-cell table:style-name="ce43" table:formula="of:=SUM([$unaggregated.B63:.J63])/7" office:value-type="float" office:value="0" calcext:value-type="float">
            <text:p>0.00</text:p>
          </table:table-cell>
          <table:table-cell table:style-name="ce45" table:formula="of:=SUM([$unaggregated.K63:.M63])/3" office:value-type="float" office:value="0" calcext:value-type="float">
            <text:p>0.00</text:p>
          </table:table-cell>
          <table:table-cell table:style-name="ce46" table:formula="of:=SUM(([$unaggregated.N63:.S63]))/4" office:value-type="float" office:value="0" calcext:value-type="float">
            <text:p>0.00</text:p>
          </table:table-cell>
          <table:table-cell table:style-name="ce48" table:formula="of:=SUM([$unaggregated.T63:.U63])/2" office:value-type="float" office:value="0" calcext:value-type="float">
            <text:p>0.00</text:p>
          </table:table-cell>
          <table:table-cell table:style-name="ce50" table:formula="of:=1/4*ABS(([.B62]+[.D62])*([.C62]+[.E62]))" office:value-type="float" office:value="0" calcext:value-type="float">
            <text:p>0.00</text:p>
          </table:table-cell>
          <table:table-cell table:number-columns-repeated="1018"/>
        </table:table-row>
        <table:table-row table:style-name="ro1">
          <table:table-cell table:style-name="ce40" table:formula="of:=[$unaggregated.A64]" office:value-type="string" office:string-value="VennMaker --- An Actor-Centered Interactive Network Mapping Tool - Cross-platform Java program for ego network analysis." calcext:value-type="string">
            <text:p>VennMaker --- An Actor-Centered Interactive Network Mapping Tool - Cross-platform Java program for ego network analysis.</text:p>
          </table:table-cell>
          <table:table-cell table:style-name="ce43" table:formula="of:=SUM([$unaggregated.B64:.J64])/7" office:value-type="float" office:value="0" calcext:value-type="float">
            <text:p>0.00</text:p>
          </table:table-cell>
          <table:table-cell table:style-name="ce45" table:formula="of:=SUM([$unaggregated.K64:.M64])/3" office:value-type="float" office:value="0" calcext:value-type="float">
            <text:p>0.00</text:p>
          </table:table-cell>
          <table:table-cell table:style-name="ce46" table:formula="of:=SUM(([$unaggregated.N64:.S64]))/4" office:value-type="float" office:value="0" calcext:value-type="float">
            <text:p>0.00</text:p>
          </table:table-cell>
          <table:table-cell table:style-name="ce48" table:formula="of:=SUM([$unaggregated.T64:.U64])/2" office:value-type="float" office:value="0" calcext:value-type="float">
            <text:p>0.00</text:p>
          </table:table-cell>
          <table:table-cell table:style-name="ce50" table:formula="of:=1/4*ABS(([.B63]+[.D63])*([.C63]+[.E63]))" office:value-type="float" office:value="0" calcext:value-type="float">
            <text:p>0.00</text:p>
          </table:table-cell>
          <table:table-cell table:number-columns-repeated="1018"/>
        </table:table-row>
        <table:table-row table:style-name="ro1">
          <table:table-cell table:style-name="ce40" table:formula="of:=[$unaggregated.A65]" office:value-type="string" office:string-value="igraph --- a collection of network analysis tools with the emphasis on efficiency, portability and ease of use" calcext:value-type="string">
            <text:p>igraph --- a collection of network analysis tools with the emphasis on efficiency, portability and ease of use</text:p>
          </table:table-cell>
          <table:table-cell table:style-name="ce43" table:formula="of:=SUM([$unaggregated.B65:.J65])/7" office:value-type="float" office:value="0" calcext:value-type="float">
            <text:p>0.00</text:p>
          </table:table-cell>
          <table:table-cell table:style-name="ce45" table:formula="of:=SUM([$unaggregated.K65:.M65])/3" office:value-type="float" office:value="0" calcext:value-type="float">
            <text:p>0.00</text:p>
          </table:table-cell>
          <table:table-cell table:style-name="ce46" table:formula="of:=SUM(([$unaggregated.N65:.S65]))/4" office:value-type="float" office:value="0" calcext:value-type="float">
            <text:p>0.00</text:p>
          </table:table-cell>
          <table:table-cell table:style-name="ce48" table:formula="of:=SUM([$unaggregated.T65:.U65])/2" office:value-type="float" office:value="0" calcext:value-type="float">
            <text:p>0.00</text:p>
          </table:table-cell>
          <table:table-cell table:style-name="ce50" table:formula="of:=1/4*ABS(([.B64]+[.D64])*([.C64]+[.E64]))" office:value-type="float" office:value="0" calcext:value-type="float">
            <text:p>0.00</text:p>
          </table:table-cell>
          <table:table-cell table:number-columns-repeated="1018"/>
        </table:table-row>
        <table:table-row table:style-name="ro1">
          <table:table-cell table:style-name="ce40" table:formula="of:=[$unaggregated.A66]" office:value-type="string" office:string-value="Circulo --- a &quot;Community Detection&quot; Evaluation Framework written primarily in Python" calcext:value-type="string">
            <text:p>Circulo --- a "Community Detection" Evaluation Framework written primarily in Python</text:p>
          </table:table-cell>
          <table:table-cell table:style-name="ce43" table:formula="of:=SUM([$unaggregated.B66:.J66])/7" office:value-type="float" office:value="0" calcext:value-type="float">
            <text:p>0.00</text:p>
          </table:table-cell>
          <table:table-cell table:style-name="ce45" table:formula="of:=SUM([$unaggregated.K66:.M66])/3" office:value-type="float" office:value="0" calcext:value-type="float">
            <text:p>0.00</text:p>
          </table:table-cell>
          <table:table-cell table:style-name="ce46" table:formula="of:=SUM(([$unaggregated.N66:.S66]))/4" office:value-type="float" office:value="0" calcext:value-type="float">
            <text:p>0.00</text:p>
          </table:table-cell>
          <table:table-cell table:style-name="ce48" table:formula="of:=SUM([$unaggregated.T66:.U66])/2" office:value-type="float" office:value="0" calcext:value-type="float">
            <text:p>0.00</text:p>
          </table:table-cell>
          <table:table-cell table:style-name="ce50" table:formula="of:=1/4*ABS(([.B65]+[.D65])*([.C65]+[.E65]))" office:value-type="float" office:value="0" calcext:value-type="float">
            <text:p>0.00</text:p>
          </table:table-cell>
          <table:table-cell table:number-columns-repeated="1018"/>
        </table:table-row>
        <table:table-row table:style-name="ro1">
          <table:table-cell table:style-name="ce40" table:formula="of:=[$unaggregated.A67]" office:value-type="string" office:string-value="Stanford Network Analysis Platform (SNAP) --- a general purpose, high performance system for analysis and manipulation of large networks" calcext:value-type="string">
            <text:p>Stanford Network Analysis Platform (SNAP) --- a general purpose, high performance system for analysis and manipulation of large networks</text:p>
          </table:table-cell>
          <table:table-cell table:style-name="ce43" table:formula="of:=SUM([$unaggregated.B67:.J67])/7" office:value-type="float" office:value="0" calcext:value-type="float">
            <text:p>0.00</text:p>
          </table:table-cell>
          <table:table-cell table:style-name="ce45" table:formula="of:=SUM([$unaggregated.K67:.M67])/3" office:value-type="float" office:value="0" calcext:value-type="float">
            <text:p>0.00</text:p>
          </table:table-cell>
          <table:table-cell table:style-name="ce46" table:formula="of:=SUM(([$unaggregated.N67:.S67]))/4" office:value-type="float" office:value="0" calcext:value-type="float">
            <text:p>0.00</text:p>
          </table:table-cell>
          <table:table-cell table:style-name="ce48" table:formula="of:=SUM([$unaggregated.T67:.U67])/2" office:value-type="float" office:value="0" calcext:value-type="float">
            <text:p>0.00</text:p>
          </table:table-cell>
          <table:table-cell table:style-name="ce50" table:formula="of:=1/4*ABS(([.B66]+[.D66])*([.C66]+[.E66]))" office:value-type="float" office:value="0" calcext:value-type="float">
            <text:p>0.00</text:p>
          </table:table-cell>
          <table:table-cell table:number-columns-repeated="1018"/>
        </table:table-row>
        <table:table-row table:style-name="ro1">
          <table:table-cell table:style-name="ce40" table:formula="of:=[$unaggregated.A68]" office:value-type="string" office:string-value="JuliaGraphs - Suite of Julia packages for network analysis" calcext:value-type="string">
            <text:p>JuliaGraphs - Suite of Julia packages for network analysis</text:p>
          </table:table-cell>
          <table:table-cell table:style-name="ce43" table:formula="of:=SUM([$unaggregated.B68:.J68])/7" office:value-type="float" office:value="0" calcext:value-type="float">
            <text:p>0.00</text:p>
          </table:table-cell>
          <table:table-cell table:style-name="ce45" table:formula="of:=SUM([$unaggregated.K68:.M68])/3" office:value-type="float" office:value="0" calcext:value-type="float">
            <text:p>0.00</text:p>
          </table:table-cell>
          <table:table-cell table:style-name="ce46" table:formula="of:=SUM(([$unaggregated.N68:.S68]))/4" office:value-type="float" office:value="0" calcext:value-type="float">
            <text:p>0.00</text:p>
          </table:table-cell>
          <table:table-cell table:style-name="ce48" table:formula="of:=SUM([$unaggregated.T68:.U68])/2" office:value-type="float" office:value="0" calcext:value-type="float">
            <text:p>0.00</text:p>
          </table:table-cell>
          <table:table-cell table:style-name="ce50" table:formula="of:=1/4*ABS(([.B67]+[.D67])*([.C67]+[.E67]))" office:value-type="float" office:value="0" calcext:value-type="float">
            <text:p>0.00</text:p>
          </table:table-cell>
          <table:table-cell table:number-columns-repeated="1018"/>
        </table:table-row>
        <table:table-row table:style-name="ro1">
          <table:table-cell table:style-name="ce40" table:formula="of:=[$unaggregated.A69]" office:value-type="string" office:string-value="GUESS is an exploratory data analysis and visualization tool for graphs and networks. The system contains a domain-specific embedded language called Gython (an extension of Python, or more specifically Jython) which supports the operators and syntactic sugar necessary for working on graph structures in an intuitive manner." calcext:value-type="string">
            <text:p>GUESS is an exploratory data analysis and visualization tool for graphs and networks. The system contains a domain-specific embedded language called Gython (an extension of Python, or more specifically Jython) which supports the operators and syntactic sugar necessary for working on graph structures in an intuitive manner.</text:p>
          </table:table-cell>
          <table:table-cell table:style-name="ce43" table:formula="of:=SUM([$unaggregated.B69:.J69])/7" office:value-type="float" office:value="0" calcext:value-type="float">
            <text:p>0.00</text:p>
          </table:table-cell>
          <table:table-cell table:style-name="ce45" table:formula="of:=SUM([$unaggregated.K69:.M69])/3" office:value-type="float" office:value="0" calcext:value-type="float">
            <text:p>0.00</text:p>
          </table:table-cell>
          <table:table-cell table:style-name="ce46" table:formula="of:=SUM(([$unaggregated.N69:.S69]))/4" office:value-type="float" office:value="0" calcext:value-type="float">
            <text:p>0.00</text:p>
          </table:table-cell>
          <table:table-cell table:style-name="ce48" table:formula="of:=SUM([$unaggregated.T69:.U69])/2" office:value-type="float" office:value="0" calcext:value-type="float">
            <text:p>0.00</text:p>
          </table:table-cell>
          <table:table-cell table:style-name="ce50" table:formula="of:=1/4*ABS(([.B68]+[.D68])*([.C68]+[.E68]))" office:value-type="float" office:value="0" calcext:value-type="float">
            <text:p>0.00</text:p>
          </table:table-cell>
          <table:table-cell table:number-columns-repeated="1018"/>
        </table:table-row>
        <table:table-row table:style-name="ro1">
          <table:table-cell table:style-name="ce14" office:value-type="string" calcext:value-type="string" table:number-columns-spanned="6" table:number-rows-spanned="1">
            <text:p>Application Areas</text:p>
          </table:table-cell>
          <table:covered-table-cell table:number-columns-repeated="5"/>
          <table:table-cell table:number-columns-repeated="1018"/>
        </table:table-row>
        <table:table-row table:style-name="ro1">
          <table:table-cell table:style-name="ce41" table:formula="of:=[$unaggregated.A71]" office:value-type="string" office:string-value="Palladio. Visualize complex historical data with ease." calcext:value-type="string">
            <text:p>Palladio. Visualize complex historical data with ease.</text:p>
          </table:table-cell>
          <table:table-cell table:style-name="ce12" table:formula="of:=SUM([$unaggregated.B72:.J72])/9" office:value-type="float" office:value="0" calcext:value-type="float">
            <text:p>0.00</text:p>
          </table:table-cell>
          <table:table-cell table:style-name="ce27"/>
          <table:table-cell table:style-name="ce32"/>
          <table:table-cell table:style-name="ce36" table:formula="of:=AVERAGE([$unaggregated.T72:.U72])" office:value-type="string" office:string-value="" calcext:value-type="error">
            <text:p>#DIV/0!</text:p>
          </table:table-cell>
          <table:table-cell table:style-name="ce51"/>
          <table:table-cell table:number-columns-repeated="1018"/>
        </table:table-row>
        <table:table-row table:style-name="ro1">
          <table:table-cell table:style-name="ce41" table:formula="of:=[$unaggregated.A72]" office:value-type="string" office:string-value="ArcGIS Network Analyst --- Network-based spatial analysis software for solving complex routing problems" calcext:value-type="string">
            <text:p>ArcGIS Network Analyst --- Network-based spatial analysis software for solving complex routing problems</text:p>
          </table:table-cell>
          <table:table-cell table:style-name="ce12" table:formula="of:=SUM([$unaggregated.B73:.J73])/9" office:value-type="float" office:value="0" calcext:value-type="float">
            <text:p>0.00</text:p>
          </table:table-cell>
          <table:table-cell table:style-name="ce27"/>
          <table:table-cell table:style-name="ce32"/>
          <table:table-cell table:style-name="ce36" table:formula="of:=AVERAGE([$unaggregated.T73:.U73])" office:value-type="string" office:string-value="" calcext:value-type="error">
            <text:p>#DIV/0!</text:p>
          </table:table-cell>
          <table:table-cell table:style-name="ce51"/>
          <table:table-cell table:number-columns-repeated="1018"/>
        </table:table-row>
        <table:table-row table:style-name="ro1">
          <table:table-cell table:style-name="ce41" table:formula="of:=[$unaggregated.A73]" office:value-type="string" office:string-value="easyN --- Online tool aimed at representing and sharing gene interaction networks as well as Petri net models." calcext:value-type="string">
            <text:p>easyN --- Online tool aimed at representing and sharing gene interaction networks as well as Petri net models.</text:p>
          </table:table-cell>
          <table:table-cell table:style-name="ce12" table:formula="of:=SUM([$unaggregated.B74:.J74])/9" office:value-type="float" office:value="0" calcext:value-type="float">
            <text:p>0.00</text:p>
          </table:table-cell>
          <table:table-cell table:style-name="ce27"/>
          <table:table-cell table:style-name="ce32"/>
          <table:table-cell table:style-name="ce36" table:formula="of:=AVERAGE([$unaggregated.T74:.U74])" office:value-type="string" office:string-value="" calcext:value-type="error">
            <text:p>#DIV/0!</text:p>
          </table:table-cell>
          <table:table-cell table:style-name="ce51"/>
          <table:table-cell table:number-columns-repeated="1018"/>
        </table:table-row>
        <table:table-row table:style-name="ro1">
          <table:table-cell table:style-name="ce41" table:formula="of:=[$unaggregated.A74]" office:value-type="string" office:string-value="VOSviewer is a software tool for constructing and visualizing bibliometric networks" calcext:value-type="string">
            <text:p>VOSviewer is a software tool for constructing and visualizing bibliometric networks</text:p>
          </table:table-cell>
          <table:table-cell table:style-name="ce12" table:formula="of:=SUM([$unaggregated.B75:.J75])/9" office:value-type="float" office:value="0" calcext:value-type="float">
            <text:p>0.00</text:p>
          </table:table-cell>
          <table:table-cell table:style-name="ce27"/>
          <table:table-cell table:style-name="ce32"/>
          <table:table-cell table:style-name="ce37" table:formula="of:=AVERAGE([$unaggregated.T75:.U75])" office:value-type="string" office:string-value="" calcext:value-type="error">
            <text:p>#DIV/0!</text:p>
          </table:table-cell>
          <table:table-cell table:style-name="ce51"/>
          <table:table-cell table:number-columns-repeated="1018"/>
        </table:table-row>
        <table:table-row table:style-name="ro1">
          <table:table-cell table:style-name="ce41" table:formula="of:=[$unaggregated.A75]" office:value-type="string" office:string-value="Network workbench: Network Workbench: A Large-Scale Network Analysis, Modeling and Visualization Toolkit for Biomedical, Social Science and Physics Research (sobre todo bibliometric)" calcext:value-type="string">
            <text:p>Network workbench: Network Workbench: A Large-Scale Network Analysis, Modeling and Visualization Toolkit for Biomedical, Social Science and Physics Research (sobre todo bibliometric)</text:p>
          </table:table-cell>
          <table:table-cell table:style-name="ce12" table:formula="of:=SUM([$unaggregated.B76:.J76])/9" office:value-type="float" office:value="0" calcext:value-type="float">
            <text:p>0.00</text:p>
          </table:table-cell>
          <table:table-cell table:style-name="ce27"/>
          <table:table-cell table:style-name="ce32"/>
          <table:table-cell table:style-name="ce37" table:formula="of:=AVERAGE([$unaggregated.T76:.U76])" office:value-type="string" office:string-value="" calcext:value-type="error">
            <text:p>#DIV/0!</text:p>
          </table:table-cell>
          <table:table-cell table:style-name="ce51"/>
          <table:table-cell table:number-columns-repeated="1018"/>
        </table:table-row>
        <table:table-row table:style-name="ro1">
          <table:table-cell table:style-name="ce41" table:formula="of:=[$unaggregated.A76]" office:value-type="float" office:value="0" calcext:value-type="float">
            <text:p>0</text:p>
          </table:table-cell>
          <table:table-cell table:number-columns-repeated="1023"/>
        </table:table-row>
        <table:table-row table:style-name="ro2" table:number-rows-repeated="1048500">
          <table:table-cell table:number-columns-repeated="1024"/>
        </table:table-row>
        <table:table-row table:style-name="ro2">
          <table:table-cell table:number-columns-repeated="1024"/>
        </table:table-row>
        <calcext:conditional-formats>
          <calcext:conditional-format calcext:target-range-address="aggregated.B2:aggregated.E68">
            <calcext:condition calcext:apply-style-name="ConditionalStyle_1" calcext:value="=0" calcext:base-cell-address="aggregated.B2"/>
          </calcext:conditional-format>
          <calcext:conditional-format calcext:target-range-address="aggregated.F2:aggregated.F68">
            <calcext:condition calcext:apply-style-name="ConditionalStyle_1" calcext:value="=0" calcext:base-cell-address="aggregated.F2"/>
          </calcext:conditional-format>
        </calcext:conditional-formats>
      </table:table>
      <table:table table:name="references" table:style-name="ta5">
        <table:table-column table:style-name="co27" table:default-cell-style-name="Default"/>
        <table:table-column table:style-name="co21" table:number-columns-repeated="2" table:default-cell-style-name="Default"/>
        <table:table-column table:style-name="co29" table:default-cell-style-name="Default"/>
        <table:table-column table:style-name="co30" table:default-cell-style-name="Default"/>
        <table:table-column table:style-name="co21" table:number-columns-repeated="1019" table:default-cell-style-name="Default"/>
        <table:table-row table:style-name="ro1">
          <table:table-cell table:style-name="ce39"/>
          <table:table-cell table:style-name="ce64" office:value-type="string" calcext:value-type="string">
            <text:p>Version</text:p>
          </table:table-cell>
          <table:table-cell table:style-name="ce64" office:value-type="string" calcext:value-type="string">
            <text:p>plataforma</text:p>
          </table:table-cell>
          <table:table-cell table:style-name="ce64" office:value-type="string" calcext:value-type="string">
            <text:p>Licencia</text:p>
          </table:table-cell>
          <table:table-cell table:style-name="ce75" office:value-type="string" calcext:value-type="string">
            <text:p>Recursos usados</text:p>
          </table:table-cell>
          <table:table-cell table:style-name="ce70" table:number-columns-repeated="22"/>
          <table:table-cell table:number-columns-repeated="997"/>
        </table:table-row>
        <table:table-row table:style-name="ro1">
          <table:table-cell table:style-name="ce52" office:value-type="string" calcext:value-type="string" table:number-columns-spanned="5" table:number-rows-spanned="1">
            <text:p>General</text:p>
          </table:table-cell>
          <table:covered-table-cell table:number-columns-repeated="4"/>
          <table:table-cell table:style-name="ce70" table:number-columns-repeated="22"/>
          <table:table-cell table:number-columns-repeated="997"/>
        </table:table-row>
        <table:table-row table:style-name="ro1">
          <table:table-cell table:style-name="ce53" table:formula="of:=[$unaggregated.A3]" office:value-type="string" office:string-value="UCINET: is a software package for the analysis of social network data. t comes with the NetDraw network visualization tool." calcext:value-type="string">
            <text:p>UCINET: is a software package for the analysis of social network data. t comes with the NetDraw network visualization tool.</text:p>
          </table:table-cell>
          <table:table-cell table:style-name="ce65" office:value-type="string" calcext:value-type="string">
            <text:p>6.681.0</text:p>
          </table:table-cell>
          <table:table-cell table:style-name="ce65" office:value-type="string" calcext:value-type="string">
            <text:p>windows</text:p>
          </table:table-cell>
          <table:table-cell table:style-name="ce65" office:value-type="string" calcext:value-type="string">
            <text:p>Commercial</text:p>
          </table:table-cell>
          <table:table-cell table:style-name="ce76" office:value-type="string" calcext:value-type="string">
            <text:p><text:a xlink:href="https://sites.google.com/site/ucinetsoftware/home" xlink:type="simple">https://sites.google.com/site/ucinetsoftware/home</text:a></text:p>
          </table:table-cell>
          <table:table-cell table:style-name="ce70" table:number-columns-repeated="22"/>
          <table:table-cell table:number-columns-repeated="997"/>
        </table:table-row>
        <table:table-row table:style-name="ro1">
          <table:table-cell table:style-name="ce53" table:formula="of:=[$unaggregated.A4]" office:value-type="string" office:string-value="NetMiner: an premium software tool for Exploratory Analysis and Visualization of Network Data." calcext:value-type="string">
            <text:p>NetMiner: an premium software tool for Exploratory Analysis and Visualization of Network Data.</text:p>
          </table:table-cell>
          <table:table-cell table:style-name="ce65" office:value-type="string" calcext:value-type="string">
            <text:p>?</text:p>
          </table:table-cell>
          <table:table-cell table:style-name="ce65" office:value-type="string" calcext:value-type="string">
            <text:p>windows</text:p>
          </table:table-cell>
          <table:table-cell table:style-name="ce65" office:value-type="string" calcext:value-type="string">
            <text:p>Commercial</text:p>
          </table:table-cell>
          <table:table-cell table:style-name="ce76" office:value-type="string" calcext:value-type="string">
            <text:p><text:a xlink:href="http://www.netminer.com/main/main-read.do" xlink:type="simple">http://www.netminer.com/main/main-read.do</text:a></text:p>
          </table:table-cell>
          <table:table-cell table:style-name="ce70" table:number-columns-repeated="22"/>
          <table:table-cell table:number-columns-repeated="997"/>
        </table:table-row>
        <table:table-row table:style-name="ro1">
          <table:table-cell table:style-name="ce53" table:formula="of:=[$unaggregated.A5]" office:value-type="string" office:string-value="Network workbench: Network Workbench: A Large-Scale Network Analysis, Modeling and Visualization Toolkit for Biomedical, Social Science and Physics Research" calcext:value-type="string">
            <text:p>Network workbench: Network Workbench: A Large-Scale Network Analysis, Modeling and Visualization Toolkit for Biomedical, Social Science and Physics Research</text:p>
          </table:table-cell>
          <table:table-cell table:style-name="ce66" office:value-type="string" calcext:value-type="string">
            <text:p>1.0.0</text:p>
          </table:table-cell>
          <table:table-cell table:style-name="ce66"/>
          <table:table-cell table:style-name="ce66" office:value-type="string" calcext:value-type="string">
            <text:p>Open source/ Unknow</text:p>
          </table:table-cell>
          <table:table-cell table:style-name="ce77" office:value-type="string" calcext:value-type="string">
            <text:p><text:a xlink:href="http://nwb.cns.iu.edu/" xlink:type="simple">http://nwb.cns.iu.edu/</text:a></text:p>
          </table:table-cell>
          <table:table-cell table:style-name="ce70" table:number-columns-repeated="22"/>
          <table:table-cell table:number-columns-repeated="997"/>
        </table:table-row>
        <table:table-row table:style-name="ro1">
          <table:table-cell table:style-name="ce53" table:formula="of:=[$unaggregated.A6]" office:value-type="string" office:string-value="ORA-LITE: is a dynamic meta-network assessment and analysis tool. It contains hundreds of social network, dynamic network metrics, trail metrics, procedures for grouping nodes." calcext:value-type="string">
            <text:p>ORA-LITE: is a dynamic meta-network assessment and analysis tool. It contains hundreds of social network, dynamic network metrics, trail metrics, procedures for grouping nodes.</text:p>
          </table:table-cell>
          <table:table-cell table:style-name="ce67" office:value-type="string" calcext:value-type="string">
            <text:p>3.0.9</text:p>
          </table:table-cell>
          <table:table-cell table:style-name="ce67"/>
          <table:table-cell table:style-name="ce67" office:value-type="string" calcext:value-type="string">
            <text:p>Commercial</text:p>
          </table:table-cell>
          <table:table-cell table:style-name="ce78" office:value-type="string" calcext:value-type="string">
            <text:p><text:a xlink:href="http://www.casos.cs.cmu.edu/projects/ora/" xlink:type="simple">http://www.casos.cs.cmu.edu/projects/ora/ (ORA-LITE libre pero con limitaciones) 
http://netanomics.com (ORA-PRO sin limitaciones y de pago)
http://www.casos.cs.cmu.edu/projects/ora/ORA%20Description%20Final-2017.pdf</text:a></text:p>
          </table:table-cell>
          <table:table-cell table:style-name="ce70" table:number-columns-repeated="22"/>
          <table:table-cell table:number-columns-repeated="997"/>
        </table:table-row>
        <table:table-row table:style-name="ro1">
          <table:table-cell table:style-name="ce53" table:formula="of:=[$unaggregated.A7]" office:value-type="string" office:string-value="PyGraphistry is a Python visual graph analytics library to extract, transform, and load big graphs into Graphistry's visual graph analytics platform. We layout graphs with a descendant of the gorgeous ForceAtlas2 layout algorithm introduced in Gephi. parce que corre en GPUs en su servidor." calcext:value-type="string">
            <text:p>PyGraphistry is a Python visual graph analytics library to extract, transform, and load big graphs into Graphistry's visual graph analytics platform. We layout graphs with a descendant of the gorgeous ForceAtlas2 layout algorithm introduced in Gephi. parce que corre en GPUs en su servidor.</text:p>
          </table:table-cell>
          <table:table-cell table:style-name="ce65" office:value-type="string" calcext:value-type="string">
            <text:p>??</text:p>
          </table:table-cell>
          <table:table-cell table:style-name="ce65"/>
          <table:table-cell table:style-name="ce65" office:value-type="string" calcext:value-type="string">
            <text:p>Commercial</text:p>
          </table:table-cell>
          <table:table-cell table:style-name="ce76" office:value-type="string" calcext:value-type="string">
            <text:p><text:a xlink:href="https://www.graphistry.com/" xlink:type="simple">https://www.graphistry.com/
https://github.com/graphistry/pygraphistry</text:a></text:p>
          </table:table-cell>
          <table:table-cell table:style-name="ce70" table:number-columns-repeated="22"/>
          <table:table-cell table:number-columns-repeated="997"/>
        </table:table-row>
        <table:table-row table:style-name="ro1">
          <table:table-cell table:style-name="ce53" table:formula="of:=[$unaggregated.A8]" office:value-type="string" office:string-value="Tulip offers some interesting visualization tools that really help for large graphs (edge bundling, meta-graphs, ...). However, I never tried with such huge graphs." calcext:value-type="string">
            <text:p>Tulip offers some interesting visualization tools that really help for large graphs (edge bundling, meta-graphs, ...). However, I never tried with such huge graphs.</text:p>
          </table:table-cell>
          <table:table-cell table:style-name="ce66" office:value-type="string" calcext:value-type="string">
            <text:p>5.3.0</text:p>
          </table:table-cell>
          <table:table-cell table:style-name="ce66"/>
          <table:table-cell table:style-name="ce66" office:value-type="string" calcext:value-type="string">
            <text:p>LGPL</text:p>
          </table:table-cell>
          <table:table-cell table:style-name="ce77" office:value-type="string" calcext:value-type="string">
            <text:p><text:a xlink:href="http://tulip.labri.fr/TulipDrupal/" xlink:type="simple">http://tulip.labri.fr/TulipDrupal/</text:a></text:p>
          </table:table-cell>
          <table:table-cell table:style-name="ce70" table:number-columns-repeated="22"/>
          <table:table-cell table:number-columns-repeated="997"/>
        </table:table-row>
        <table:table-row table:style-name="ro1">
          <table:table-cell table:style-name="ce53" table:formula="of:=[$unaggregated.A9]" office:value-type="string" office:string-value="Cytoscape : a software platform for computational biology and bioinformatics, useful for integrating data, and for visualizing and performing calculations on molecular interaction networks." calcext:value-type="string">
            <text:p>Cytoscape : a software platform for computational biology and bioinformatics, useful for integrating data, and for visualizing and performing calculations on molecular interaction networks.</text:p>
          </table:table-cell>
          <table:table-cell table:style-name="ce66" office:value-type="string" calcext:value-type="string">
            <text:p>3.7.1</text:p>
          </table:table-cell>
          <table:table-cell table:style-name="ce66"/>
          <table:table-cell table:style-name="ce66" office:value-type="string" calcext:value-type="string">
            <text:p>LGPL</text:p>
          </table:table-cell>
          <table:table-cell table:style-name="ce77" office:value-type="string" calcext:value-type="string">
            <text:p><text:a xlink:href="https://cytoscape.org/" xlink:type="simple">https://cytoscape.org/</text:a></text:p>
          </table:table-cell>
          <table:table-cell table:style-name="ce70" table:number-columns-repeated="22"/>
          <table:table-cell table:number-columns-repeated="997"/>
        </table:table-row>
        <table:table-row table:style-name="ro1">
          <table:table-cell table:style-name="ce53" table:formula="of:=[$unaggregated.A10]" office:value-type="string" office:string-value="Gephi : it's a powerful open-source solution for graph visualization. The larger datasets tend to have a hair-ball look and are hard to understand via Gephi. (300000 y 1000000 edges)" calcext:value-type="string">
            <text:p>Gephi : it's a powerful open-source solution for graph visualization. The larger datasets tend to have a hair-ball look and are hard to understand via Gephi. (300000 y 1000000 edges)</text:p>
          </table:table-cell>
          <table:table-cell table:style-name="ce66" office:value-type="string" calcext:value-type="string">
            <text:p>0.9.2</text:p>
          </table:table-cell>
          <table:table-cell table:style-name="ce66"/>
          <table:table-cell table:style-name="ce66" office:value-type="string" calcext:value-type="string">
            <text:p><text:s/>CDDL 1.0 &amp; GPL3</text:p>
          </table:table-cell>
          <table:table-cell table:style-name="ce77" office:value-type="string" calcext:value-type="string">
            <text:p><text:a xlink:href="https://gephi.org/" xlink:type="simple">https://gephi.org/</text:a></text:p>
          </table:table-cell>
          <table:table-cell table:style-name="ce70" table:number-columns-repeated="22"/>
          <table:table-cell table:number-columns-repeated="997"/>
        </table:table-row>
        <table:table-row table:style-name="ro1">
          <table:table-cell table:style-name="ce53" table:formula="of:=[$unaggregated.A11]" office:value-type="string" office:string-value="GraphViz: is open source graph visualization software." calcext:value-type="string">
            <text:p>GraphViz: is open source graph visualization software.</text:p>
          </table:table-cell>
          <table:table-cell table:style-name="ce66" office:value-type="string" calcext:value-type="string">
            <text:p>2.4.1</text:p>
          </table:table-cell>
          <table:table-cell table:style-name="ce66"/>
          <table:table-cell table:style-name="ce66" office:value-type="string" calcext:value-type="string">
            <text:p>The Common Public License</text:p>
          </table:table-cell>
          <table:table-cell table:style-name="ce79" office:value-type="string" calcext:value-type="string">
            <text:p>https://www.graphviz.org/ || https://link.springer.com/chapter/10.1007/978-3-642-18638-7_6 || https://www.google.com/url?q=http://graphviz.996277.n3.nabble.com/dot-with-extremely-large-data-sets-td690.html&amp;sa=D&amp;ust=1560265782810000&amp;usg=AFQjCNFiGKh9Jz6RKTZ8xKW3ZJk0Ziue4Q</text:p>
          </table:table-cell>
          <table:table-cell table:style-name="ce70" table:number-columns-repeated="22"/>
          <table:table-cell table:number-columns-repeated="997"/>
        </table:table-row>
        <table:table-row table:style-name="ro1">
          <table:table-cell table:style-name="ce53" table:formula="of:=[$unaggregated.A12]" office:value-type="string" office:string-value="NetworkX : a Python language software package for the creation, manipulation, and study of the structure, dynamics, and functions of complex networks." calcext:value-type="string">
            <text:p>NetworkX : a Python language software package for the creation, manipulation, and study of the structure, dynamics, and functions of complex networks.</text:p>
          </table:table-cell>
          <table:table-cell table:style-name="ce66" office:value-type="string" calcext:value-type="string">
            <text:p>2.3.0</text:p>
          </table:table-cell>
          <table:table-cell table:style-name="ce66"/>
          <table:table-cell table:style-name="ce66" office:value-type="string" calcext:value-type="string">
            <text:p>3-clause BSD</text:p>
          </table:table-cell>
          <table:table-cell table:style-name="ce77" office:value-type="string" calcext:value-type="string">
            <text:p><text:a xlink:href="http://networkx.github.io/" xlink:type="simple">http://networkx.github.io/</text:a></text:p>
          </table:table-cell>
          <table:table-cell table:style-name="ce70" table:number-columns-repeated="22"/>
          <table:table-cell table:number-columns-repeated="997"/>
        </table:table-row>
        <table:table-row table:style-name="ro1">
          <table:table-cell table:style-name="ce53" table:formula="of:=[$unaggregated.A13]" office:value-type="string" office:string-value="Sigma is a JavaScript library dedicated to graph drawing. It makes easy to publish networks on Web pages, and allows developers to integrate network exploration in rich Web applications." calcext:value-type="string">
            <text:p>Sigma is a JavaScript library dedicated to graph drawing. It makes easy to publish networks on Web pages, and allows developers to integrate network exploration in rich Web applications.</text:p>
          </table:table-cell>
          <table:table-cell table:style-name="ce66" office:value-type="string" calcext:value-type="string">
            <text:p>1.2.0</text:p>
          </table:table-cell>
          <table:table-cell table:style-name="ce66"/>
          <table:table-cell table:style-name="ce66" office:value-type="string" calcext:value-type="string">
            <text:p>MIT</text:p>
          </table:table-cell>
          <table:table-cell table:style-name="ce77" office:value-type="string" calcext:value-type="string">
            <text:p><text:a xlink:href="http://sigmajs.org/" xlink:type="simple">http://sigmajs.org/</text:a></text:p>
          </table:table-cell>
          <table:table-cell table:style-name="ce70" table:number-columns-repeated="22"/>
          <table:table-cell table:number-columns-repeated="997"/>
        </table:table-row>
        <table:table-row table:style-name="ro1">
          <table:table-cell table:style-name="ce53" table:formula="of:=[$unaggregated.A14]" office:value-type="string" office:string-value="Vizster is an interactive visualization tool for online social networks, allowing exploration of the community structure of social networking services." calcext:value-type="string">
            <text:p>Vizster is an interactive visualization tool for online social networks, allowing exploration of the community structure of social networking services.</text:p>
          </table:table-cell>
          <table:table-cell table:style-name="ce66" office:value-type="string" calcext:value-type="string">
            <text:p>??</text:p>
          </table:table-cell>
          <table:table-cell table:style-name="ce66"/>
          <table:table-cell table:style-name="ce66" office:value-type="string" calcext:value-type="string">
            <text:p>BSD</text:p>
          </table:table-cell>
          <table:table-cell table:style-name="ce77" office:value-type="string" calcext:value-type="string">
            <text:p><text:a xlink:href="http://vis.stanford.edu/jheer/projects/vizster/early_design/" xlink:type="simple">http://vis.stanford.edu/jheer/projects/vizster/early_design/</text:a></text:p>
          </table:table-cell>
          <table:table-cell table:style-name="ce70" table:number-columns-repeated="22"/>
          <table:table-cell table:number-columns-repeated="997"/>
        </table:table-row>
        <table:table-row table:style-name="ro1">
          <table:table-cell table:style-name="ce53" table:formula="of:=[$unaggregated.A15]" office:value-type="string" office:string-value="Visone is a long-term research project (team), in which models and algorithms to integrate and advance the analysis and visualization of social networks are being developed." calcext:value-type="string">
            <text:p>Visone is a long-term research project (team), in which models and algorithms to integrate and advance the analysis and visualization of social networks are being developed.</text:p>
          </table:table-cell>
          <table:table-cell table:style-name="ce66" office:value-type="string" calcext:value-type="string">
            <text:p>2.17.0</text:p>
          </table:table-cell>
          <table:table-cell table:style-name="ce66"/>
          <table:table-cell table:style-name="ce66" office:value-type="string" calcext:value-type="string">
            <text:p>LGPL2</text:p>
          </table:table-cell>
          <table:table-cell table:style-name="ce77" office:value-type="string" calcext:value-type="string">
            <text:p><text:a xlink:href="https://visone.info/html/download.html" xlink:type="simple">https://visone.info/html/download.html</text:a></text:p>
          </table:table-cell>
          <table:table-cell table:style-name="ce70" table:number-columns-repeated="22"/>
          <table:table-cell table:number-columns-repeated="997"/>
        </table:table-row>
        <table:table-row table:style-name="ro1">
          <table:table-cell table:style-name="ce53" table:formula="of:=[$unaggregated.A16]" office:value-type="string" office:string-value="LaNet-vi is a large networks visulization tool. It provides images of large scale networks on a two-dimensional layout." calcext:value-type="string">
            <text:p>LaNet-vi is a large networks visulization tool. It provides images of large scale networks on a two-dimensional layout.</text:p>
          </table:table-cell>
          <table:table-cell table:style-name="ce66" office:value-type="string" calcext:value-type="string">
            <text:p>3.0.1</text:p>
          </table:table-cell>
          <table:table-cell table:style-name="ce66"/>
          <table:table-cell table:style-name="ce66" office:value-type="string" calcext:value-type="string">
            <text:p>Academic Free License (AFL)</text:p>
          </table:table-cell>
          <table:table-cell table:style-name="ce77" office:value-type="string" calcext:value-type="string">
            <text:p><text:a xlink:href="https://lanet-vi.fi.uba.ar/" xlink:type="simple">https://lanet-vi.fi.uba.ar/</text:a></text:p>
          </table:table-cell>
          <table:table-cell table:style-name="ce70" table:number-columns-repeated="22"/>
          <table:table-cell table:number-columns-repeated="997"/>
        </table:table-row>
        <table:table-row table:style-name="ro1">
          <table:table-cell table:style-name="ce53" table:formula="of:=[$unaggregated.A17]" office:value-type="string" office:string-value="NodeXL is an Excel 2007/2010/2013 template for viewing network graphs, with a set of .NET Framework 3.5 class libraries that can be used to add network graphs" calcext:value-type="string">
            <text:p>NodeXL is an Excel 2007/2010/2013 template for viewing network graphs, with a set of .NET Framework 3.5 class libraries that can be used to add network graphs</text:p>
          </table:table-cell>
          <table:table-cell table:style-name="ce66" office:value-type="string" calcext:value-type="string">
            <text:p>??</text:p>
          </table:table-cell>
          <table:table-cell table:style-name="ce66"/>
          <table:table-cell table:style-name="ce66" office:value-type="string" calcext:value-type="string">
            <text:p>Microsoft Public License (Ms-PL)</text:p>
          </table:table-cell>
          <table:table-cell table:style-name="ce77" office:value-type="string" calcext:value-type="string">
            <text:p><text:a xlink:href="https://archive.codeplex.com/?p=nodexl" xlink:type="simple">https://archive.codeplex.com/?p=nodexl</text:a></text:p>
          </table:table-cell>
          <table:table-cell table:style-name="ce70" table:number-columns-repeated="22"/>
          <table:table-cell table:number-columns-repeated="997"/>
        </table:table-row>
        <table:table-row table:style-name="ro1">
          <table:table-cell table:style-name="ce53" table:formula="of:=[$unaggregated.A18]" office:value-type="string" office:string-value="CGV (Coordinated Graph Visualization) —An interactive graph visualization system, whose particular emphasis is on interaction." calcext:value-type="string">
            <text:p>CGV (Coordinated Graph Visualization) —An interactive graph visualization system, whose particular emphasis is on interaction.</text:p>
          </table:table-cell>
          <table:table-cell table:style-name="ce67" office:value-type="string" calcext:value-type="string">
            <text:p>??</text:p>
          </table:table-cell>
          <table:table-cell table:style-name="ce67"/>
          <table:table-cell table:style-name="ce67" office:value-type="string" calcext:value-type="string">
            <text:p>only available as .jnsp</text:p>
          </table:table-cell>
          <table:table-cell table:style-name="ce80" office:value-type="string" calcext:value-type="string">
            <text:p>https://vcg.informatik.uni-rostock.de/~ct/software/CGV/ || https://www.sciencedirect.com/science/article/pii/S0097849309000879</text:p>
          </table:table-cell>
          <table:table-cell table:style-name="ce70" table:number-columns-repeated="22"/>
          <table:table-cell table:number-columns-repeated="997"/>
        </table:table-row>
        <table:table-row table:style-name="ro1">
          <table:table-cell table:style-name="ce53" table:formula="of:=[$unaggregated.A19]" office:value-type="string" office:string-value="Prefuse is a Java-based toolkit for the interactive creation of information visualization applications. (not only for graphs, but also tables and trees)" calcext:value-type="string">
            <text:p>Prefuse is a Java-based toolkit for the interactive creation of information visualization applications. (not only for graphs, but also tables and trees)</text:p>
          </table:table-cell>
          <table:table-cell table:style-name="ce66" office:value-type="string" calcext:value-type="string">
            <text:p>20171021.0.0</text:p>
          </table:table-cell>
          <table:table-cell table:style-name="ce66"/>
          <table:table-cell table:style-name="ce66" office:value-type="string" calcext:value-type="string">
            <text:p>BSD</text:p>
          </table:table-cell>
          <table:table-cell table:style-name="ce77" office:value-type="string" calcext:value-type="string">
            <text:p><text:a xlink:href="https://es.wikipedia.org/wiki/Prefuse" xlink:type="simple">https://es.wikipedia.org/wiki/Prefuse || https://sourceforge.net/projects/prefuse/ || https://dl.acm.org/citation.cfm?id=1055031</text:a></text:p>
          </table:table-cell>
          <table:table-cell table:style-name="ce70" table:number-columns-repeated="22"/>
          <table:table-cell table:number-columns-repeated="997"/>
        </table:table-row>
        <table:table-row table:style-name="ro1">
          <table:table-cell table:style-name="ce53" table:formula="of:=[$unaggregated.A20]" office:value-type="string" office:string-value="MuxViz: an interactive visualization and exploration of multilayer networks, i.e., graphs where nodes exhibit multiple relationships simultaneously." calcext:value-type="string">
            <text:p>MuxViz: an interactive visualization and exploration of multilayer networks, i.e., graphs where nodes exhibit multiple relationships simultaneously.</text:p>
          </table:table-cell>
          <table:table-cell table:style-name="ce66" office:value-type="string" calcext:value-type="string">
            <text:p>1.0.6</text:p>
          </table:table-cell>
          <table:table-cell table:style-name="ce66"/>
          <table:table-cell table:style-name="ce66" office:value-type="string" calcext:value-type="string">
            <text:p>GPL3</text:p>
          </table:table-cell>
          <table:table-cell table:style-name="ce77" office:value-type="string" calcext:value-type="string">
            <text:p><text:a xlink:href="http://muxviz.net/" xlink:type="simple">http://muxviz.net/</text:a></text:p>
          </table:table-cell>
          <table:table-cell table:style-name="ce70" table:number-columns-repeated="22"/>
          <table:table-cell table:number-columns-repeated="997"/>
        </table:table-row>
        <table:table-row table:style-name="ro1">
          <table:table-cell table:style-name="ce53" table:formula="of:=[$unaggregated.A21]" office:value-type="string" office:string-value="GraphDice: (programa) a multivariate network visualization system that uses the ScatterDice technique to support navigation in all possible graph attribute combinations" calcext:value-type="string">
            <text:p>GraphDice: (programa) a multivariate network visualization system that uses the ScatterDice technique to support navigation in all possible graph attribute combinations</text:p>
          </table:table-cell>
          <table:table-cell table:style-name="ce66" office:value-type="string" calcext:value-type="string">
            <text:p>0.0.1</text:p>
          </table:table-cell>
          <table:table-cell table:style-name="ce66"/>
          <table:table-cell table:style-name="ce66" office:value-type="string" calcext:value-type="string">
            <text:p>code available / ???</text:p>
          </table:table-cell>
          <table:table-cell table:style-name="ce77" office:value-type="string" calcext:value-type="string">
            <text:p><text:a xlink:href="https://www.aviz.fr/Research/Graphdice" xlink:type="simple">https://www.aviz.fr/Research/Graphdice</text:a></text:p>
          </table:table-cell>
          <table:table-cell table:style-name="ce70" table:number-columns-repeated="22"/>
          <table:table-cell table:number-columns-repeated="997"/>
        </table:table-row>
        <table:table-row table:style-name="ro1">
          <table:table-cell table:style-name="ce53" table:formula="of:=[$unaggregated.A22]" office:value-type="string" office:string-value="Cubix: Cubix is a visualization interface for the exploration of dense dynamic networks with changing edge weights." calcext:value-type="string">
            <text:p>Cubix: Cubix is a visualization interface for the exploration of dense dynamic networks with changing edge weights.</text:p>
          </table:table-cell>
          <table:table-cell table:style-name="ce66" office:value-type="string" calcext:value-type="string">
            <text:p>1.0.7</text:p>
          </table:table-cell>
          <table:table-cell table:style-name="ce66"/>
          <table:table-cell table:style-name="ce66" office:value-type="string" calcext:value-type="string">
            <text:p>code available / ???</text:p>
          </table:table-cell>
          <table:table-cell table:style-name="ce77" office:value-type="string" calcext:value-type="string">
            <text:p><text:a xlink:href="https://www.aviz.fr/Research/Cubix" xlink:type="simple">https://www.aviz.fr/Research/Cubix</text:a></text:p>
          </table:table-cell>
          <table:table-cell table:style-name="ce70" table:number-columns-repeated="22"/>
          <table:table-cell table:number-columns-repeated="997"/>
        </table:table-row>
        <table:table-row table:style-name="ro1">
          <table:table-cell table:style-name="ce53" table:formula="of:=[$unaggregated.A23]" office:value-type="string" office:string-value="GraphChi --- can run very large graph computations on just a single machine, by using a novel algorithm for processing the graph from disk" calcext:value-type="string">
            <text:p>GraphChi --- can run very large graph computations on just a single machine, by using a novel algorithm for processing the graph from disk</text:p>
          </table:table-cell>
          <table:table-cell table:style-name="ce68" office:value-type="string" calcext:value-type="string">
            <text:p><text:a xlink:href="https://github.com/GraphChi/graphchi-cpp/commit/5df7deb62fa4c11e12a10d967905e0a5aa973c85" xlink:type="simple">5df7deb</text:a></text:p>
          </table:table-cell>
          <table:table-cell table:style-name="ce66"/>
          <table:table-cell table:style-name="ce66" office:value-type="string" calcext:value-type="string">
            <text:p>Apache 2.0</text:p>
          </table:table-cell>
          <table:table-cell table:style-name="ce77" office:value-type="string" calcext:value-type="string">
            <text:p><text:a xlink:href="https://github.com/GraphChi/graphchi-cpp" xlink:type="simple">https://github.com/GraphChi/graphchi-cpp</text:a></text:p>
          </table:table-cell>
          <table:table-cell table:style-name="ce70" table:number-columns-repeated="22"/>
          <table:table-cell table:number-columns-repeated="997"/>
        </table:table-row>
        <table:table-row table:style-name="ro1">
          <table:table-cell table:style-name="ce53" table:formula="of:=[$unaggregated.A24]" office:value-type="string" office:string-value="JUNG — the Java Universal Network/Graph Framework--is a software library that provides a common and extendible language for the modeling, analysis, and visualization of data that can be represented as a graph or network" calcext:value-type="string">
            <text:p>JUNG — the Java Universal Network/Graph Framework--is a software library that provides a common and extendible language for the modeling, analysis, and visualization of data that can be represented as a graph or network</text:p>
          </table:table-cell>
          <table:table-cell table:style-name="ce66" office:value-type="string" calcext:value-type="string">
            <text:p>2.0.1</text:p>
          </table:table-cell>
          <table:table-cell table:style-name="ce66"/>
          <table:table-cell table:style-name="ce66" office:value-type="string" calcext:value-type="string">
            <text:p>BSD</text:p>
          </table:table-cell>
          <table:table-cell table:style-name="ce77" office:value-type="string" calcext:value-type="string">
            <text:p><text:a xlink:href="http://jung.sourceforge.net/" xlink:type="simple">http://jung.sourceforge.net/</text:a></text:p>
          </table:table-cell>
          <table:table-cell table:style-name="ce70" table:number-columns-repeated="22"/>
          <table:table-cell table:number-columns-repeated="997"/>
        </table:table-row>
        <table:table-row table:style-name="ro1">
          <table:table-cell table:style-name="ce53" table:formula="of:=[$unaggregated.A25]" office:value-type="string" office:string-value="NETINF - infers a who-copies-from-whom or who-repeats-after-whom network of news media sites and blogs using the MemeTracker dataset. " calcext:value-type="string">
            <text:p>NETINF - infers a who-copies-from-whom or who-repeats-after-whom network of news media sites and blogs using the MemeTracker dataset. </text:p>
          </table:table-cell>
          <table:table-cell table:style-name="ce66" office:value-type="string" calcext:value-type="string">
            <text:p>?</text:p>
          </table:table-cell>
          <table:table-cell table:style-name="ce66"/>
          <table:table-cell table:style-name="ce66" office:value-type="string" calcext:value-type="string">
            <text:p>BSD</text:p>
          </table:table-cell>
          <table:table-cell table:style-name="ce77" office:value-type="string" calcext:value-type="string">
            <text:p><text:a xlink:href="http://snap.stanford.edu/netinf/" xlink:type="simple">http://snap.stanford.edu/netinf/</text:a></text:p>
          </table:table-cell>
          <table:table-cell table:style-name="ce70" table:number-columns-repeated="22"/>
          <table:table-cell table:number-columns-repeated="997"/>
        </table:table-row>
        <table:table-row table:style-name="ro1">
          <table:table-cell table:style-name="ce53" table:formula="of:=[$unaggregated.A26]" office:value-type="string" office:string-value="SocNetV -- is a cross-platform, user-friendly free software application for social network analysis and visualization." calcext:value-type="string">
            <text:p>SocNetV -- is a cross-platform, user-friendly free software application for social network analysis and visualization.</text:p>
          </table:table-cell>
          <table:table-cell table:style-name="ce69" office:value-type="string" calcext:value-type="string">
            <text:p>2.4.0</text:p>
          </table:table-cell>
          <table:table-cell table:style-name="ce69"/>
          <table:table-cell table:style-name="ce66" office:value-type="string" calcext:value-type="string">
            <text:p>GPL3</text:p>
          </table:table-cell>
          <table:table-cell table:style-name="ce77" office:value-type="string" calcext:value-type="string">
            <text:p><text:a xlink:href="https://socnetv.org/" xlink:type="simple">https://socnetv.org/</text:a></text:p>
          </table:table-cell>
          <table:table-cell table:style-name="ce70" table:number-columns-repeated="22"/>
          <table:table-cell table:number-columns-repeated="997"/>
        </table:table-row>
        <table:table-row table:style-name="ro1">
          <table:table-cell table:style-name="ce53" table:formula="of:=[$unaggregated.A27]" office:value-type="string" office:string-value="SUBDUE --- is a graph-based knowledge discovery system that finds structural, relational patterns in data representing entities and relationships" calcext:value-type="string">
            <text:p>SUBDUE --- is a graph-based knowledge discovery system that finds structural, relational patterns in data representing entities and relationships</text:p>
          </table:table-cell>
          <table:table-cell table:style-name="ce66" office:value-type="string" calcext:value-type="string">
            <text:p>1.1.0</text:p>
          </table:table-cell>
          <table:table-cell table:style-name="ce66"/>
          <table:table-cell table:style-name="ce66" office:value-type="string" calcext:value-type="string">
            <text:p>MIT</text:p>
          </table:table-cell>
          <table:table-cell table:style-name="ce77" office:value-type="string" calcext:value-type="string">
            <text:p><text:a xlink:href="http://ailab.wsu.edu/subdue/" xlink:type="simple">http://ailab.wsu.edu/subdue/</text:a></text:p>
          </table:table-cell>
          <table:table-cell table:style-name="ce70" table:number-columns-repeated="22"/>
          <table:table-cell table:number-columns-repeated="997"/>
        </table:table-row>
        <table:table-row table:style-name="ro1">
          <table:table-cell table:style-name="ce53" table:formula="of:=[$unaggregated.A28]" office:value-type="string" office:string-value="sna R --- R library with a range of tools for social network analysis, including node and graph-level indices, structural distance and covariance methods, structural equivalence detection, network regression, random graph generation, and 2D/3D network visualization" calcext:value-type="string">
            <text:p>sna R --- R library with a range of tools for social network analysis, including node and graph-level indices, structural distance and covariance methods, structural equivalence detection, network regression, random graph generation, and 2D/3D network visualization</text:p>
          </table:table-cell>
          <table:table-cell table:style-name="ce66" office:value-type="string" calcext:value-type="string">
            <text:p>2.4.0</text:p>
          </table:table-cell>
          <table:table-cell table:style-name="ce66"/>
          <table:table-cell table:style-name="ce66" office:value-type="string" calcext:value-type="string">
            <text:p>GPL3</text:p>
          </table:table-cell>
          <table:table-cell table:style-name="ce77" office:value-type="string" calcext:value-type="string">
            <text:p><text:a xlink:href="http://cran.cnr.berkeley.edu/web/packages/sna/index.html" xlink:type="simple">http://cran.cnr.berkeley.edu/web/packages/sna/index.html</text:a></text:p>
          </table:table-cell>
          <table:table-cell table:style-name="ce70" table:number-columns-repeated="22"/>
          <table:table-cell table:number-columns-repeated="997"/>
        </table:table-row>
        <table:table-row table:style-name="ro1">
          <table:table-cell table:style-name="ce53" table:formula="of:=[$unaggregated.A29]" office:value-type="string" office:string-value="statnet --- is a suite of R packages that perform a wide range of data management, visualization, descriptive and statistical network analysis tasks" calcext:value-type="string">
            <text:p>statnet --- is a suite of R packages that perform a wide range of data management, visualization, descriptive and statistical network analysis tasks</text:p>
          </table:table-cell>
          <table:table-cell table:style-name="ce66" office:value-type="string" calcext:value-type="string">
            <text:p>2018.10.0</text:p>
          </table:table-cell>
          <table:table-cell table:style-name="ce66"/>
          <table:table-cell table:style-name="ce66" office:value-type="string" calcext:value-type="string">
            <text:p>GPL3</text:p>
          </table:table-cell>
          <table:table-cell table:style-name="ce77" office:value-type="string" calcext:value-type="string">
            <text:p><text:a xlink:href="http://statnet.csde.washington.edu/index.shtml" xlink:type="simple">http://statnet.csde.washington.edu/index.shtml</text:a></text:p>
          </table:table-cell>
          <table:table-cell table:style-name="ce70" table:number-columns-repeated="22"/>
          <table:table-cell table:number-columns-repeated="997"/>
        </table:table-row>
        <table:table-row table:style-name="ro1">
          <table:table-cell table:style-name="ce53" table:formula="of:=[$unaggregated.A30]" office:value-type="string" office:string-value="Centrifuge Analytics --- browser-based visual data discovery link analysis product" calcext:value-type="string">
            <text:p>Centrifuge Analytics --- browser-based visual data discovery link analysis product</text:p>
          </table:table-cell>
          <table:table-cell table:style-name="ce65" office:value-type="string" calcext:value-type="string">
            <text:p>3.0.0</text:p>
          </table:table-cell>
          <table:table-cell table:style-name="ce65"/>
          <table:table-cell table:style-name="ce65" office:value-type="string" calcext:value-type="string">
            <text:p>Commercial</text:p>
          </table:table-cell>
          <table:table-cell table:style-name="ce76" office:value-type="string" calcext:value-type="string">
            <text:p><text:a xlink:href="https://centrifugesystems.com/product/version-3-0/" xlink:type="simple">https://centrifugesystems.com/product/version-3-0/</text:a></text:p>
          </table:table-cell>
          <table:table-cell table:style-name="ce70" table:number-columns-repeated="22"/>
          <table:table-cell table:number-columns-repeated="997"/>
        </table:table-row>
        <table:table-row table:style-name="ro1">
          <table:table-cell table:style-name="ce53" table:formula="of:=[$unaggregated.A31]" office:value-type="string" office:string-value="Commetrix --- is a Software Framework for Dynamic Network Visualization and Analysis" calcext:value-type="string">
            <text:p>Commetrix --- is a Software Framework for Dynamic Network Visualization and Analysis</text:p>
          </table:table-cell>
          <table:table-cell table:style-name="ce65" office:value-type="string" calcext:value-type="string">
            <text:p>2.3.0</text:p>
          </table:table-cell>
          <table:table-cell table:style-name="ce65"/>
          <table:table-cell table:style-name="ce65" office:value-type="string" calcext:value-type="string">
            <text:p>Commercial</text:p>
          </table:table-cell>
          <table:table-cell table:style-name="ce76" office:value-type="string" calcext:value-type="string">
            <text:p><text:a xlink:href="http://www.commetrix.de/" xlink:type="simple">http://www.commetrix.de/</text:a></text:p>
          </table:table-cell>
          <table:table-cell table:style-name="ce70" table:number-columns-repeated="22"/>
          <table:table-cell table:number-columns-repeated="997"/>
        </table:table-row>
        <table:table-row table:style-name="ro1">
          <table:table-cell table:style-name="ce53" table:formula="of:=[$unaggregated.A32]" office:value-type="string" office:string-value="Cuttlefish --- a network workbench application that visualizes the networks with some of the best known layout algorithms" calcext:value-type="string">
            <text:p>Cuttlefish --- a network workbench application that visualizes the networks with some of the best known layout algorithms</text:p>
          </table:table-cell>
          <table:table-cell table:style-name="ce66" office:value-type="string" calcext:value-type="string">
            <text:p>2.5-beta</text:p>
          </table:table-cell>
          <table:table-cell table:style-name="ce66"/>
          <table:table-cell table:style-name="ce66" office:value-type="string" calcext:value-type="string">
            <text:p>GPL2</text:p>
          </table:table-cell>
          <table:table-cell table:style-name="ce77" office:value-type="string" calcext:value-type="string">
            <text:p><text:a xlink:href="https://github.com/dev-cuttlefish/cuttlefish" xlink:type="simple">https://github.com/dev-cuttlefish/cuttlefish</text:a></text:p>
          </table:table-cell>
          <table:table-cell table:style-name="ce70" table:number-columns-repeated="22"/>
          <table:table-cell table:number-columns-repeated="997"/>
        </table:table-row>
        <table:table-row table:style-name="ro1">
          <table:table-cell table:style-name="ce53" table:formula="of:=[$unaggregated.A33]" office:value-type="string" office:string-value="Egonet --- a program for the collection and analysis of egocentric network data" calcext:value-type="string">
            <text:p>Egonet --- a program for the collection and analysis of egocentric network data</text:p>
          </table:table-cell>
          <table:table-cell table:style-name="ce66" office:value-type="string" calcext:value-type="string">
            <text:p>1.0.0</text:p>
          </table:table-cell>
          <table:table-cell table:style-name="ce66"/>
          <table:table-cell table:style-name="ce66" office:value-type="string" calcext:value-type="string">
            <text:p>GPL2</text:p>
          </table:table-cell>
          <table:table-cell table:style-name="ce77" office:value-type="string" calcext:value-type="string">
            <text:p><text:a xlink:href="https://sourceforge.net/projects/egonet/" xlink:type="simple">https://sourceforge.net/projects/egonet/</text:a></text:p>
          </table:table-cell>
          <table:table-cell table:style-name="ce70" table:number-columns-repeated="22"/>
          <table:table-cell table:number-columns-repeated="997"/>
        </table:table-row>
        <table:table-row table:style-name="ro1">
          <table:table-cell table:style-name="ce53" table:formula="of:=[$unaggregated.A34]" office:value-type="string" office:string-value="Graph-tool --- an efficient Python module for manipulation and statistical analysis of graphs (a.k.a. networks)" calcext:value-type="string">
            <text:p>Graph-tool --- an efficient Python module for manipulation and statistical analysis of graphs (a.k.a. networks)</text:p>
          </table:table-cell>
          <table:table-cell table:style-name="ce66" office:value-type="string" calcext:value-type="string">
            <text:p>2.27.0</text:p>
          </table:table-cell>
          <table:table-cell table:style-name="ce66"/>
          <table:table-cell table:style-name="ce66" office:value-type="string" calcext:value-type="string">
            <text:p>GPL3</text:p>
          </table:table-cell>
          <table:table-cell table:style-name="ce77" office:value-type="string" calcext:value-type="string">
            <text:p><text:a xlink:href="https://graph-tool.skewed.de/" xlink:type="simple">https://graph-tool.skewed.de/</text:a></text:p>
          </table:table-cell>
          <table:table-cell table:style-name="ce70" table:number-columns-repeated="22"/>
          <table:table-cell table:number-columns-repeated="997"/>
        </table:table-row>
        <table:table-row table:style-name="ro1">
          <table:table-cell table:style-name="ce53" table:formula="of:=[$unaggregated.A35]" office:value-type="string" office:string-value="InFlow --- performs network analysis AND network visualization in one integrated product." calcext:value-type="string">
            <text:p>InFlow --- performs network analysis AND network visualization in one integrated product.</text:p>
          </table:table-cell>
          <table:table-cell table:style-name="ce65" office:value-type="string" calcext:value-type="string">
            <text:p>?</text:p>
          </table:table-cell>
          <table:table-cell table:style-name="ce65"/>
          <table:table-cell table:style-name="ce65" office:value-type="string" calcext:value-type="string">
            <text:p>Commercial</text:p>
          </table:table-cell>
          <table:table-cell table:style-name="ce76" office:value-type="string" calcext:value-type="string">
            <text:p><text:a xlink:href="http://orgnet.com/software.html" xlink:type="simple">http://orgnet.com/software.html</text:a></text:p>
          </table:table-cell>
          <table:table-cell table:style-name="ce70" table:number-columns-repeated="22"/>
          <table:table-cell table:number-columns-repeated="997"/>
        </table:table-row>
        <table:table-row table:style-name="ro1">
          <table:table-cell table:style-name="ce53" table:formula="of:=[$unaggregated.A36]" office:value-type="string" office:string-value="Netlytic --- is a community-supported text and social networks analyzer for social media researchers and educators to study public discourse on social media sites" calcext:value-type="string">
            <text:p>Netlytic --- is a community-supported text and social networks analyzer for social media researchers and educators to study public discourse on social media sites</text:p>
          </table:table-cell>
          <table:table-cell table:style-name="ce67" office:value-type="string" calcext:value-type="string">
            <text:p>?</text:p>
          </table:table-cell>
          <table:table-cell table:style-name="ce67"/>
          <table:table-cell table:style-name="ce67" office:value-type="string" calcext:value-type="string">
            <text:p>cloud-based/free</text:p>
          </table:table-cell>
          <table:table-cell table:style-name="ce78" office:value-type="string" calcext:value-type="string">
            <text:p><text:a xlink:href="https://netlytic.org/home/" xlink:type="simple">https://netlytic.org/home/</text:a></text:p>
          </table:table-cell>
          <table:table-cell table:style-name="ce70" table:number-columns-repeated="22"/>
          <table:table-cell table:number-columns-repeated="997"/>
        </table:table-row>
        <table:table-row table:style-name="ro1">
          <table:table-cell table:style-name="ce53" table:formula="of:=[$unaggregated.A37]" office:value-type="string" office:string-value="NetworKit --- is a growing open-source toolkit for large-scale network analysis." calcext:value-type="string">
            <text:p>NetworKit --- is a growing open-source toolkit for large-scale network analysis.</text:p>
          </table:table-cell>
          <table:table-cell table:style-name="ce66" office:value-type="string" calcext:value-type="string">
            <text:p>5.0.0</text:p>
          </table:table-cell>
          <table:table-cell table:style-name="ce66"/>
          <table:table-cell table:style-name="ce66" office:value-type="string" calcext:value-type="string">
            <text:p>MIT</text:p>
          </table:table-cell>
          <table:table-cell table:style-name="ce77" office:value-type="string" calcext:value-type="string">
            <text:p><text:a xlink:href="https://networkit.github.io/index.html" xlink:type="simple">https://networkit.github.io/index.html</text:a></text:p>
          </table:table-cell>
          <table:table-cell table:style-name="ce70" table:number-columns-repeated="22"/>
          <table:table-cell table:number-columns-repeated="997"/>
        </table:table-row>
        <table:table-row table:style-name="ro1">
          <table:table-cell table:style-name="ce53" table:formula="of:=[$unaggregated.A38]" office:value-type="string" office:string-value="Pajek --- provide tools for analysis and visualization of such networks: collaboration networks, organic molecule in chemistry, protein receptor interaction networks, genealogies, Internet networks, citation networks, diffusion (AIDS, news, innovations) networks, data-mining (2-mode networks), etc." calcext:value-type="string">
            <text:p>Pajek --- provide tools for analysis and visualization of such networks: collaboration networks, organic molecule in chemistry, protein receptor interaction networks, genealogies, Internet networks, citation networks, diffusion (AIDS, news, innovations) networks, data-mining (2-mode networks), etc.</text:p>
          </table:table-cell>
          <table:table-cell table:style-name="ce66" office:value-type="string" calcext:value-type="string">
            <text:p>5.0.7</text:p>
          </table:table-cell>
          <table:table-cell table:style-name="ce66"/>
          <table:table-cell table:style-name="ce66" office:value-type="string" calcext:value-type="string">
            <text:p>free/?</text:p>
          </table:table-cell>
          <table:table-cell table:style-name="ce77" office:value-type="string" calcext:value-type="string">
            <text:p><text:a xlink:href="http://mrvar.fdv.uni-lj.si/pajek/" xlink:type="simple">http://mrvar.fdv.uni-lj.si/pajek/</text:a></text:p>
          </table:table-cell>
          <table:table-cell table:style-name="ce70" table:number-columns-repeated="22"/>
          <table:table-cell table:number-columns-repeated="997"/>
        </table:table-row>
        <table:table-row table:style-name="ro1">
          <table:table-cell table:style-name="ce53" table:formula="of:=[$unaggregated.A39]" office:value-type="string" office:string-value="Polinode --- map, visualize and analyze network data. Targeted mainly at organizations and consultants" calcext:value-type="string">
            <text:p>Polinode --- map, visualize and analyze network data. Targeted mainly at organizations and consultants</text:p>
          </table:table-cell>
          <table:table-cell table:style-name="ce65" office:value-type="string" calcext:value-type="string">
            <text:p>?</text:p>
          </table:table-cell>
          <table:table-cell table:style-name="ce65"/>
          <table:table-cell table:style-name="ce65" office:value-type="string" calcext:value-type="string">
            <text:p>Commercial</text:p>
          </table:table-cell>
          <table:table-cell table:style-name="ce76" office:value-type="string" calcext:value-type="string">
            <text:p><text:a xlink:href="https://www.polinode.com/" xlink:type="simple">https://www.polinode.com/</text:a></text:p>
          </table:table-cell>
          <table:table-cell table:style-name="ce70" table:number-columns-repeated="22"/>
          <table:table-cell table:number-columns-repeated="997"/>
        </table:table-row>
        <table:table-row table:style-name="ro1">
          <table:table-cell table:style-name="ce53" table:formula="of:=[$unaggregated.A40]" office:value-type="string" office:string-value="SocioViz is a social media analytics platform powered by Social Network Analysis metrics. Allows user to query Twitter conversations and find Identify key influencers, opinions and contents. " calcext:value-type="string">
            <text:p>SocioViz is a social media analytics platform powered by Social Network Analysis metrics. Allows user to query Twitter conversations and find Identify key influencers, opinions and contents. </text:p>
          </table:table-cell>
          <table:table-cell table:style-name="ce66" office:value-type="string" calcext:value-type="string">
            <text:p>?</text:p>
          </table:table-cell>
          <table:table-cell table:style-name="ce66"/>
          <table:table-cell table:style-name="ce66" office:value-type="string" calcext:value-type="string">
            <text:p>free/?</text:p>
          </table:table-cell>
          <table:table-cell table:style-name="ce77" office:value-type="string" calcext:value-type="string">
            <text:p><text:a xlink:href="https://socioviz.net/SNA/eu/sna/" xlink:type="simple">https://socioviz.net/SNA/eu/sna/</text:a></text:p>
          </table:table-cell>
          <table:table-cell table:style-name="ce70" table:number-columns-repeated="22"/>
          <table:table-cell table:number-columns-repeated="997"/>
        </table:table-row>
        <table:table-row table:style-name="ro1">
          <table:table-cell table:style-name="ce53" table:formula="of:=[$unaggregated.A41]" office:value-type="string" office:string-value="Sentinel Visualizer --- Advanced Link Analysis, Data Visualization, Geospatial Mapping, and SNA" calcext:value-type="string">
            <text:p>Sentinel Visualizer --- Advanced Link Analysis, Data Visualization, Geospatial Mapping, and SNA</text:p>
          </table:table-cell>
          <table:table-cell table:style-name="ce65" office:value-type="string" calcext:value-type="string">
            <text:p>8.0.0</text:p>
          </table:table-cell>
          <table:table-cell table:style-name="ce65"/>
          <table:table-cell table:style-name="ce65" office:value-type="string" calcext:value-type="string">
            <text:p>Commercial</text:p>
          </table:table-cell>
          <table:table-cell table:style-name="ce76" office:value-type="string" calcext:value-type="string">
            <text:p><text:a xlink:href="http://www.fmsasg.com/" xlink:type="simple">http://www.fmsasg.com/</text:a></text:p>
          </table:table-cell>
          <table:table-cell table:style-name="ce70" table:number-columns-repeated="22"/>
          <table:table-cell table:number-columns-repeated="997"/>
        </table:table-row>
        <table:table-row table:style-name="ro1">
          <table:table-cell table:style-name="ce53" table:formula="of:=[$unaggregated.A42]" office:value-type="string" office:string-value="AllegroGraph  --- is an ultra scalable, high-performance, and transactional Semantic Graph Database" calcext:value-type="string">
            <text:p>AllegroGraph <text:s/>--- is an ultra scalable, high-performance, and transactional Semantic Graph Database</text:p>
          </table:table-cell>
          <table:table-cell table:style-name="ce65" office:value-type="string" calcext:value-type="string">
            <text:p>6.5.0</text:p>
          </table:table-cell>
          <table:table-cell table:style-name="ce65"/>
          <table:table-cell table:style-name="ce65" office:value-type="string" calcext:value-type="string">
            <text:p>Commercial</text:p>
          </table:table-cell>
          <table:table-cell table:style-name="ce76" office:value-type="string" calcext:value-type="string">
            <text:p><text:a xlink:href="https://franz.com/agraph/allegrograph/" xlink:type="simple">https://franz.com/agraph/allegrograph/</text:a></text:p>
          </table:table-cell>
          <table:table-cell table:style-name="ce70" table:number-columns-repeated="22"/>
          <table:table-cell table:number-columns-repeated="997"/>
        </table:table-row>
        <table:table-row table:style-name="ro1">
          <table:table-cell table:style-name="ce53" table:formula="of:=[$unaggregated.A43]" office:value-type="string" office:string-value="GraphStream is a Java library for the modeling and analysis of dynamic graphs" calcext:value-type="string">
            <text:p>GraphStream is a Java library for the modeling and analysis of dynamic graphs</text:p>
          </table:table-cell>
          <table:table-cell table:style-name="ce66" office:value-type="string" calcext:value-type="string">
            <text:p>1.3.0</text:p>
          </table:table-cell>
          <table:table-cell table:style-name="ce66"/>
          <table:table-cell table:style-name="ce66" office:value-type="string" calcext:value-type="string">
            <text:p>LGPL3</text:p>
          </table:table-cell>
          <table:table-cell table:style-name="ce77" office:value-type="string" calcext:value-type="string">
            <text:p><text:a xlink:href="http://graphstream-project.org/" xlink:type="simple">http://graphstream-project.org/</text:a></text:p>
          </table:table-cell>
          <table:table-cell table:style-name="ce70" table:number-columns-repeated="22"/>
          <table:table-cell table:number-columns-repeated="997"/>
        </table:table-row>
        <table:table-row table:style-name="ro1">
          <table:table-cell table:style-name="ce53" table:formula="of:=[$unaggregated.A44]" office:value-type="string" office:string-value="InfiniteGraph is a distributed graph database that can exploit mixed disk, SSD and in-memory algorithms." calcext:value-type="string">
            <text:p>InfiniteGraph is a distributed graph database that can exploit mixed disk, SSD and in-memory algorithms.</text:p>
          </table:table-cell>
          <table:table-cell table:style-name="ce65" office:value-type="string" calcext:value-type="string">
            <text:p>?</text:p>
          </table:table-cell>
          <table:table-cell table:style-name="ce65"/>
          <table:table-cell table:style-name="ce65" office:value-type="string" calcext:value-type="string">
            <text:p>Commercial</text:p>
          </table:table-cell>
          <table:table-cell table:style-name="ce76" office:value-type="string" calcext:value-type="string">
            <text:p><text:a xlink:href="https://www.objectivity.com/products/infinitegraph/" xlink:type="simple">https://www.objectivity.com/products/infinitegraph/</text:a></text:p>
          </table:table-cell>
          <table:table-cell table:style-name="ce70" table:number-columns-repeated="22"/>
          <table:table-cell table:number-columns-repeated="997"/>
        </table:table-row>
        <table:table-row table:style-name="ro1">
          <table:table-cell table:style-name="ce53" table:formula="of:=[$unaggregated.A45]" office:value-type="string" office:string-value="Wolfram Mathematica SNA - a complete and rich set of state-of-the art social network analysis functions." calcext:value-type="string">
            <text:p>Wolfram Mathematica SNA - a complete and rich set of state-of-the art social network analysis functions.</text:p>
          </table:table-cell>
          <table:table-cell table:style-name="ce65" office:value-type="string" calcext:value-type="string">
            <text:p>9.0.0</text:p>
          </table:table-cell>
          <table:table-cell table:style-name="ce65"/>
          <table:table-cell table:style-name="ce65" office:value-type="string" calcext:value-type="string">
            <text:p>Commercial</text:p>
          </table:table-cell>
          <table:table-cell table:style-name="ce76" office:value-type="string" calcext:value-type="string">
            <text:p><text:a xlink:href="http://www.wolfram.com/mathematica/new-in-9/social-network-analysis/" xlink:type="simple">http://www.wolfram.com/mathematica/new-in-9/social-network-analysis/</text:a></text:p>
          </table:table-cell>
          <table:table-cell table:style-name="ce70" table:number-columns-repeated="22"/>
          <table:table-cell table:number-columns-repeated="997"/>
        </table:table-row>
        <table:table-row table:style-name="ro1">
          <table:table-cell table:style-name="ce53" table:formula="of:=[$unaggregated.A46]" office:value-type="string" office:string-value="VisuaLyzer™ --- an interactive and intuitive desktop tool for visualizing and analyzing social network data from imported data or from data created in the graphical interface." calcext:value-type="string">
            <text:p>VisuaLyzer™ --- an interactive and intuitive desktop tool for visualizing and analyzing social network data from imported data or from data created in the graphical interface.</text:p>
          </table:table-cell>
          <table:table-cell table:style-name="ce65" office:value-type="string" calcext:value-type="string">
            <text:p>?</text:p>
          </table:table-cell>
          <table:table-cell table:style-name="ce65"/>
          <table:table-cell table:style-name="ce65" office:value-type="string" calcext:value-type="string">
            <text:p>Commercial</text:p>
          </table:table-cell>
          <table:table-cell table:style-name="ce76" office:value-type="string" calcext:value-type="string">
            <text:p><text:a xlink:href="http://socioworks.com/productsall/visualyzer/" xlink:type="simple">http://socioworks.com/productsall/visualyzer/</text:a></text:p>
          </table:table-cell>
          <table:table-cell table:style-name="ce70" table:number-columns-repeated="22"/>
          <table:table-cell table:number-columns-repeated="997"/>
        </table:table-row>
        <table:table-row table:style-name="ro1">
          <table:table-cell table:style-name="ce53" table:formula="of:=[$unaggregated.A47]" office:value-type="string" office:string-value="Kumu  --- makes it easy to organize complex data into relationship maps that are beautiful to look at and a pleasure to use." calcext:value-type="string">
            <text:p>Kumu <text:s/>--- makes it easy to organize complex data into relationship maps that are beautiful to look at and a pleasure to use.</text:p>
          </table:table-cell>
          <table:table-cell table:style-name="ce65" office:value-type="string" calcext:value-type="string">
            <text:p>?</text:p>
          </table:table-cell>
          <table:table-cell table:style-name="ce65"/>
          <table:table-cell table:style-name="ce65" office:value-type="string" calcext:value-type="string">
            <text:p>Commercial/ free limited</text:p>
          </table:table-cell>
          <table:table-cell table:style-name="ce76" office:value-type="string" calcext:value-type="string">
            <text:p><text:a xlink:href="https://kumu.io/" xlink:type="simple">https://kumu.io/</text:a></text:p>
          </table:table-cell>
          <table:table-cell table:style-name="ce70" table:number-columns-repeated="22"/>
          <table:table-cell table:number-columns-repeated="997"/>
        </table:table-row>
        <table:table-row table:style-name="ro1">
          <table:table-cell table:style-name="ce53" table:formula="of:=[$unaggregated.A48]" office:value-type="string" office:string-value="E-Net is Windows software for analyzing ego network data." calcext:value-type="string">
            <text:p>E-Net is Windows software for analyzing ego network data.</text:p>
          </table:table-cell>
          <table:table-cell table:style-name="ce67" office:value-type="string" calcext:value-type="string">
            <text:p>0.5.0</text:p>
          </table:table-cell>
          <table:table-cell table:style-name="ce67"/>
          <table:table-cell table:style-name="ce67" office:value-type="string" calcext:value-type="string">
            <text:p>freemiun</text:p>
          </table:table-cell>
          <table:table-cell table:style-name="ce78" office:value-type="string" calcext:value-type="string">
            <text:p><text:a xlink:href="https://sites.google.com/site/enetsoftware1/Home" xlink:type="simple">https://sites.google.com/site/enetsoftware1/Home</text:a></text:p>
          </table:table-cell>
          <table:table-cell table:style-name="ce70" table:number-columns-repeated="22"/>
          <table:table-cell table:number-columns-repeated="997"/>
        </table:table-row>
        <table:table-row table:style-name="ro1">
          <table:table-cell table:style-name="ce53" table:formula="of:=[$unaggregated.A49]" office:value-type="string" office:string-value="KeyPlayer --- a program for identifying an optimal set of nodes in a network for one of two basic purposes: (a) crippling the network by removing key nodes, and (b) selecting which nodes to either keep under surveillance or to try to influence via some kind of intervention." calcext:value-type="string">
            <text:p>KeyPlayer --- a program for identifying an optimal set of nodes in a network for one of two basic purposes: (a) crippling the network by removing key nodes, and (b) selecting which nodes to either keep under surveillance or to try to influence via some kind of intervention.</text:p>
          </table:table-cell>
          <table:table-cell table:style-name="ce66" office:value-type="string" calcext:value-type="string">
            <text:p>1.4.0</text:p>
          </table:table-cell>
          <table:table-cell table:style-name="ce66"/>
          <table:table-cell table:style-name="ce66" office:value-type="string" calcext:value-type="string">
            <text:p>free</text:p>
          </table:table-cell>
          <table:table-cell table:style-name="ce77" office:value-type="string" calcext:value-type="string">
            <text:p><text:a xlink:href="http://www.analytictech.com/keyplayer/keyplayer.htm" xlink:type="simple">http://www.analytictech.com/keyplayer/keyplayer.htm</text:a></text:p>
          </table:table-cell>
          <table:table-cell table:style-name="ce70" table:number-columns-repeated="22"/>
          <table:table-cell table:number-columns-repeated="997"/>
        </table:table-row>
        <table:table-row table:style-name="ro1">
          <table:table-cell table:style-name="ce53" table:formula="of:=[$unaggregated.A50]" office:value-type="string" office:string-value="StOCNET -- an advanced software&#10;system for statistical network analysis&#10;that provides a platform to make a&#10;number of statistical methods, focusing&#10;on probabilistic models" calcext:value-type="string">
            <text:p>StOCNET -- an advanced software</text:p>
            <text:p>system for statistical network analysis</text:p>
            <text:p>that provides a platform to make a</text:p>
            <text:p>number of statistical methods, focusing</text:p>
            <text:p>on probabilistic models</text:p>
          </table:table-cell>
          <table:table-cell table:style-name="ce66" office:value-type="string" calcext:value-type="string">
            <text:p>1.8.0</text:p>
          </table:table-cell>
          <table:table-cell table:style-name="ce66"/>
          <table:table-cell table:style-name="ce66" office:value-type="string" calcext:value-type="string">
            <text:p>free</text:p>
          </table:table-cell>
          <table:table-cell table:style-name="ce77" office:value-type="string" calcext:value-type="string">
            <text:p><text:a xlink:href="http://stocnet.gmw.rug.nl/content/software.htm" xlink:type="simple">http://stocnet.gmw.rug.nl/content/software.htm</text:a></text:p>
          </table:table-cell>
          <table:table-cell table:style-name="ce70" table:number-columns-repeated="22"/>
          <table:table-cell table:number-columns-repeated="997"/>
        </table:table-row>
        <table:table-row table:style-name="ro1">
          <table:table-cell table:style-name="ce53" table:formula="of:=[$unaggregated.A51]" office:value-type="string" office:string-value="AutoMap --- a text mining tool for extract analyze and represent&#10;relational data from texts using&#10;Network Text Analysis methods" calcext:value-type="string">
            <text:p>AutoMap --- a text mining tool for extract analyze and represent</text:p>
            <text:p>relational data from texts using</text:p>
            <text:p>Network Text Analysis methods</text:p>
          </table:table-cell>
          <table:table-cell table:style-name="ce67" office:value-type="string" calcext:value-type="string">
            <text:p>3.0.10</text:p>
          </table:table-cell>
          <table:table-cell table:style-name="ce67"/>
          <table:table-cell table:style-name="ce67" office:value-type="string" calcext:value-type="string">
            <text:p>free for academia</text:p>
          </table:table-cell>
          <table:table-cell table:style-name="ce78" office:value-type="string" calcext:value-type="string">
            <text:p><text:a xlink:href="http://www.casos.cs.cmu.edu/projects/automap/" xlink:type="simple">http://www.casos.cs.cmu.edu/projects/automap/</text:a></text:p>
          </table:table-cell>
          <table:table-cell table:style-name="ce70" table:number-columns-repeated="22"/>
          <table:table-cell table:number-columns-repeated="997"/>
        </table:table-row>
        <table:table-row table:style-name="ro1">
          <table:table-cell table:style-name="ce53" table:formula="of:=[$unaggregated.A52]" office:value-type="string" office:string-value="CFinder is a free software for finding and visualizing overlapping dense groups of nodes in networks, based on the Clique Percolation Method (CPM)" calcext:value-type="string">
            <text:p>CFinder is a free software for finding and visualizing overlapping dense groups of nodes in networks, based on the Clique Percolation Method (CPM)</text:p>
          </table:table-cell>
          <table:table-cell table:style-name="ce67" office:value-type="string" calcext:value-type="string">
            <text:p>2.0.6</text:p>
          </table:table-cell>
          <table:table-cell table:style-name="ce67"/>
          <table:table-cell table:style-name="ce67" office:value-type="string" calcext:value-type="string">
            <text:p>free non-profit</text:p>
          </table:table-cell>
          <table:table-cell table:style-name="ce78" office:value-type="string" calcext:value-type="string">
            <text:p><text:a xlink:href="http://www.cfinder.org/" xlink:type="simple">http://www.cfinder.org/</text:a></text:p>
          </table:table-cell>
          <table:table-cell table:style-name="ce70" table:number-columns-repeated="22"/>
          <table:table-cell table:number-columns-repeated="997"/>
        </table:table-row>
        <table:table-row table:style-name="ro1">
          <table:table-cell table:style-name="ce53" table:formula="of:=[$unaggregated.A53]" office:value-type="string" office:string-value="Graph Commons - Collaborative platform for mapping, analyzing and publishing data-networks." calcext:value-type="string">
            <text:p>Graph Commons - Collaborative platform for mapping, analyzing and publishing data-networks.</text:p>
          </table:table-cell>
          <table:table-cell table:style-name="ce65" office:value-type="string" calcext:value-type="string">
            <text:p>??</text:p>
          </table:table-cell>
          <table:table-cell table:style-name="ce65"/>
          <table:table-cell table:style-name="ce65" office:value-type="string" calcext:value-type="string">
            <text:p>Commercial/free plan</text:p>
          </table:table-cell>
          <table:table-cell table:style-name="ce76" office:value-type="string" calcext:value-type="string">
            <text:p><text:a xlink:href="https://graphcommons.com/" xlink:type="simple">https://graphcommons.com/</text:a></text:p>
          </table:table-cell>
          <table:table-cell table:style-name="ce70" table:number-columns-repeated="22"/>
          <table:table-cell table:number-columns-repeated="997"/>
        </table:table-row>
        <table:table-row table:style-name="ro1">
          <table:table-cell table:style-name="ce53" table:formula="of:=[$unaggregated.A54]" office:value-type="string" office:string-value="Graphy: A Graph Theory Library for Ruby" calcext:value-type="string">
            <text:p>Graphy: A Graph Theory Library for Ruby</text:p>
          </table:table-cell>
          <table:table-cell table:style-name="ce66" office:value-type="string" calcext:value-type="string">
            <text:p>0.0.0</text:p>
          </table:table-cell>
          <table:table-cell table:style-name="ce66"/>
          <table:table-cell table:style-name="ce66" office:value-type="string" calcext:value-type="string">
            <text:p>Open source/ custom</text:p>
          </table:table-cell>
          <table:table-cell table:style-name="ce77" office:value-type="string" calcext:value-type="string">
            <text:p><text:a xlink:href="https://github.com/bruce/graphy" xlink:type="simple">https://github.com/bruce/graphy</text:a></text:p>
          </table:table-cell>
          <table:table-cell table:style-name="ce70" table:number-columns-repeated="22"/>
          <table:table-cell table:number-columns-repeated="997"/>
        </table:table-row>
        <table:table-row table:style-name="ro1">
          <table:table-cell table:style-name="ce53" table:formula="of:=[$unaggregated.A55]" office:value-type="string" office:string-value="GraphX Apache Spark --- module to perform graph-related parallel computation." calcext:value-type="string">
            <text:p>GraphX Apache Spark --- module to perform graph-related parallel computation.</text:p>
          </table:table-cell>
          <table:table-cell table:style-name="ce66" office:value-type="string" calcext:value-type="string">
            <text:p>2.4.3</text:p>
          </table:table-cell>
          <table:table-cell table:style-name="ce66"/>
          <table:table-cell table:style-name="ce66" office:value-type="string" calcext:value-type="string">
            <text:p>Apache License 2.0</text:p>
          </table:table-cell>
          <table:table-cell table:style-name="ce77" office:value-type="string" calcext:value-type="string">
            <text:p><text:a xlink:href="https://spark.apache.org/graphx/" xlink:type="simple">https://spark.apache.org/graphx/</text:a></text:p>
          </table:table-cell>
          <table:table-cell table:style-name="ce70" table:number-columns-repeated="22"/>
          <table:table-cell table:number-columns-repeated="997"/>
        </table:table-row>
        <table:table-row table:style-name="ro1">
          <table:table-cell table:style-name="ce53" table:formula="of:=[$unaggregated.A56]" office:value-type="string" office:string-value="Neo4j - Open source, scalable graph database" calcext:value-type="string">
            <text:p>Neo4j - Open source, scalable graph database</text:p>
          </table:table-cell>
          <table:table-cell table:style-name="ce66" office:value-type="string" calcext:value-type="string">
            <text:p>3.5.6</text:p>
          </table:table-cell>
          <table:table-cell table:style-name="ce66"/>
          <table:table-cell table:style-name="ce66" office:value-type="string" calcext:value-type="string">
            <text:p>GPL3</text:p>
          </table:table-cell>
          <table:table-cell table:style-name="ce77" office:value-type="string" calcext:value-type="string">
            <text:p><text:a xlink:href="https://neo4j.com/" xlink:type="simple">https://neo4j.com/
https://neo4j.com/docs/graph-algorithms/3.5/
https://neo4j.com/developer/tools-graph-visualization/
</text:a></text:p>
          </table:table-cell>
          <table:table-cell table:style-name="ce70" table:number-columns-repeated="22"/>
          <table:table-cell table:number-columns-repeated="997"/>
        </table:table-row>
        <table:table-row table:style-name="ro1">
          <table:table-cell table:style-name="ce53" table:formula="of:=[$unaggregated.A57]" office:value-type="string" office:string-value="OSoMe --- Web-based platform to analyze social media data, including through Twitter-based and co-occurrence networks." calcext:value-type="string">
            <text:p>OSoMe --- Web-based platform to analyze social media data, including through Twitter-based and co-occurrence networks.</text:p>
          </table:table-cell>
          <table:table-cell table:style-name="ce66" office:value-type="string" calcext:value-type="string">
            <text:p>???</text:p>
          </table:table-cell>
          <table:table-cell table:style-name="ce66"/>
          <table:table-cell table:style-name="ce66" office:value-type="string" calcext:value-type="string">
            <text:p>free/unknow</text:p>
          </table:table-cell>
          <table:table-cell table:style-name="ce77" office:value-type="string" calcext:value-type="string">
            <text:p><text:a xlink:href="http://osome.iuni.iu.edu/" xlink:type="simple">http://osome.iuni.iu.edu/</text:a></text:p>
          </table:table-cell>
          <table:table-cell table:style-name="ce70" table:number-columns-repeated="22"/>
          <table:table-cell table:number-columns-repeated="997"/>
        </table:table-row>
        <table:table-row table:style-name="ro1">
          <table:table-cell table:style-name="ce53" table:formula="of:=[$unaggregated.A58]" office:value-type="string" office:string-value="Nodegoat - Web-based data management, network analysis and visualisation environment" calcext:value-type="string">
            <text:p>Nodegoat - Web-based data management, network analysis and visualisation environment</text:p>
          </table:table-cell>
          <table:table-cell table:style-name="ce66" office:value-type="string" calcext:value-type="string">
            <text:p>???</text:p>
          </table:table-cell>
          <table:table-cell table:style-name="ce66"/>
          <table:table-cell table:style-name="ce66" office:value-type="string" calcext:value-type="string">
            <text:p>free/unknow</text:p>
          </table:table-cell>
          <table:table-cell table:style-name="ce77" office:value-type="string" calcext:value-type="string">
            <text:p><text:a xlink:href="https://nodegoat.net/about" xlink:type="simple">https://nodegoat.net/about</text:a></text:p>
          </table:table-cell>
          <table:table-cell table:style-name="ce70" table:number-columns-repeated="22"/>
          <table:table-cell table:number-columns-repeated="997"/>
        </table:table-row>
        <table:table-row table:style-name="ro1">
          <table:table-cell table:style-name="ce53" table:formula="of:=[$unaggregated.A59]" office:value-type="string" office:string-value="SageMath - Free open-source mathematics software with extensive graph capabilities." calcext:value-type="string">
            <text:p>SageMath - Free open-source mathematics software with extensive graph capabilities.</text:p>
          </table:table-cell>
          <table:table-cell table:style-name="ce66" office:value-type="string" calcext:value-type="string">
            <text:p>8.0.0</text:p>
          </table:table-cell>
          <table:table-cell table:style-name="ce66"/>
          <table:table-cell table:style-name="ce66" office:value-type="string" calcext:value-type="string">
            <text:p>Creative Commons</text:p>
          </table:table-cell>
          <table:table-cell table:style-name="ce77" office:value-type="string" calcext:value-type="string">
            <text:p><text:a xlink:href="https://www.steinertriples.fr/ncohen/tut/Graphs/" xlink:type="simple">https://www.steinertriples.fr/ncohen/tut/Graphs/</text:a></text:p>
          </table:table-cell>
          <table:table-cell table:style-name="ce70" table:number-columns-repeated="22"/>
          <table:table-cell table:number-columns-repeated="997"/>
        </table:table-row>
        <table:table-row table:style-name="ro1">
          <table:table-cell table:style-name="ce53" table:formula="of:=[$unaggregated.A60]" office:value-type="string" office:string-value="SparklingGraph --- Cross-platform tool to perform large-scale, distributed network computations with Apache Spark's GraphX module" calcext:value-type="string">
            <text:p>SparklingGraph --- Cross-platform tool to perform large-scale, distributed network computations with Apache Spark's GraphX module</text:p>
          </table:table-cell>
          <table:table-cell table:style-name="ce66" office:value-type="string" calcext:value-type="string">
            <text:p>0.0.7</text:p>
          </table:table-cell>
          <table:table-cell table:style-name="ce66"/>
          <table:table-cell table:style-name="ce66" office:value-type="string" calcext:value-type="string">
            <text:p>BSD 2</text:p>
          </table:table-cell>
          <table:table-cell table:style-name="ce77" office:value-type="string" calcext:value-type="string">
            <text:p><text:a xlink:href="https://sparkling-graph.github.io/" xlink:type="simple">https://sparkling-graph.github.io/</text:a></text:p>
          </table:table-cell>
          <table:table-cell table:style-name="ce70" table:number-columns-repeated="22"/>
          <table:table-cell table:number-columns-repeated="997"/>
        </table:table-row>
        <table:table-row table:style-name="ro1">
          <table:table-cell table:style-name="ce53" table:formula="of:=[$unaggregated.A61]" office:value-type="string" office:string-value="SPaTo Visual Explorer --- an interactive software tool for the visualization and exploration of complex networks." calcext:value-type="string">
            <text:p>SPaTo Visual Explorer --- an interactive software tool for the visualization and exploration of complex networks.</text:p>
          </table:table-cell>
          <table:table-cell table:style-name="ce66" office:value-type="string" calcext:value-type="string">
            <text:p>1.2.3</text:p>
          </table:table-cell>
          <table:table-cell table:style-name="ce66"/>
          <table:table-cell table:style-name="ce66" office:value-type="string" calcext:value-type="string">
            <text:p>GPL3</text:p>
          </table:table-cell>
          <table:table-cell table:style-name="ce77" office:value-type="string" calcext:value-type="string">
            <text:p><text:a xlink:href="http://www.spato.net/about/" xlink:type="simple">http://www.spato.net/about/</text:a></text:p>
          </table:table-cell>
          <table:table-cell table:style-name="ce70" table:number-columns-repeated="22"/>
          <table:table-cell table:number-columns-repeated="997"/>
        </table:table-row>
        <table:table-row table:style-name="ro1">
          <table:table-cell table:style-name="ce53" table:formula="of:=[$unaggregated.A62]" office:value-type="string" office:string-value="SIENA --- a R package for the statistical analysis of network data, with the focus on social networks." calcext:value-type="string">
            <text:p>SIENA --- a R package for the statistical analysis of network data, with the focus on social networks.</text:p>
          </table:table-cell>
          <table:table-cell table:style-name="ce66" office:value-type="string" calcext:value-type="string">
            <text:p>1.2.0</text:p>
          </table:table-cell>
          <table:table-cell table:style-name="ce66"/>
          <table:table-cell table:style-name="ce66" office:value-type="string" calcext:value-type="string">
            <text:p>GPL3</text:p>
          </table:table-cell>
          <table:table-cell table:style-name="ce79" office:value-type="string" calcext:value-type="string">
            <text:p>http://www.stats.ox.ac.uk/~snijders/siena/ || http://www.stats.ox.ac.uk/~snijders/siena/Siena_algorithms.pdf</text:p>
          </table:table-cell>
          <table:table-cell table:style-name="ce70" table:number-columns-repeated="22"/>
          <table:table-cell table:number-columns-repeated="997"/>
        </table:table-row>
        <table:table-row table:style-name="ro1">
          <table:table-cell table:style-name="ce53" table:formula="of:=[$unaggregated.A63]" office:value-type="string" office:string-value="VOSON --- a web application built from the ground up for the collection and analysis of hyperlink network data. VOSON allows the user to perform web mining, text analysis, dataset manipulation and visualisation, and social network analysis (SNA) within an integrated environment." calcext:value-type="string">
            <text:p>VOSON --- a web application built from the ground up for the collection and analysis of hyperlink network data. VOSON allows the user to perform web mining, text analysis, dataset manipulation and visualisation, and social network analysis (SNA) within an integrated environment.</text:p>
          </table:table-cell>
          <table:table-cell table:style-name="ce67" office:value-type="string" calcext:value-type="string">
            <text:p>??</text:p>
          </table:table-cell>
          <table:table-cell table:style-name="ce67"/>
          <table:table-cell table:style-name="ce67" office:value-type="string" calcext:value-type="string">
            <text:p>freemiun</text:p>
          </table:table-cell>
          <table:table-cell table:style-name="ce78" office:value-type="string" calcext:value-type="string">
            <text:p><text:a xlink:href="https://www.uberlink.com/software#voson" xlink:type="simple">https://www.uberlink.com/software#voson</text:a></text:p>
          </table:table-cell>
          <table:table-cell table:style-name="ce70" table:number-columns-repeated="22"/>
          <table:table-cell table:number-columns-repeated="997"/>
        </table:table-row>
        <table:table-row table:style-name="ro1">
          <table:table-cell table:style-name="ce53" table:formula="of:=[$unaggregated.A64]" office:value-type="string" office:string-value="VennMaker --- An Actor-Centered Interactive Network Mapping Tool - Cross-platform Java program for ego network analysis." calcext:value-type="string">
            <text:p>VennMaker --- An Actor-Centered Interactive Network Mapping Tool - Cross-platform Java program for ego network analysis.</text:p>
          </table:table-cell>
          <table:table-cell table:style-name="ce66" office:value-type="string" calcext:value-type="string">
            <text:p>2.0.1</text:p>
          </table:table-cell>
          <table:table-cell table:style-name="ce66"/>
          <table:table-cell table:style-name="ce66" office:value-type="string" calcext:value-type="string">
            <text:p>MIT</text:p>
          </table:table-cell>
          <table:table-cell table:style-name="ce77" office:value-type="string" calcext:value-type="string">
            <text:p><text:a xlink:href="http://www.vennmaker.com/testversion-und-bestellmoeglichkeit?lang=en" xlink:type="simple">http://www.vennmaker.com/testversion-und-bestellmoeglichkeit?lang=en</text:a></text:p>
          </table:table-cell>
          <table:table-cell table:style-name="ce70" table:number-columns-repeated="22"/>
          <table:table-cell table:number-columns-repeated="997"/>
        </table:table-row>
        <table:table-row table:style-name="ro1">
          <table:table-cell table:style-name="ce53" table:formula="of:=[$unaggregated.A65]" office:value-type="string" office:string-value="igraph --- a collection of network analysis tools with the emphasis on efficiency, portability and ease of use" calcext:value-type="string">
            <text:p>igraph --- a collection of network analysis tools with the emphasis on efficiency, portability and ease of use</text:p>
          </table:table-cell>
          <table:table-cell table:style-name="ce66" office:value-type="string" calcext:value-type="string">
            <text:p>0.7.1</text:p>
          </table:table-cell>
          <table:table-cell table:style-name="ce66"/>
          <table:table-cell table:style-name="ce66" office:value-type="string" calcext:value-type="string">
            <text:p>GPL2</text:p>
          </table:table-cell>
          <table:table-cell table:style-name="ce77" office:value-type="string" calcext:value-type="string">
            <text:p><text:a xlink:href="https://igraph.org/" xlink:type="simple">https://igraph.org/</text:a></text:p>
          </table:table-cell>
          <table:table-cell table:style-name="ce70" table:number-columns-repeated="22"/>
          <table:table-cell table:number-columns-repeated="997"/>
        </table:table-row>
        <table:table-row table:style-name="ro1">
          <table:table-cell table:style-name="ce53" table:formula="of:=[$unaggregated.A66]" office:value-type="string" office:string-value="Circulo --- a &quot;Community Detection&quot; Evaluation Framework written primarily in Python" calcext:value-type="string">
            <text:p>Circulo --- a "Community Detection" Evaluation Framework written primarily in Python</text:p>
          </table:table-cell>
          <table:table-cell table:style-name="ce66" office:value-type="string" calcext:value-type="string">
            <text:p>1.1.0</text:p>
          </table:table-cell>
          <table:table-cell table:style-name="ce66"/>
          <table:table-cell table:style-name="ce66" office:value-type="string" calcext:value-type="string">
            <text:p>Apache 2.0</text:p>
          </table:table-cell>
          <table:table-cell table:style-name="ce77" office:value-type="string" calcext:value-type="string">
            <text:p><text:a xlink:href="http://lab41.github.io/Circulo/" xlink:type="simple">http://lab41.github.io/Circulo/</text:a></text:p>
          </table:table-cell>
          <table:table-cell table:style-name="ce70" table:number-columns-repeated="22"/>
          <table:table-cell table:number-columns-repeated="997"/>
        </table:table-row>
        <table:table-row table:style-name="ro1">
          <table:table-cell table:style-name="ce53" table:formula="of:=[$unaggregated.A67]" office:value-type="string" office:string-value="Stanford Network Analysis Platform (SNAP) --- a general purpose, high performance system for analysis and manipulation of large networks" calcext:value-type="string">
            <text:p>Stanford Network Analysis Platform (SNAP) --- a general purpose, high performance system for analysis and manipulation of large networks</text:p>
          </table:table-cell>
          <table:table-cell table:style-name="ce66" office:value-type="string" calcext:value-type="string">
            <text:p>4.1.0</text:p>
          </table:table-cell>
          <table:table-cell table:style-name="ce66"/>
          <table:table-cell table:style-name="ce66" office:value-type="string" calcext:value-type="string">
            <text:p>BSD</text:p>
          </table:table-cell>
          <table:table-cell table:style-name="ce77" office:value-type="string" calcext:value-type="string">
            <text:p><text:a xlink:href="http://snap.stanford.edu/snap/index.html" xlink:type="simple">http://snap.stanford.edu/snap/index.html || https://arxiv.org/abs/1606.07550</text:a></text:p>
          </table:table-cell>
          <table:table-cell table:style-name="ce70" table:number-columns-repeated="22"/>
          <table:table-cell table:number-columns-repeated="997"/>
        </table:table-row>
        <table:table-row table:style-name="ro1">
          <table:table-cell table:style-name="ce53" table:formula="of:=[$unaggregated.A68]" office:value-type="string" office:string-value="JuliaGraphs - Suite of Julia packages for network analysis" calcext:value-type="string">
            <text:p>JuliaGraphs - Suite of Julia packages for network analysis</text:p>
          </table:table-cell>
          <table:table-cell table:style-name="ce66" office:value-type="string" calcext:value-type="string">
            <text:p>1.2.0</text:p>
          </table:table-cell>
          <table:table-cell table:style-name="ce66"/>
          <table:table-cell table:style-name="ce66" office:value-type="string" calcext:value-type="string">
            <text:p>BSD 2</text:p>
          </table:table-cell>
          <table:table-cell table:style-name="ce77" office:value-type="string" calcext:value-type="string">
            <text:p><text:a xlink:href="https://github.com/JuliaGraphs" xlink:type="simple">https://github.com/JuliaGraphs</text:a></text:p>
          </table:table-cell>
          <table:table-cell table:style-name="ce70" table:number-columns-repeated="22"/>
          <table:table-cell table:number-columns-repeated="997"/>
        </table:table-row>
        <table:table-row table:style-name="ro1">
          <table:table-cell table:style-name="ce53" table:formula="of:=[$unaggregated.A69]" office:value-type="string" office:string-value="GUESS is an exploratory data analysis and visualization tool for graphs and networks. The system contains a domain-specific embedded language called Gython (an extension of Python, or more specifically Jython) which supports the operators and syntactic sugar necessary for working on graph structures in an intuitive manner." calcext:value-type="string">
            <text:p>GUESS is an exploratory data analysis and visualization tool for graphs and networks. The system contains a domain-specific embedded language called Gython (an extension of Python, or more specifically Jython) which supports the operators and syntactic sugar necessary for working on graph structures in an intuitive manner.</text:p>
          </table:table-cell>
          <table:table-cell table:style-name="ce66" office:value-type="string" calcext:value-type="string">
            <text:p>1.0.3</text:p>
          </table:table-cell>
          <table:table-cell table:style-name="ce66"/>
          <table:table-cell table:style-name="ce66" office:value-type="string" calcext:value-type="string">
            <text:p>GPL</text:p>
          </table:table-cell>
          <table:table-cell table:style-name="ce77" office:value-type="string" calcext:value-type="string">
            <text:p><text:a xlink:href="http://graphexploration.cond.org/" xlink:type="simple">http://graphexploration.cond.org/</text:a></text:p>
          </table:table-cell>
          <table:table-cell table:style-name="ce70" table:number-columns-repeated="22"/>
          <table:table-cell table:number-columns-repeated="997"/>
        </table:table-row>
        <table:table-row table:style-name="ro1">
          <table:table-cell table:style-name="ce54"/>
          <table:table-cell table:style-name="ce70" table:number-columns-repeated="3"/>
          <table:table-cell table:style-name="ce54"/>
          <table:table-cell table:style-name="ce70" table:number-columns-repeated="22"/>
          <table:table-cell table:number-columns-repeated="997"/>
        </table:table-row>
        <table:table-row table:style-name="ro1">
          <table:table-cell table:style-name="ce55" office:value-type="string" calcext:value-type="string" table:number-columns-spanned="5" table:number-rows-spanned="1">
            <text:p>Application Areas</text:p>
          </table:table-cell>
          <table:covered-table-cell table:number-columns-repeated="4"/>
          <table:table-cell table:style-name="ce70" table:number-columns-repeated="22"/>
          <table:table-cell table:number-columns-repeated="997"/>
        </table:table-row>
        <table:table-row table:style-name="ro1">
          <table:table-cell table:style-name="ce56" office:value-type="string" calcext:value-type="string">
            <text:p>Palladio. Visualize complex historical data with ease.</text:p>
          </table:table-cell>
          <table:table-cell table:style-name="ce71" office:value-type="string" calcext:value-type="string">
            <text:p>??</text:p>
          </table:table-cell>
          <table:table-cell table:style-name="ce71"/>
          <table:table-cell table:style-name="ce56" office:value-type="string" calcext:value-type="string">
            <text:p>free/online</text:p>
          </table:table-cell>
          <table:table-cell table:style-name="ce81" office:value-type="string" calcext:value-type="string">
            <text:p><text:a xlink:href="https://hdlab.stanford.edu/palladio/" xlink:type="simple">https://hdlab.stanford.edu/palladio/</text:a></text:p>
          </table:table-cell>
          <table:table-cell table:style-name="ce85" table:number-columns-repeated="22"/>
          <table:table-cell table:number-columns-repeated="997"/>
        </table:table-row>
        <table:table-row table:style-name="ro1">
          <table:table-cell table:style-name="ce57" office:value-type="string" calcext:value-type="string">
            <text:p>ArcGIS Network Analyst --- Network-based spatial analysis software for solving complex routing problems</text:p>
          </table:table-cell>
          <table:table-cell table:style-name="ce72" office:value-type="string" calcext:value-type="string">
            <text:p>??</text:p>
          </table:table-cell>
          <table:table-cell table:style-name="ce72"/>
          <table:table-cell table:style-name="ce72" office:value-type="string" calcext:value-type="string">
            <text:p>Commercial</text:p>
          </table:table-cell>
          <table:table-cell table:style-name="ce82" office:value-type="string" calcext:value-type="string">
            <text:p><text:a xlink:href="https://www.esri.com/en-us/arcgis/products/arcgis-network-analyst/overview" xlink:type="simple">https://www.esri.com/en-us/arcgis/products/arcgis-network-analyst/overview</text:a></text:p>
          </table:table-cell>
          <table:table-cell table:style-name="ce70" table:number-columns-repeated="22"/>
          <table:table-cell table:number-columns-repeated="997"/>
        </table:table-row>
        <table:table-row table:style-name="ro1">
          <table:table-cell table:style-name="ce58" office:value-type="string" calcext:value-type="string">
            <text:p>easyN --- Online tool aimed at representing and sharing gene interaction networks as well as Petri net models.</text:p>
          </table:table-cell>
          <table:table-cell table:style-name="ce73" office:value-type="string" calcext:value-type="string">
            <text:p>??</text:p>
          </table:table-cell>
          <table:table-cell table:style-name="ce73"/>
          <table:table-cell table:style-name="ce73" office:value-type="string" calcext:value-type="string">
            <text:p>free/online</text:p>
          </table:table-cell>
          <table:table-cell table:style-name="ce83" office:value-type="string" calcext:value-type="string">
            <text:p><text:a xlink:href="http://www.esyn.org/index.php" xlink:type="simple">http://www.esyn.org/index.php</text:a></text:p>
          </table:table-cell>
          <table:table-cell table:style-name="ce70" table:number-columns-repeated="22"/>
          <table:table-cell table:number-columns-repeated="997"/>
        </table:table-row>
        <table:table-row table:style-name="ro1">
          <table:table-cell table:style-name="ce58" office:value-type="string" calcext:value-type="string">
            <text:p>VOSviewer is a software tool for constructing and visualizing bibliometric networks</text:p>
          </table:table-cell>
          <table:table-cell table:style-name="ce73" office:value-type="string" calcext:value-type="string">
            <text:p>1.6.11</text:p>
          </table:table-cell>
          <table:table-cell table:style-name="ce73"/>
          <table:table-cell table:style-name="ce73" office:value-type="string" calcext:value-type="string">
            <text:p>free/copyright/no-modifications</text:p>
          </table:table-cell>
          <table:table-cell table:style-name="ce83" office:value-type="string" calcext:value-type="string">
            <text:p><text:a xlink:href="http://www.vosviewer.com/" xlink:type="simple">http://www.vosviewer.com/</text:a></text:p>
          </table:table-cell>
          <table:table-cell table:style-name="ce70" table:number-columns-repeated="22"/>
          <table:table-cell table:number-columns-repeated="997"/>
        </table:table-row>
        <table:table-row table:style-name="ro1">
          <table:table-cell table:style-name="ce59" office:value-type="string" calcext:value-type="string">
            <text:p>Cytoscape : a software platform for computational biology and bioinformatics, useful for integrating data, and for visualizing and performing calculations on molecular interaction networks. (a lot of functionality for biology field)</text:p>
          </table:table-cell>
          <table:table-cell table:style-name="ce73" table:number-columns-repeated="3"/>
          <table:table-cell table:style-name="ce58"/>
          <table:table-cell table:style-name="ce70" table:number-columns-repeated="22"/>
          <table:table-cell table:number-columns-repeated="997"/>
        </table:table-row>
        <table:table-row table:style-name="ro1">
          <table:table-cell table:style-name="ce54"/>
          <table:table-cell table:style-name="ce70" table:number-columns-repeated="3"/>
          <table:table-cell table:style-name="ce54"/>
          <table:table-cell table:style-name="ce70" table:number-columns-repeated="22"/>
          <table:table-cell table:number-columns-repeated="997"/>
        </table:table-row>
        <table:table-row table:style-name="ro1">
          <table:table-cell table:style-name="ce60" office:value-type="string" calcext:value-type="string" table:number-columns-spanned="5" table:number-rows-spanned="1">
            <text:p>Miscelaneous, discarted as candidates, nevertheless could be interesting</text:p>
            <text:p/>
          </table:table-cell>
          <table:covered-table-cell table:number-columns-repeated="4"/>
          <table:table-cell table:style-name="ce70" table:number-columns-repeated="22"/>
          <table:table-cell table:number-columns-repeated="997"/>
        </table:table-row>
        <table:table-row table:style-name="ro1">
          <table:table-cell table:style-name="ce61"/>
          <table:table-cell table:style-name="ce74" table:number-columns-repeated="3"/>
          <table:table-cell table:style-name="ce84" office:value-type="string" calcext:value-type="string">
            <text:p><text:a xlink:href="https://lynksoft.com/dashboard" xlink:type="simple">https://lynksoft.com/dashboard</text:a></text:p>
          </table:table-cell>
          <table:table-cell table:style-name="ce70" table:number-columns-repeated="22"/>
          <table:table-cell table:number-columns-repeated="997"/>
        </table:table-row>
        <table:table-row table:style-name="ro1">
          <table:table-cell table:style-name="ce62" office:value-type="string" calcext:value-type="string">
            <text:p><text:a xlink:href="http://amber-v7.cs.tu-dortmund.de/doku.php/start" xlink:type="simple">OGDF: is a self-contained C++ class library for the automatic layout of diagrams.</text:a></text:p>
          </table:table-cell>
          <table:table-cell table:style-name="ce74" table:number-columns-repeated="3"/>
          <table:table-cell table:style-name="ce84" office:value-type="string" calcext:value-type="string">
            <text:p><text:a xlink:href="http://amber-v7.cs.tu-dortmund.de/doku.php/start" xlink:type="simple">http://amber-v7.cs.tu-dortmund.de/doku.php/start</text:a></text:p>
          </table:table-cell>
          <table:table-cell table:style-name="ce70" table:number-columns-repeated="22"/>
          <table:table-cell table:number-columns-repeated="997"/>
        </table:table-row>
        <table:table-row table:style-name="ro1">
          <table:table-cell table:style-name="ce63" office:value-type="string" calcext:value-type="string">
            <text:p>OntoVis: (no encuentro el software, pero esta el articulo aquí). The tool allows users to conduct structural and semantic abstraction to simplify large networks, analyze the backbone of the network and facilitate analytic reasoning for users’ relationships.</text:p>
          </table:table-cell>
          <table:table-cell table:style-name="ce74" table:number-columns-repeated="3"/>
          <table:table-cell table:style-name="ce84" office:value-type="string" calcext:value-type="string">
            <text:p><text:a xlink:href="https://ieeexplore.ieee.org/abstract/document/1703364" xlink:type="simple">https://ieeexplore.ieee.org/abstract/document/1703364</text:a></text:p>
          </table:table-cell>
          <table:table-cell table:style-name="ce70" table:number-columns-repeated="22"/>
          <table:table-cell table:number-columns-repeated="997"/>
        </table:table-row>
        <table:table-row table:style-name="ro1">
          <table:table-cell table:style-name="ce62" office:value-type="string" calcext:value-type="string">
            <text:p><text:a xlink:href="https://dl.acm.org/citation.cfm?id=1187842" xlink:type="simple">ASK-GraphView: (no encuentro software). a node-link-based graph visualization system that allows clustering and interactive navigation of large graphs.</text:a></text:p>
          </table:table-cell>
          <table:table-cell table:style-name="ce74" table:number-columns-repeated="3"/>
          <table:table-cell table:style-name="ce84" office:value-type="string" calcext:value-type="string">
            <text:p><text:a xlink:href="https://dl.acm.org/citation.cfm?id=1187842" xlink:type="simple">https://dl.acm.org/citation.cfm?id=1187842</text:a></text:p>
          </table:table-cell>
          <table:table-cell table:style-name="ce70" table:number-columns-repeated="22"/>
          <table:table-cell table:number-columns-repeated="997"/>
        </table:table-row>
        <table:table-row table:style-name="ro1">
          <table:table-cell table:style-name="ce62" office:value-type="string" calcext:value-type="string">
            <text:p><text:a xlink:href="https://dl.acm.org/citation.cfm?id=2909132.2909281" xlink:type="simple">Network Explorer: (no hay código, es propietario) a web-based network exploration tool part of a larger system taylored for fraud detection in health care.</text:a></text:p>
          </table:table-cell>
          <table:table-cell table:style-name="ce74" table:number-columns-repeated="3"/>
          <table:table-cell table:style-name="ce84" office:value-type="string" calcext:value-type="string">
            <text:p><text:a xlink:href="https://dl.acm.org/citation.cfm?id=2909132.2909281" xlink:type="simple">https://dl.acm.org/citation.cfm?id=2909132.2909281</text:a></text:p>
          </table:table-cell>
          <table:table-cell table:style-name="ce70" table:number-columns-repeated="22"/>
          <table:table-cell table:number-columns-repeated="997"/>
        </table:table-row>
        <table:table-row table:style-name="ro1">
          <table:table-cell table:style-name="ce62" office:value-type="string" calcext:value-type="string">
            <text:p>Nodetrix. Small-world networks are globally sparse but locally dense. Node-link diagrams are good for sparse networks, matrices are good for dense ones. Let's merge them with NodeTrix! (hay un pequeño demo interactivo pero no un programa perse</text:p>
          </table:table-cell>
          <table:table-cell table:style-name="ce74" table:number-columns-repeated="3"/>
          <table:table-cell table:style-name="ce84" office:value-type="string" calcext:value-type="string">
            <text:p><text:a xlink:href="https://www.aviz.fr/Research/Nodetrix" xlink:type="simple">https://www.aviz.fr/Research/Nodetrix</text:a></text:p>
          </table:table-cell>
          <table:table-cell table:style-name="ce70" table:number-columns-repeated="22"/>
          <table:table-cell table:number-columns-repeated="997"/>
        </table:table-row>
        <table:table-row table:style-name="ro1">
          <table:table-cell table:style-name="ce62" office:value-type="string" calcext:value-type="string">
            <text:p>ZAME: is a visualization tool for exploring graphs at a scale of millions of nodes and edges. ZAME is based on an adjacency matrix graph representation aggregated at multiple scales. (no hay código solo vídeo)</text:p>
          </table:table-cell>
          <table:table-cell table:style-name="ce74" table:number-columns-repeated="3"/>
          <table:table-cell table:style-name="ce84" office:value-type="string" calcext:value-type="string">
            <text:p><text:a xlink:href="https://www.aviz.fr/Research/Zame" xlink:type="simple">https://www.aviz.fr/Research/Zame</text:a></text:p>
          </table:table-cell>
          <table:table-cell table:style-name="ce70" table:number-columns-repeated="22"/>
          <table:table-cell table:number-columns-repeated="997"/>
        </table:table-row>
        <table:table-row table:style-name="ro1">
          <table:table-cell table:style-name="ce62" office:value-type="string" calcext:value-type="string">
            <text:p>MultiPiles: a visualization to explore time-series of dense, weighted networks and is based on the physical analogy of piling adjacency matrices, each one representing a single temporal snapshot. (hay un demo colgado pero es imposible de acceder de otra forma)</text:p>
          </table:table-cell>
          <table:table-cell table:style-name="ce74" office:value-type="string" calcext:value-type="string">
            <text:p>???</text:p>
          </table:table-cell>
          <table:table-cell table:style-name="ce74"/>
          <table:table-cell table:style-name="ce74" office:value-type="string" calcext:value-type="string">
            <text:p>interactive demo</text:p>
          </table:table-cell>
          <table:table-cell table:style-name="ce84" office:value-type="string" calcext:value-type="string">
            <text:p><text:a xlink:href="https://www.aviz.fr/~bbach/multipiles/" xlink:type="simple">https://www.aviz.fr/~bbach/multipiles/</text:a></text:p>
          </table:table-cell>
          <table:table-cell table:style-name="ce70" table:number-columns-repeated="22"/>
          <table:table-cell table:number-columns-repeated="997"/>
        </table:table-row>
        <table:table-row table:style-name="ro1" table:number-rows-repeated="925">
          <table:table-cell table:style-name="ce54"/>
          <table:table-cell table:style-name="ce70" table:number-columns-repeated="3"/>
          <table:table-cell table:style-name="ce54"/>
          <table:table-cell table:style-name="ce70" table:number-columns-repeated="22"/>
          <table:table-cell table:number-columns-repeated="997"/>
        </table:table-row>
        <table:table-row table:style-name="ro2" table:number-rows-repeated="1047564">
          <table:table-cell table:number-columns-repeated="1024"/>
        </table:table-row>
        <table:table-row table:style-name="ro2">
          <table:table-cell table:number-columns-repeated="1024"/>
        </table:table-row>
      </table:table>
      <table:table table:name="sources" table:style-name="ta4">
        <table:table-column table:style-name="co28" table:default-cell-style-name="Default"/>
        <table:table-column table:style-name="co21" table:number-columns-repeated="1023" table:default-cell-style-name="Default"/>
        <table:table-row table:style-name="ro1">
          <table:table-cell table:style-name="ce120" office:value-type="string" calcext:value-type="string">
            <text:p>sources</text:p>
          </table:table-cell>
          <table:table-cell table:number-columns-repeated="1023"/>
        </table:table-row>
        <table:table-row table:style-name="ro1">
          <table:table-cell table:style-name="ce177" office:value-type="string" calcext:value-type="string">
            <text:p><text:a xlink:href="https://github.com/briatte/awesome-network-analysis#software" xlink:type="simple">https://github.com/briatte/awesome-network-analysis#software</text:a></text:p>
          </table:table-cell>
          <table:table-cell table:number-columns-repeated="1023"/>
        </table:table-row>
        <table:table-row table:style-name="ro1">
          <table:table-cell table:style-name="ce178" office:value-type="string" calcext:value-type="string">
            <text:p><text:a xlink:href="https://www.kdnuggets.com/2015/06/top-30-social-network-analysis-visualization-tools.html/2" xlink:type="simple">https://www.kdnuggets.com/2015/06/top-30-social-network-analysis-visualization-tools.html/2</text:a></text:p>
          </table:table-cell>
          <table:table-cell table:number-columns-repeated="1023"/>
        </table:table-row>
        <table:table-row table:style-name="ro1">
          <table:table-cell table:style-name="ce178" office:value-type="string" calcext:value-type="string">
            <text:p><text:a xlink:href="https://www.kdnuggets.com/software/social-network-analysis.html" xlink:type="simple">https://www.kdnuggets.com/software/social-network-analysis.html</text:a></text:p>
          </table:table-cell>
          <table:table-cell table:number-columns-repeated="1023"/>
        </table:table-row>
        <table:table-row table:style-name="ro1">
          <table:table-cell table:style-name="ce178" office:value-type="string" calcext:value-type="string">
            <text:p><text:a xlink:href="https://infovis-wiki.net/wiki/Main_Page" xlink:type="simple">https://infovis-wiki.net/wiki/Main_Page</text:a></text:p>
          </table:table-cell>
          <table:table-cell table:number-columns-repeated="1023"/>
        </table:table-row>
        <table:table-row table:style-name="ro2" table:number-rows-repeated="104857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Tahoma" svg:font-family="Tahom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transparent"/>
      <style:text-properties fo:color="#ff000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03">00/00/0000</text:date>, <text:time style:data-style-name="N2" text:time-value="18:34:47.066130276">00:00:00</text:time></text:p>
        </style:region-right>
      </style:header>
      <style:header-left style:display="false"/>
      <style:footer>
        <text:p>Page <text:page-number>1</text:page-number><text:s/>/ <text:page-count>99</text:page-count></text:p>
      </style:footer>
      <style:footer-left style:display="false"/>
    </style:master-page>
    <style:master-page style:name="PageStyle_5f_unaggregated" style:display-name="PageStyle_unaggregated" style:page-layout-name="Mpm3">
      <style:header style:display="false"/>
      <style:header-left style:display="false"/>
      <style:footer style:display="false"/>
      <style:footer-left style:display="false"/>
    </style:master-page>
    <style:master-page style:name="PageStyle_5f_aggregated" style:display-name="PageStyle_aggregated" style:page-layout-name="Mpm3">
      <style:header style:display="false"/>
      <style:header-left style:display="false"/>
      <style:footer style:display="false"/>
      <style:footer-left style:display="false"/>
    </style:master-page>
    <style:master-page style:name="PageStyle_5f_references" style:display-name="PageStyle_references" style:page-layout-name="Mpm3">
      <style:header style:display="false"/>
      <style:header-left style:display="false"/>
      <style:footer style:display="false"/>
      <style:footer-left style:display="false"/>
    </style:master-page>
    <style:master-page style:name="PageStyle_5f_sources" style:display-name="PageStyle_sourc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2-03T18:35:00.955651470</dc:date>
    <meta:editing-duration>PT13S</meta:editing-duration>
    <meta:editing-cycles>1</meta:editing-cycles>
    <meta:document-statistic meta:table-count="4" meta:cell-count="839" meta:object-count="0"/>
  </office:meta>
</office:document-meta>
</file>